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0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55.11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117.89pt"/>
    </style:style>
    <style:style style:name="co10" style:family="table-column">
      <style:table-column-properties fo:break-before="auto" style:column-width="104.6pt"/>
    </style:style>
    <style:style style:name="co11" style:family="table-column">
      <style:table-column-properties fo:break-before="auto" style:column-width="120.7pt"/>
    </style:style>
    <style:style style:name="co12" style:family="table-column">
      <style:table-column-properties fo:break-before="auto" style:column-width="11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ackground-color="#ef413d"/>
    </style:style>
    <style:style style:name="ce15" style:family="table-cell" style:parent-style-name="Default">
      <style:table-cell-properties fo:background-color="#ed1c24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ef413d"/>
    </style:style>
    <style:style style:name="ce18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am_positions" table:style-name="ta1"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Bumb amplitudes</text:p>
          </table:table-cell>
          <table:covered-table-cell table:number-columns-repeated="3"/>
          <table:table-cell table:number-columns-repeated="2"/>
          <table:table-cell table:style-name="ce2"/>
          <table:table-cell table:style-name="ce1" table:number-columns-repeated="3"/>
        </table:table-row>
        <table:table-row table:style-name="ro1">
          <table:table-cell table:number-columns-repeated="8"/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arc</text:p>
          </table:table-cell>
          <table:table-cell table:style-name="ce1" office:value-type="string" calcext:value-type="string">
            <text:p>DOROS 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nominal</text:p>
          </table:table-cell>
          <table:table-cell table:number-columns-repeated="3"/>
          <table:table-cell table:style-name="ce1"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office:value-type="float" office:value="-244.068309687667" calcext:value-type="float">
            <text:p>-244.068309687667</text:p>
          </table:table-cell>
          <table:table-cell office:value-type="float" office:value="-245.714130434783" calcext:value-type="float">
            <text:p>-245.714130434783</text:p>
          </table:table-cell>
          <table:table-cell table:formula="of:=([.B5]+[.C5])/2" office:value-type="float" office:value="-244.891220061225" calcext:value-type="float">
            <text:p>-244.891220061225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2.767098861333" calcext:value-type="float">
            <text:p>-122.767098861333</text:p>
          </table:table-cell>
          <table:table-cell office:value-type="float" office:value="-125.264772727273" calcext:value-type="float">
            <text:p>-125.264772727273</text:p>
          </table:table-cell>
          <table:table-cell table:formula="of:=([.B6]+[.C6])/2" office:value-type="float" office:value="-124.015935794303" calcext:value-type="float">
            <text:p>-124.015935794303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943146433333333" calcext:value-type="float">
            <text:p>-0.943146433333333</text:p>
          </table:table-cell>
          <table:table-cell office:value-type="float" office:value="-3.76022727272736" calcext:value-type="float">
            <text:p>-3.76022727272736</text:p>
          </table:table-cell>
          <table:table-cell table:formula="of:=([.B7]+[.C7])/2" office:value-type="float" office:value="-2.35168685303035" calcext:value-type="float">
            <text:p>-2.351686853030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.4163408735" calcext:value-type="float">
            <text:p>121.4163408735</text:p>
          </table:table-cell>
          <table:table-cell office:value-type="float" office:value="117.751063829787" calcext:value-type="float">
            <text:p>117.751063829787</text:p>
          </table:table-cell>
          <table:table-cell table:formula="of:=([.B8]+[.C8])/2" office:value-type="float" office:value="119.583702351644" calcext:value-type="float">
            <text:p>119.583702351644</text:p>
          </table:table-cell>
          <table:table-cell office:value-type="float" office:value="123.023912311" calcext:value-type="float">
            <text:p>123.023912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.464098671" calcext:value-type="float">
            <text:p>244.464098671</text:p>
          </table:table-cell>
          <table:table-cell office:value-type="float" office:value="239.441304347826" calcext:value-type="float">
            <text:p>239.441304347826</text:p>
          </table:table-cell>
          <table:table-cell table:formula="of:=([.B9]+[.C9])/2" office:value-type="float" office:value="241.952701509413" calcext:value-type="float">
            <text:p>241.952701509413</text:p>
          </table:table-cell>
          <table:table-cell office:value-type="float" office:value="246.047824621" calcext:value-type="float">
            <text:p>246.04782462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1-X</text:p>
          </table:table-cell>
          <table:table-cell office:value-type="float" office:value="-244.9383956835" calcext:value-type="float">
            <text:p>-244.9383956835</text:p>
          </table:table-cell>
          <table:table-cell office:value-type="float" office:value="-245.707446808511" calcext:value-type="float">
            <text:p>-245.707446808511</text:p>
          </table:table-cell>
          <table:table-cell table:formula="of:=([.B11]+[.C11])/2" office:value-type="float" office:value="-245.322921246006" calcext:value-type="float">
            <text:p>-245.322921246006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1.249364677667" calcext:value-type="float">
            <text:p>-121.249364677667</text:p>
          </table:table-cell>
          <table:table-cell office:value-type="float" office:value="-122.938636363636" calcext:value-type="float">
            <text:p>-122.938636363636</text:p>
          </table:table-cell>
          <table:table-cell table:formula="of:=([.B12]+[.C12])/2" office:value-type="float" office:value="-122.094000520652" calcext:value-type="float">
            <text:p>-122.094000520652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76774196428571" calcext:value-type="float">
            <text:p>0.576774196428571</text:p>
          </table:table-cell>
          <table:table-cell office:value-type="float" office:value="-1.57444444444441" calcext:value-type="float">
            <text:p>-1.57444444444441</text:p>
          </table:table-cell>
          <table:table-cell table:formula="of:=([.B13]+[.C13])/2" office:value-type="float" office:value="-0.498835124007919" calcext:value-type="float">
            <text:p>-0.4988351240079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.75550859225" calcext:value-type="float">
            <text:p>123.75550859225</text:p>
          </table:table-cell>
          <table:table-cell office:value-type="float" office:value="121.217021276596" calcext:value-type="float">
            <text:p>121.217021276596</text:p>
          </table:table-cell>
          <table:table-cell table:formula="of:=([.B14]+[.C14])/2" office:value-type="float" office:value="122.486264934423" calcext:value-type="float">
            <text:p>122.486264934423</text:p>
          </table:table-cell>
          <table:table-cell office:value-type="float" office:value="123.023912311" calcext:value-type="float">
            <text:p>123.023912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.166773654333" calcext:value-type="float">
            <text:p>247.166773654333</text:p>
          </table:table-cell>
          <table:table-cell office:value-type="float" office:value="244.673333333333" calcext:value-type="float">
            <text:p>244.673333333333</text:p>
          </table:table-cell>
          <table:table-cell table:formula="of:=([.B15]+[.C15])/2" office:value-type="float" office:value="245.920053493833" calcext:value-type="float">
            <text:p>245.920053493833</text:p>
          </table:table-cell>
          <table:table-cell office:value-type="float" office:value="246.047824621" calcext:value-type="float">
            <text:p>246.04782462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2-Y</text:p>
          </table:table-cell>
          <table:table-cell office:value-type="float" office:value="-244.576684474333" calcext:value-type="float">
            <text:p>-244.576684474333</text:p>
          </table:table-cell>
          <table:table-cell office:value-type="float" office:value="-244.506666666667" calcext:value-type="float">
            <text:p>-244.506666666667</text:p>
          </table:table-cell>
          <table:table-cell table:formula="of:=([.B17]+[.C17])/2" office:value-type="float" office:value="-244.5416755705" calcext:value-type="float">
            <text:p>-244.5416755705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2.661992577667" calcext:value-type="float">
            <text:p>-122.661992577667</text:p>
          </table:table-cell>
          <table:table-cell office:value-type="float" office:value="-122.820652173913" calcext:value-type="float">
            <text:p>-122.820652173913</text:p>
          </table:table-cell>
          <table:table-cell table:formula="of:=([.B18]+[.C18])/2" office:value-type="float" office:value="-122.74132237579" calcext:value-type="float">
            <text:p>-122.74132237579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20384749666667" calcext:value-type="float">
            <text:p>-1.20384749666667</text:p>
          </table:table-cell>
          <table:table-cell office:value-type="float" office:value="-0.195555555555504" calcext:value-type="float">
            <text:p>-0.195555555555504</text:p>
          </table:table-cell>
          <table:table-cell table:formula="of:=([.B19]+[.C19])/2" office:value-type="float" office:value="-0.699701526111087" calcext:value-type="float">
            <text:p>-0.6997015261110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.82192784225" calcext:value-type="float">
            <text:p>121.82192784225</text:p>
          </table:table-cell>
          <table:table-cell office:value-type="float" office:value="123.467391304348" calcext:value-type="float">
            <text:p>123.467391304348</text:p>
          </table:table-cell>
          <table:table-cell table:formula="of:=([.B20]+[.C20])/2" office:value-type="float" office:value="122.644659573299" calcext:value-type="float">
            <text:p>122.644659573299</text:p>
          </table:table-cell>
          <table:table-cell office:value-type="float" office:value="123.023912311" calcext:value-type="float">
            <text:p>123.023912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.351877954333" calcext:value-type="float">
            <text:p>244.351877954333</text:p>
          </table:table-cell>
          <table:table-cell office:value-type="float" office:value="246.529347826087" calcext:value-type="float">
            <text:p>246.529347826087</text:p>
          </table:table-cell>
          <table:table-cell table:formula="of:=([.B21]+[.C21])/2" office:value-type="float" office:value="245.44061289021" calcext:value-type="float">
            <text:p>245.44061289021</text:p>
          </table:table-cell>
          <table:table-cell office:value-type="float" office:value="246.047824621" calcext:value-type="float">
            <text:p>246.04782462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2-X</text:p>
          </table:table-cell>
          <table:table-cell office:value-type="float" office:value="-246.170599392875" calcext:value-type="float">
            <text:p>-246.170599392875</text:p>
          </table:table-cell>
          <table:table-cell office:value-type="float" office:value="-248.490217391304" calcext:value-type="float">
            <text:p>-248.490217391304</text:p>
          </table:table-cell>
          <table:table-cell table:formula="of:=([.B23]+[.C23])/2" office:value-type="float" office:value="-247.33040839209" calcext:value-type="float">
            <text:p>-247.33040839209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23.989460574333" calcext:value-type="float">
            <text:p>-123.989460574333</text:p>
          </table:table-cell>
          <table:table-cell office:value-type="float" office:value="-127.489130434783" calcext:value-type="float">
            <text:p>-127.489130434783</text:p>
          </table:table-cell>
          <table:table-cell table:formula="of:=([.B24]+[.C24])/2" office:value-type="float" office:value="-125.739295504558" calcext:value-type="float">
            <text:p>-125.739295504558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03405973333333" calcext:value-type="float">
            <text:p>-1.03405973333333</text:p>
          </table:table-cell>
          <table:table-cell office:value-type="float" office:value="-5.32499999999999" calcext:value-type="float">
            <text:p>-5.32499999999999</text:p>
          </table:table-cell>
          <table:table-cell table:formula="of:=([.B25]+[.C25])/2" office:value-type="float" office:value="-3.17952986666666" calcext:value-type="float">
            <text:p>-3.179529866666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.500092244333" calcext:value-type="float">
            <text:p>121.500092244333</text:p>
          </table:table-cell>
          <table:table-cell office:value-type="float" office:value="116.235227272727" calcext:value-type="float">
            <text:p>116.235227272727</text:p>
          </table:table-cell>
          <table:table-cell table:formula="of:=([.B26]+[.C26])/2" office:value-type="float" office:value="118.86765975853" calcext:value-type="float">
            <text:p>118.86765975853</text:p>
          </table:table-cell>
          <table:table-cell office:value-type="float" office:value="123.023912311" calcext:value-type="float">
            <text:p>123.0239123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.760607054333" calcext:value-type="float">
            <text:p>243.760607054333</text:p>
          </table:table-cell>
          <table:table-cell office:value-type="float" office:value="237.601086956522" calcext:value-type="float">
            <text:p>237.601086956522</text:p>
          </table:table-cell>
          <table:table-cell table:formula="of:=([.B27]+[.C27])/2" office:value-type="float" office:value="240.680847005427" calcext:value-type="float">
            <text:p>240.680847005427</text:p>
          </table:table-cell>
          <table:table-cell office:value-type="float" office:value="246.047824621" calcext:value-type="float">
            <text:p>246.047824621</text:p>
          </table:table-cell>
          <table:table-cell table:number-columns-repeated="7"/>
        </table:table-row>
      </table:table>
      <table:table table:name="step_size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column table:style-name="co4" table:default-cell-style-name="ce7"/>
        <table:table-column table:style-name="co1" table:number-columns-repeated="5" table:default-cell-style-name="ce7"/>
        <table:table-column table:style-name="co5" table:default-cell-style-name="ce7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Default" table:number-columns-repeated="8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8" office:value-type="string" calcext:value-type="string">
            <text:p>nom</text:p>
          </table:table-cell>
          <table:table-cell table:style-name="ce11" office:value-type="string" calcext:value-type="string">
            <text:p>ARC </text:p>
          </table:table-cell>
          <table:table-cell table:style-name="ce11" office:value-type="string" calcext:value-type="string">
            <text:p>DOR</text:p>
          </table:table-cell>
          <table:table-cell table:style-name="ce8" office:value-type="string" calcext:value-type="string">
            <text:p>av 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11" office:value-type="string" calcext:value-type="string">
            <text:p>nom</text:p>
          </table:table-cell>
          <table:table-cell table:style-name="ce11"/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11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8"/>
          <table:table-cell table:number-columns-repeated="13"/>
        </table:table-row>
        <table:table-row table:style-name="ro1">
          <table:table-cell/>
          <table:table-cell office:value-type="float" office:value="-244.068309687667" calcext:value-type="float">
            <text:p>-244.068309687667</text:p>
          </table:table-cell>
          <table:table-cell office:value-type="float" office:value="-245.714130434783" calcext:value-type="float">
            <text:p>-245.714130434783</text:p>
          </table:table-cell>
          <table:table-cell office:value-type="float" office:value="-244.891220061225" calcext:value-type="float">
            <text:p>-244.891220061225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formula="of:=[.I5]+[.K5]" office:value-type="float" office:value="0" calcext:value-type="float">
            <text:p>0</text:p>
          </table:table-cell>
          <table:table-cell table:formula="of:=[.I5]+[.L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]" office:value-type="float" office:value="-246.047824621" calcext:value-type="float">
            <text:p>-246.047824621</text:p>
          </table:table-cell>
          <table:table-cell table:formula="of:=[.E5]" office:value-type="float" office:value="-246.047824621" calcext:value-type="float">
            <text:p>-246.047824621</text:p>
          </table:table-cell>
          <table:table-cell table:formula="of:=[.T5]" office:value-type="float" office:value="-246.047824621" calcext:value-type="float">
            <text:p>-246.047824621</text:p>
          </table:table-cell>
          <table:table-cell table:formula="of:=[.U5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767098861333" calcext:value-type="float">
            <text:p>-122.767098861333</text:p>
          </table:table-cell>
          <table:table-cell office:value-type="float" office:value="-125.264772727273" calcext:value-type="float">
            <text:p>-125.264772727273</text:p>
          </table:table-cell>
          <table:table-cell office:value-type="float" office:value="-124.015935794303" calcext:value-type="float">
            <text:p>-124.015935794303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6]-[.B5]" office:value-type="float" office:value="121.301210826334" calcext:value-type="float">
            <text:p>121.301210826334</text:p>
          </table:table-cell>
          <table:table-cell table:style-name="Default" table:formula="of:=[.C6]-[.C5]" office:value-type="float" office:value="120.44935770751" calcext:value-type="float">
            <text:p>120.44935770751</text:p>
          </table:table-cell>
          <table:table-cell table:style-name="Default" table:formula="of:=[.D6]-[.D5]" office:value-type="float" office:value="120.875284266922" calcext:value-type="float">
            <text:p>120.875284266922</text:p>
          </table:table-cell>
          <table:table-cell table:style-name="Default" table:formula="of:=[.E6]-[.E5]" office:value-type="float" office:value="123.02391231" calcext:value-type="float">
            <text:p>123.02391231</text:p>
          </table:table-cell>
          <table:table-cell table:style-name="Default" table:formula="of:=[.F6]-[.$F$10]" office:value-type="float" office:value="-0.831891263332736" calcext:value-type="float">
            <text:p>-0.831891263332736</text:p>
          </table:table-cell>
          <table:table-cell table:style-name="Default" table:formula="of:=[.G6]-[.$G$10]" office:value-type="float" office:value="-0.839500988142248" calcext:value-type="float">
            <text:p>-0.839500988142248</text:p>
          </table:table-cell>
          <table:table-cell table:style-name="Default" table:formula="of:=[.H6]-[.$H$10]" office:value-type="float" office:value="-0.835696125737513" calcext:value-type="float">
            <text:p>-0.835696125737513</text:p>
          </table:table-cell>
          <table:table-cell table:style-name="Default" table:formula="of:=[.I6]-[.$I$10]" office:value-type="float" office:value="-0.000000000500023134009098" calcext:value-type="float">
            <text:p>-5.00023134009098E-10</text:p>
          </table:table-cell>
          <table:table-cell table:formula="of:=[.I6]+[.J6]" office:value-type="float" office:value="122.192021046667" calcext:value-type="float">
            <text:p>122.192021046667</text:p>
          </table:table-cell>
          <table:table-cell table:formula="of:=[.I6]+[.K6]" office:value-type="float" office:value="122.184411321858" calcext:value-type="float">
            <text:p>122.184411321858</text:p>
          </table:table-cell>
          <table:table-cell table:formula="of:=[.I6]+[.L6]" office:value-type="float" office:value="122.188216184262" calcext:value-type="float">
            <text:p>122.188216184262</text:p>
          </table:table-cell>
          <table:table-cell table:formula="of:=[.I6]+[.M6]" office:value-type="float" office:value="123.0239123095" calcext:value-type="float">
            <text:p>123.0239123095</text:p>
          </table:table-cell>
          <table:table-cell/>
          <table:table-cell table:formula="of:=[.S5]+[.N6]" office:value-type="float" office:value="-123.855803574333" calcext:value-type="float">
            <text:p>-123.855803574333</text:p>
          </table:table-cell>
          <table:table-cell table:formula="of:=[.T5]+[.O6]" office:value-type="float" office:value="-123.863413299142" calcext:value-type="float">
            <text:p>-123.863413299142</text:p>
          </table:table-cell>
          <table:table-cell table:formula="of:=[.U5]+[.P6]" office:value-type="float" office:value="-123.859608436738" calcext:value-type="float">
            <text:p>-123.859608436738</text:p>
          </table:table-cell>
          <table:table-cell table:formula="of:=[.V5]+[.Q6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943146433333333" calcext:value-type="float">
            <text:p>-0.943146433333333</text:p>
          </table:table-cell>
          <table:table-cell office:value-type="float" office:value="-3.76022727272736" calcext:value-type="float">
            <text:p>-3.76022727272736</text:p>
          </table:table-cell>
          <table:table-cell office:value-type="float" office:value="-2.35168685303035" calcext:value-type="float">
            <text:p>-2.35168685303035</text:p>
          </table:table-cell>
          <table:table-cell office:value-type="float" office:value="0" calcext:value-type="float">
            <text:p>0</text:p>
          </table:table-cell>
          <table:table-cell table:style-name="Default" table:formula="of:=[.B7]-[.B6]" office:value-type="float" office:value="121.823952428" calcext:value-type="float">
            <text:p>121.823952428</text:p>
          </table:table-cell>
          <table:table-cell table:style-name="Default" table:formula="of:=[.C7]-[.C6]" office:value-type="float" office:value="121.504545454546" calcext:value-type="float">
            <text:p>121.504545454546</text:p>
          </table:table-cell>
          <table:table-cell table:style-name="Default" table:formula="of:=[.D7]-[.D6]" office:value-type="float" office:value="121.664248941273" calcext:value-type="float">
            <text:p>121.664248941273</text:p>
          </table:table-cell>
          <table:table-cell table:style-name="Default" table:formula="of:=[.E7]-[.E6]" office:value-type="float" office:value="123.023912311" calcext:value-type="float">
            <text:p>123.023912311</text:p>
          </table:table-cell>
          <table:table-cell table:style-name="Default" table:formula="of:=[.F7]-[.$F$10]" office:value-type="float" office:value="-0.309149661667092" calcext:value-type="float">
            <text:p>-0.309149661667092</text:p>
          </table:table-cell>
          <table:table-cell table:style-name="Default" table:formula="of:=[.G7]-[.$G$10]" office:value-type="float" office:value="0.215686758893398" calcext:value-type="float">
            <text:p>0.215686758893398</text:p>
          </table:table-cell>
          <table:table-cell table:style-name="Default" table:formula="of:=[.H7]-[.$H$10]" office:value-type="float" office:value="-0.0467314513868473" calcext:value-type="float">
            <text:p>-0.046731451386847</text:p>
          </table:table-cell>
          <table:table-cell table:style-name="Default" table:formula="of:=[.I7]-[.$I$10]" office:value-type="float" office:value="0.000000000499994712299667" calcext:value-type="float">
            <text:p>4.99994712299667E-10</text:p>
          </table:table-cell>
          <table:table-cell table:formula="of:=[.I7]+[.J7]" office:value-type="float" office:value="122.714762649333" calcext:value-type="float">
            <text:p>122.714762649333</text:p>
          </table:table-cell>
          <table:table-cell table:formula="of:=[.I7]+[.K7]" office:value-type="float" office:value="123.239599069893" calcext:value-type="float">
            <text:p>123.239599069893</text:p>
          </table:table-cell>
          <table:table-cell table:formula="of:=[.I7]+[.L7]" office:value-type="float" office:value="122.977180859613" calcext:value-type="float">
            <text:p>122.977180859613</text:p>
          </table:table-cell>
          <table:table-cell table:formula="of:=[.I7]+[.M7]" office:value-type="float" office:value="123.0239123115" calcext:value-type="float">
            <text:p>123.0239123115</text:p>
          </table:table-cell>
          <table:table-cell/>
          <table:table-cell table:formula="of:=[.S6]+[.N7]" office:value-type="float" office:value="-1.14104092499983" calcext:value-type="float">
            <text:p>-1.14104092499983</text:p>
          </table:table-cell>
          <table:table-cell table:formula="of:=[.T6]+[.O7]" office:value-type="float" office:value="-0.62381422924885" calcext:value-type="float">
            <text:p>-0.62381422924885</text:p>
          </table:table-cell>
          <table:table-cell table:formula="of:=[.U6]+[.P7]" office:value-type="float" office:value="-0.882427577124361" calcext:value-type="float">
            <text:p>-0.882427577124361</text:p>
          </table:table-cell>
          <table:table-cell table:formula="of:=[.V6]+[.Q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4163408735" calcext:value-type="float">
            <text:p>121.4163408735</text:p>
          </table:table-cell>
          <table:table-cell office:value-type="float" office:value="117.751063829787" calcext:value-type="float">
            <text:p>117.751063829787</text:p>
          </table:table-cell>
          <table:table-cell office:value-type="float" office:value="119.583702351644" calcext:value-type="float">
            <text:p>119.583702351644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8]-[.B7]" office:value-type="float" office:value="122.359487306833" calcext:value-type="float">
            <text:p>122.359487306833</text:p>
          </table:table-cell>
          <table:table-cell table:style-name="Default" table:formula="of:=[.C8]-[.C7]" office:value-type="float" office:value="121.511291102514" calcext:value-type="float">
            <text:p>121.511291102514</text:p>
          </table:table-cell>
          <table:table-cell table:style-name="Default" table:formula="of:=[.D8]-[.D7]" office:value-type="float" office:value="121.935389204674" calcext:value-type="float">
            <text:p>121.935389204674</text:p>
          </table:table-cell>
          <table:table-cell table:style-name="Default" table:formula="of:=[.E8]-[.E7]" office:value-type="float" office:value="123.023912311" calcext:value-type="float">
            <text:p>123.023912311</text:p>
          </table:table-cell>
          <table:table-cell table:style-name="Default" table:formula="of:=[.F8]-[.$F$10]" office:value-type="float" office:value="0.226385217166595" calcext:value-type="float">
            <text:p>0.226385217166595</text:p>
          </table:table-cell>
          <table:table-cell table:style-name="Default" table:formula="of:=[.G8]-[.$G$10]" office:value-type="float" office:value="0.222432406862126" calcext:value-type="float">
            <text:p>0.222432406862126</text:p>
          </table:table-cell>
          <table:table-cell table:style-name="Default" table:formula="of:=[.H8]-[.$H$10]" office:value-type="float" office:value="0.224408812014843" calcext:value-type="float">
            <text:p>0.224408812014843</text:p>
          </table:table-cell>
          <table:table-cell table:style-name="Default" table:formula="of:=[.I8]-[.$I$10]" office:value-type="float" office:value="0.000000000499994712299667" calcext:value-type="float">
            <text:p>4.99994712299667E-10</text:p>
          </table:table-cell>
          <table:table-cell table:formula="of:=[.I8]+[.J8]" office:value-type="float" office:value="123.250297528167" calcext:value-type="float">
            <text:p>123.250297528167</text:p>
          </table:table-cell>
          <table:table-cell table:formula="of:=[.I8]+[.K8]" office:value-type="float" office:value="123.246344717862" calcext:value-type="float">
            <text:p>123.246344717862</text:p>
          </table:table-cell>
          <table:table-cell table:formula="of:=[.I8]+[.L8]" office:value-type="float" office:value="123.248321123015" calcext:value-type="float">
            <text:p>123.248321123015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109256603167" calcext:value-type="float">
            <text:p>122.109256603167</text:p>
          </table:table-cell>
          <table:table-cell table:formula="of:=[.T7]+[.O8]" office:value-type="float" office:value="122.622530488613" calcext:value-type="float">
            <text:p>122.622530488613</text:p>
          </table:table-cell>
          <table:table-cell table:formula="of:=[.U7]+[.P8]" office:value-type="float" office:value="122.365893545891" calcext:value-type="float">
            <text:p>122.365893545891</text:p>
          </table:table-cell>
          <table:table-cell table:formula="of:=[.V7]+[.Q8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464098671" calcext:value-type="float">
            <text:p>244.464098671</text:p>
          </table:table-cell>
          <table:table-cell office:value-type="float" office:value="239.441304347826" calcext:value-type="float">
            <text:p>239.441304347826</text:p>
          </table:table-cell>
          <table:table-cell office:value-type="float" office:value="241.952701509413" calcext:value-type="float">
            <text:p>241.952701509413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9]-[.B8]" office:value-type="float" office:value="123.0477577975" calcext:value-type="float">
            <text:p>123.0477577975</text:p>
          </table:table-cell>
          <table:table-cell table:style-name="Default" table:formula="of:=[.C9]-[.C8]" office:value-type="float" office:value="121.690240518039" calcext:value-type="float">
            <text:p>121.690240518039</text:p>
          </table:table-cell>
          <table:table-cell table:style-name="Default" table:formula="of:=[.D9]-[.D8]" office:value-type="float" office:value="122.368999157769" calcext:value-type="float">
            <text:p>122.368999157769</text:p>
          </table:table-cell>
          <table:table-cell table:style-name="Default" table:formula="of:=[.E9]-[.E8]" office:value-type="float" office:value="123.02391231" calcext:value-type="float">
            <text:p>123.02391231</text:p>
          </table:table-cell>
          <table:table-cell table:style-name="Default" table:formula="of:=[.F9]-[.$F$10]" office:value-type="float" office:value="0.914655707833234" calcext:value-type="float">
            <text:p>0.914655707833234</text:p>
          </table:table-cell>
          <table:table-cell table:style-name="Default" table:formula="of:=[.G9]-[.$G$10]" office:value-type="float" office:value="0.401381822386753" calcext:value-type="float">
            <text:p>0.401381822386753</text:p>
          </table:table-cell>
          <table:table-cell table:style-name="Default" table:formula="of:=[.H9]-[.$H$10]" office:value-type="float" office:value="0.658018765109489" calcext:value-type="float">
            <text:p>0.658018765109489</text:p>
          </table:table-cell>
          <table:table-cell table:style-name="Default" table:formula="of:=[.I9]-[.$I$10]" office:value-type="float" office:value="-0.000000000500023134009098" calcext:value-type="float">
            <text:p>-5.00023134009098E-10</text:p>
          </table:table-cell>
          <table:table-cell table:formula="of:=[.I9]+[.J9]" office:value-type="float" office:value="123.938568017833" calcext:value-type="float">
            <text:p>123.938568017833</text:p>
          </table:table-cell>
          <table:table-cell table:formula="of:=[.I9]+[.K9]" office:value-type="float" office:value="123.425294132387" calcext:value-type="float">
            <text:p>123.425294132387</text:p>
          </table:table-cell>
          <table:table-cell table:formula="of:=[.I9]+[.L9]" office:value-type="float" office:value="123.681931075109" calcext:value-type="float">
            <text:p>123.681931075109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047824621" calcext:value-type="float">
            <text:p>246.047824621</text:p>
          </table:table-cell>
          <table:table-cell table:formula="of:=[.T8]+[.O9]" office:value-type="float" office:value="246.047824621" calcext:value-type="float">
            <text:p>246.047824621</text:p>
          </table:table-cell>
          <table:table-cell table:formula="of:=[.U8]+[.P9]" office:value-type="float" office:value="246.047824621" calcext:value-type="float">
            <text:p>246.047824621</text:p>
          </table:table-cell>
          <table:table-cell table:formula="of:=[.V8]+[.Q9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epsize</text:p>
          </table:table-cell>
          <table:table-cell table:number-columns-repeated="4"/>
          <table:table-cell table:style-name="ce13" table:formula="of:=AVERAGE([.F6:.F9])" office:value-type="float" office:value="122.133102089667" calcext:value-type="float">
            <text:p>122.133102089667</text:p>
          </table:table-cell>
          <table:table-cell table:style-name="ce13" table:formula="of:=AVERAGE([.G6:.G9])" office:value-type="float" office:value="121.288858695652" calcext:value-type="float">
            <text:p>121.288858695652</text:p>
          </table:table-cell>
          <table:table-cell table:style-name="ce13" table:formula="of:=AVERAGE([.H6:.H9])" office:value-type="float" office:value="121.71098039266" calcext:value-type="float">
            <text:p>121.71098039266</text:p>
          </table:table-cell>
          <table:table-cell table:style-name="ce13" table:formula="of:=AVERAGE([.I6:.I9])" office:value-type="float" office:value="123.0239123105" calcext:value-type="float">
            <text:p>123.0239123105</text:p>
          </table:table-cell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13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8"/>
          <table:table-cell table:number-columns-repeated="13"/>
        </table:table-row>
        <table:table-row table:style-name="ro1">
          <table:table-cell/>
          <table:table-cell office:value-type="float" office:value="-244.9383956835" calcext:value-type="float">
            <text:p>-244.9383956835</text:p>
          </table:table-cell>
          <table:table-cell office:value-type="float" office:value="-245.707446808511" calcext:value-type="float">
            <text:p>-245.707446808511</text:p>
          </table:table-cell>
          <table:table-cell table:formula="of:=([.B13]+[.C13])/2" office:value-type="float" office:value="-245.322921246006" calcext:value-type="float">
            <text:p>-245.322921246006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formula="of:=[.I13]+[.K13]" office:value-type="float" office:value="0" calcext:value-type="float">
            <text:p>0</text:p>
          </table:table-cell>
          <table:table-cell table:formula="of:=[.I13]+[.L13]" office:value-type="float" office:value="0" calcext:value-type="float">
            <text:p>0</text:p>
          </table:table-cell>
          <table:table-cell table:formula="of:=[.I13]+[.M13]" office:value-type="float" office:value="0" calcext:value-type="float">
            <text:p>0</text:p>
          </table:table-cell>
          <table:table-cell/>
          <table:table-cell table:formula="of:=[.E13]" office:value-type="float" office:value="-246.047824621" calcext:value-type="float">
            <text:p>-246.047824621</text:p>
          </table:table-cell>
          <table:table-cell table:formula="of:=[.S13]" office:value-type="float" office:value="-246.047824621" calcext:value-type="float">
            <text:p>-246.047824621</text:p>
          </table:table-cell>
          <table:table-cell table:formula="of:=[.T13]" office:value-type="float" office:value="-246.047824621" calcext:value-type="float">
            <text:p>-246.047824621</text:p>
          </table:table-cell>
          <table:table-cell table:formula="of:=[.U13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1.249364677667" calcext:value-type="float">
            <text:p>-121.249364677667</text:p>
          </table:table-cell>
          <table:table-cell office:value-type="float" office:value="-122.938636363636" calcext:value-type="float">
            <text:p>-122.938636363636</text:p>
          </table:table-cell>
          <table:table-cell table:formula="of:=([.B14]+[.C14])/2" office:value-type="float" office:value="-122.094000520652" calcext:value-type="float">
            <text:p>-122.094000520652</text:p>
          </table:table-cell>
          <table:table-cell office:value-type="float" office:value="-123.023912311" calcext:value-type="float">
            <text:p>-123.023912311</text:p>
          </table:table-cell>
          <table:table-cell table:formula="of:=[.B14]-[.B13]" office:value-type="float" office:value="123.689031005833" calcext:value-type="float">
            <text:p>123.689031005833</text:p>
          </table:table-cell>
          <table:table-cell table:formula="of:=[.C14]-[.C13]" office:value-type="float" office:value="122.768810444875" calcext:value-type="float">
            <text:p>122.768810444875</text:p>
          </table:table-cell>
          <table:table-cell table:formula="of:=[.D14]-[.D13]" office:value-type="float" office:value="123.228920725354" calcext:value-type="float">
            <text:p>123.228920725354</text:p>
          </table:table-cell>
          <table:table-cell table:formula="of:=[.E14]-[.E13]" office:value-type="float" office:value="123.02391231" calcext:value-type="float">
            <text:p>123.02391231</text:p>
          </table:table-cell>
          <table:table-cell table:style-name="Default" table:formula="of:=[.F14]-[.$F$18]" office:value-type="float" office:value="0.662738671374754" calcext:value-type="float">
            <text:p>0.662738671374754</text:p>
          </table:table-cell>
          <table:table-cell table:style-name="Default" table:formula="of:=[.G14]-[.$G$18]" office:value-type="float" office:value="0.173615409413998" calcext:value-type="float">
            <text:p>0.173615409413998</text:p>
          </table:table-cell>
          <table:table-cell table:style-name="Default" table:formula="of:=[.H14]-[.$H$18]" office:value-type="float" office:value="0.418177040394397" calcext:value-type="float">
            <text:p>0.418177040394397</text:p>
          </table:table-cell>
          <table:table-cell table:style-name="Default" table:formula="of:=[.I14]-[.$I$18]" office:value-type="float" office:value="-0.000000000500023134009098" calcext:value-type="float">
            <text:p>-5.00023134009098E-10</text:p>
          </table:table-cell>
          <table:table-cell table:formula="of:=[.I14]+[.J14]" office:value-type="float" office:value="123.686650981375" calcext:value-type="float">
            <text:p>123.686650981375</text:p>
          </table:table-cell>
          <table:table-cell table:formula="of:=[.I14]+[.K14]" office:value-type="float" office:value="123.197527719414" calcext:value-type="float">
            <text:p>123.197527719414</text:p>
          </table:table-cell>
          <table:table-cell table:formula="of:=[.I14]+[.L14]" office:value-type="float" office:value="123.442089350394" calcext:value-type="float">
            <text:p>123.442089350394</text:p>
          </table:table-cell>
          <table:table-cell table:formula="of:=[.I14]+[.M14]" office:value-type="float" office:value="123.0239123095" calcext:value-type="float">
            <text:p>123.0239123095</text:p>
          </table:table-cell>
          <table:table-cell/>
          <table:table-cell table:formula="of:=[.S13]+[.N14]" office:value-type="float" office:value="-122.361173639625" calcext:value-type="float">
            <text:p>-122.361173639625</text:p>
          </table:table-cell>
          <table:table-cell table:formula="of:=[.T13]+[.O14]" office:value-type="float" office:value="-122.850296901586" calcext:value-type="float">
            <text:p>-122.850296901586</text:p>
          </table:table-cell>
          <table:table-cell table:formula="of:=[.U13]+[.P14]" office:value-type="float" office:value="-122.605735270606" calcext:value-type="float">
            <text:p>-122.605735270606</text:p>
          </table:table-cell>
          <table:table-cell table:formula="of:=[.V13]+[.Q14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6774196428571" calcext:value-type="float">
            <text:p>0.576774196428571</text:p>
          </table:table-cell>
          <table:table-cell office:value-type="float" office:value="-1.57444444444441" calcext:value-type="float">
            <text:p>-1.57444444444441</text:p>
          </table:table-cell>
          <table:table-cell table:formula="of:=([.B15]+[.C15])/2" office:value-type="float" office:value="-0.498835124007919" calcext:value-type="float">
            <text:p>-0.498835124007919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121.826138874096" calcext:value-type="float">
            <text:p>121.826138874096</text:p>
          </table:table-cell>
          <table:table-cell table:formula="of:=[.C15]-[.C14]" office:value-type="float" office:value="121.364191919192" calcext:value-type="float">
            <text:p>121.364191919192</text:p>
          </table:table-cell>
          <table:table-cell table:formula="of:=[.D15]-[.D14]" office:value-type="float" office:value="121.595165396644" calcext:value-type="float">
            <text:p>121.595165396644</text:p>
          </table:table-cell>
          <table:table-cell table:formula="of:=[.E15]-[.E14]" office:value-type="float" office:value="123.023912311" calcext:value-type="float">
            <text:p>123.023912311</text:p>
          </table:table-cell>
          <table:table-cell table:style-name="Default" table:formula="of:=[.F15]-[.$F$18]" office:value-type="float" office:value="-1.20015346036267" calcext:value-type="float">
            <text:p>-1.20015346036267</text:p>
          </table:table-cell>
          <table:table-cell table:style-name="Default" table:formula="of:=[.G15]-[.$G$18]" office:value-type="float" office:value="-1.23100311626943" calcext:value-type="float">
            <text:p>-1.23100311626943</text:p>
          </table:table-cell>
          <table:table-cell table:style-name="Default" table:formula="of:=[.H15]-[.$H$18]" office:value-type="float" office:value="-1.21557828831605" calcext:value-type="float">
            <text:p>-1.21557828831605</text:p>
          </table:table-cell>
          <table:table-cell table:style-name="Default" table:formula="of:=[.I15]-[.$I$18]" office:value-type="float" office:value="0.000000000499994712299667" calcext:value-type="float">
            <text:p>4.99994712299667E-10</text:p>
          </table:table-cell>
          <table:table-cell table:formula="of:=[.I15]+[.J15]" office:value-type="float" office:value="121.823758850637" calcext:value-type="float">
            <text:p>121.823758850637</text:p>
          </table:table-cell>
          <table:table-cell table:formula="of:=[.I15]+[.K15]" office:value-type="float" office:value="121.792909194731" calcext:value-type="float">
            <text:p>121.792909194731</text:p>
          </table:table-cell>
          <table:table-cell table:formula="of:=[.I15]+[.L15]" office:value-type="float" office:value="121.808334022684" calcext:value-type="float">
            <text:p>121.808334022684</text:p>
          </table:table-cell>
          <table:table-cell table:formula="of:=[.I15]+[.M15]" office:value-type="float" office:value="123.0239123115" calcext:value-type="float">
            <text:p>123.0239123115</text:p>
          </table:table-cell>
          <table:table-cell/>
          <table:table-cell table:formula="of:=[.S14]+[.N15]" office:value-type="float" office:value="-0.537414788987917" calcext:value-type="float">
            <text:p>-0.537414788987917</text:p>
          </table:table-cell>
          <table:table-cell table:formula="of:=[.T14]+[.O15]" office:value-type="float" office:value="-1.05738770685544" calcext:value-type="float">
            <text:p>-1.05738770685544</text:p>
          </table:table-cell>
          <table:table-cell table:formula="of:=[.U14]+[.P15]" office:value-type="float" office:value="-0.797401247921655" calcext:value-type="float">
            <text:p>-0.797401247921655</text:p>
          </table:table-cell>
          <table:table-cell table:formula="of:=[.V14]+[.Q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75550859225" calcext:value-type="float">
            <text:p>123.75550859225</text:p>
          </table:table-cell>
          <table:table-cell office:value-type="float" office:value="121.217021276596" calcext:value-type="float">
            <text:p>121.217021276596</text:p>
          </table:table-cell>
          <table:table-cell table:formula="of:=([.B16]+[.C16])/2" office:value-type="float" office:value="122.486264934423" calcext:value-type="float">
            <text:p>122.486264934423</text:p>
          </table:table-cell>
          <table:table-cell office:value-type="float" office:value="123.023912311" calcext:value-type="float">
            <text:p>123.023912311</text:p>
          </table:table-cell>
          <table:table-cell table:formula="of:=[.B16]-[.B15]" office:value-type="float" office:value="123.178734395821" calcext:value-type="float">
            <text:p>123.178734395821</text:p>
          </table:table-cell>
          <table:table-cell table:formula="of:=[.C16]-[.C15]" office:value-type="float" office:value="122.79146572104" calcext:value-type="float">
            <text:p>122.79146572104</text:p>
          </table:table-cell>
          <table:table-cell table:formula="of:=[.D16]-[.D15]" office:value-type="float" office:value="122.985100058431" calcext:value-type="float">
            <text:p>122.985100058431</text:p>
          </table:table-cell>
          <table:table-cell table:formula="of:=[.E16]-[.E15]" office:value-type="float" office:value="123.023912311" calcext:value-type="float">
            <text:p>123.023912311</text:p>
          </table:table-cell>
          <table:table-cell table:style-name="Default" table:formula="of:=[.F16]-[.$F$18]" office:value-type="float" office:value="0.152442061363175" calcext:value-type="float">
            <text:p>0.152442061363175</text:p>
          </table:table-cell>
          <table:table-cell table:style-name="Default" table:formula="of:=[.G16]-[.$G$18]" office:value-type="float" office:value="0.196270685579393" calcext:value-type="float">
            <text:p>0.196270685579393</text:p>
          </table:table-cell>
          <table:table-cell table:style-name="Default" table:formula="of:=[.H16]-[.$H$18]" office:value-type="float" office:value="0.174356373471298" calcext:value-type="float">
            <text:p>0.174356373471298</text:p>
          </table:table-cell>
          <table:table-cell table:style-name="Default" table:formula="of:=[.I16]-[.$I$18]" office:value-type="float" office:value="0.000000000499994712299667" calcext:value-type="float">
            <text:p>4.99994712299667E-10</text:p>
          </table:table-cell>
          <table:table-cell table:formula="of:=[.I16]+[.J16]" office:value-type="float" office:value="123.176354372363" calcext:value-type="float">
            <text:p>123.176354372363</text:p>
          </table:table-cell>
          <table:table-cell table:formula="of:=[.I16]+[.K16]" office:value-type="float" office:value="123.220182996579" calcext:value-type="float">
            <text:p>123.220182996579</text:p>
          </table:table-cell>
          <table:table-cell table:formula="of:=[.I16]+[.L16]" office:value-type="float" office:value="123.198268684471" calcext:value-type="float">
            <text:p>123.198268684471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2.638939583375" calcext:value-type="float">
            <text:p>122.638939583375</text:p>
          </table:table-cell>
          <table:table-cell table:formula="of:=[.T15]+[.O16]" office:value-type="float" office:value="122.162795289724" calcext:value-type="float">
            <text:p>122.162795289724</text:p>
          </table:table-cell>
          <table:table-cell table:formula="of:=[.U15]+[.P16]" office:value-type="float" office:value="122.40086743655" calcext:value-type="float">
            <text:p>122.40086743655</text:p>
          </table:table-cell>
          <table:table-cell table:formula="of:=[.V15]+[.Q16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.166773654333" calcext:value-type="float">
            <text:p>247.166773654333</text:p>
          </table:table-cell>
          <table:table-cell office:value-type="float" office:value="244.673333333333" calcext:value-type="float">
            <text:p>244.673333333333</text:p>
          </table:table-cell>
          <table:table-cell table:formula="of:=([.B17]+[.C17])/2" office:value-type="float" office:value="245.920053493833" calcext:value-type="float">
            <text:p>245.920053493833</text:p>
          </table:table-cell>
          <table:table-cell office:value-type="float" office:value="246.047824621" calcext:value-type="float">
            <text:p>246.047824621</text:p>
          </table:table-cell>
          <table:table-cell table:formula="of:=[.B17]-[.B16]" office:value-type="float" office:value="123.411265062083" calcext:value-type="float">
            <text:p>123.411265062083</text:p>
          </table:table-cell>
          <table:table-cell table:formula="of:=[.C17]-[.C16]" office:value-type="float" office:value="123.456312056737" calcext:value-type="float">
            <text:p>123.456312056737</text:p>
          </table:table-cell>
          <table:table-cell table:formula="of:=[.D17]-[.D16]" office:value-type="float" office:value="123.43378855941" calcext:value-type="float">
            <text:p>123.43378855941</text:p>
          </table:table-cell>
          <table:table-cell table:formula="of:=[.E17]-[.E16]" office:value-type="float" office:value="123.02391231" calcext:value-type="float">
            <text:p>123.02391231</text:p>
          </table:table-cell>
          <table:table-cell table:style-name="Default" table:formula="of:=[.F17]-[.$F$18]" office:value-type="float" office:value="0.384972727624771" calcext:value-type="float">
            <text:p>0.384972727624771</text:p>
          </table:table-cell>
          <table:table-cell table:style-name="Default" table:formula="of:=[.G17]-[.$G$18]" office:value-type="float" office:value="0.861117021275987" calcext:value-type="float">
            <text:p>0.861117021275987</text:p>
          </table:table-cell>
          <table:table-cell table:style-name="Default" table:formula="of:=[.H17]-[.$H$18]" office:value-type="float" office:value="0.623044874450386" calcext:value-type="float">
            <text:p>0.623044874450386</text:p>
          </table:table-cell>
          <table:table-cell table:style-name="Default" table:formula="of:=[.I17]-[.$I$18]" office:value-type="float" office:value="-0.000000000500023134009098" calcext:value-type="float">
            <text:p>-5.00023134009098E-10</text:p>
          </table:table-cell>
          <table:table-cell table:formula="of:=[.I17]+[.J17]" office:value-type="float" office:value="123.408885037625" calcext:value-type="float">
            <text:p>123.408885037625</text:p>
          </table:table-cell>
          <table:table-cell table:formula="of:=[.I17]+[.K17]" office:value-type="float" office:value="123.885029331276" calcext:value-type="float">
            <text:p>123.885029331276</text:p>
          </table:table-cell>
          <table:table-cell table:formula="of:=[.I17]+[.L17]" office:value-type="float" office:value="123.64695718445" calcext:value-type="float">
            <text:p>123.64695718445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6.047824621" calcext:value-type="float">
            <text:p>246.047824621</text:p>
          </table:table-cell>
          <table:table-cell table:formula="of:=[.T16]+[.O17]" office:value-type="float" office:value="246.047824621" calcext:value-type="float">
            <text:p>246.047824621</text:p>
          </table:table-cell>
          <table:table-cell table:formula="of:=[.U16]+[.P17]" office:value-type="float" office:value="246.047824621" calcext:value-type="float">
            <text:p>246.047824621</text:p>
          </table:table-cell>
          <table:table-cell table:formula="of:=[.V16]+[.Q17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epsize</text:p>
          </table:table-cell>
          <table:table-cell table:number-columns-repeated="4"/>
          <table:table-cell table:style-name="ce13" table:formula="of:=AVERAGE([.F14:.F17])" office:value-type="float" office:value="123.026292334458" calcext:value-type="float">
            <text:p>123.026292334458</text:p>
          </table:table-cell>
          <table:table-cell table:style-name="ce13" table:formula="of:=AVERAGE([.G14:.G17])" office:value-type="float" office:value="122.595195035461" calcext:value-type="float">
            <text:p>122.595195035461</text:p>
          </table:table-cell>
          <table:table-cell table:style-name="ce13" table:formula="of:=AVERAGE([.H14:.H17])" office:value-type="float" office:value="122.81074368496" calcext:value-type="float">
            <text:p>122.81074368496</text:p>
          </table:table-cell>
          <table:table-cell table:style-name="ce13" table:formula="of:=AVERAGE([.I14:.I17])" office:value-type="float" office:value="123.0239123105" calcext:value-type="float">
            <text:p>123.0239123105</text:p>
          </table:table-cell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8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office:value-type="float" office:value="-244.576684474333" calcext:value-type="float">
            <text:p>-244.576684474333</text:p>
          </table:table-cell>
          <table:table-cell office:value-type="float" office:value="-244.506666666667" calcext:value-type="float">
            <text:p>-244.506666666667</text:p>
          </table:table-cell>
          <table:table-cell table:formula="of:=([.B21]+[.C21])/2" office:value-type="float" office:value="-244.5416755705" calcext:value-type="float">
            <text:p>-244.5416755705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formula="of:=[.I21]+[.K21]" office:value-type="float" office:value="0" calcext:value-type="float">
            <text:p>0</text:p>
          </table:table-cell>
          <table:table-cell table:formula="of:=[.I21]+[.L21]" office:value-type="float" office:value="0" calcext:value-type="float">
            <text:p>0</text:p>
          </table:table-cell>
          <table:table-cell table:formula="of:=[.I21]+[.M21]" office:value-type="float" office:value="0" calcext:value-type="float">
            <text:p>0</text:p>
          </table:table-cell>
          <table:table-cell/>
          <table:table-cell table:formula="of:=[.E21]" office:value-type="float" office:value="-246.047824621" calcext:value-type="float">
            <text:p>-246.047824621</text:p>
          </table:table-cell>
          <table:table-cell table:formula="of:=[.S21]" office:value-type="float" office:value="-246.047824621" calcext:value-type="float">
            <text:p>-246.047824621</text:p>
          </table:table-cell>
          <table:table-cell table:formula="of:=[.T21]" office:value-type="float" office:value="-246.047824621" calcext:value-type="float">
            <text:p>-246.047824621</text:p>
          </table:table-cell>
          <table:table-cell table:formula="of:=[.U21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661992577667" calcext:value-type="float">
            <text:p>-122.661992577667</text:p>
          </table:table-cell>
          <table:table-cell office:value-type="float" office:value="-122.820652173913" calcext:value-type="float">
            <text:p>-122.820652173913</text:p>
          </table:table-cell>
          <table:table-cell table:formula="of:=([.B22]+[.C22])/2" office:value-type="float" office:value="-122.74132237579" calcext:value-type="float">
            <text:p>-122.74132237579</text:p>
          </table:table-cell>
          <table:table-cell office:value-type="float" office:value="-123.023912311" calcext:value-type="float">
            <text:p>-123.023912311</text:p>
          </table:table-cell>
          <table:table-cell table:formula="of:=[.B22]-[.B21]" office:value-type="float" office:value="121.914691896666" calcext:value-type="float">
            <text:p>121.914691896666</text:p>
          </table:table-cell>
          <table:table-cell table:formula="of:=[.C22]-[.C21]" office:value-type="float" office:value="121.686014492754" calcext:value-type="float">
            <text:p>121.686014492754</text:p>
          </table:table-cell>
          <table:table-cell table:formula="of:=[.D22]-[.D21]" office:value-type="float" office:value="121.80035319471" calcext:value-type="float">
            <text:p>121.80035319471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style-name="Default" table:formula="of:=[.F22]-[.$F$26]" office:value-type="float" office:value="-0.317448710500486" calcext:value-type="float">
            <text:p>-0.317448710500486</text:p>
          </table:table-cell>
          <table:table-cell table:style-name="Default" table:formula="of:=[.G22]-[.$G$26]" office:value-type="float" office:value="-1.07298913043449" calcext:value-type="float">
            <text:p>-1.07298913043449</text:p>
          </table:table-cell>
          <table:table-cell table:style-name="Default" table:formula="of:=[.H22]-[.$H$26]" office:value-type="float" office:value="-0.695218920467497" calcext:value-type="float">
            <text:p>-0.695218920467497</text:p>
          </table:table-cell>
          <table:table-cell table:style-name="Default" table:formula="of:=[.I22]-[.$I$26]" office:value-type="float" office:value="-0.000000000500023134009098" calcext:value-type="float">
            <text:p>-5.00023134009098E-10</text:p>
          </table:table-cell>
          <table:table-cell table:formula="of:=[.I22]+[.J22]" office:value-type="float" office:value="122.7064635995" calcext:value-type="float">
            <text:p>122.7064635995</text:p>
          </table:table-cell>
          <table:table-cell table:formula="of:=[.I22]+[.K22]" office:value-type="float" office:value="121.950923179565" calcext:value-type="float">
            <text:p>121.950923179565</text:p>
          </table:table-cell>
          <table:table-cell table:formula="of:=[.I22]+[.L22]" office:value-type="float" office:value="122.328693389533" calcext:value-type="float">
            <text:p>122.328693389533</text:p>
          </table:table-cell>
          <table:table-cell table:formula="of:=[.I22]+[.M22]" office:value-type="float" office:value="123.0239123095" calcext:value-type="float">
            <text:p>123.0239123095</text:p>
          </table:table-cell>
          <table:table-cell/>
          <table:table-cell table:formula="of:=[.S21]+[.N22]" office:value-type="float" office:value="-123.3413610215" calcext:value-type="float">
            <text:p>-123.3413610215</text:p>
          </table:table-cell>
          <table:table-cell table:formula="of:=[.T21]+[.O22]" office:value-type="float" office:value="-124.096901441435" calcext:value-type="float">
            <text:p>-124.096901441435</text:p>
          </table:table-cell>
          <table:table-cell table:formula="of:=[.U21]+[.P22]" office:value-type="float" office:value="-123.719131231468" calcext:value-type="float">
            <text:p>-123.719131231468</text:p>
          </table:table-cell>
          <table:table-cell table:formula="of:=[.V21]+[.Q22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20384749666667" calcext:value-type="float">
            <text:p>-1.20384749666667</text:p>
          </table:table-cell>
          <table:table-cell office:value-type="float" office:value="-0.195555555555504" calcext:value-type="float">
            <text:p>-0.195555555555504</text:p>
          </table:table-cell>
          <table:table-cell table:formula="of:=([.B23]+[.C23])/2" office:value-type="float" office:value="-0.699701526111087" calcext:value-type="float">
            <text:p>-0.699701526111087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21.458145081" calcext:value-type="float">
            <text:p>121.458145081</text:p>
          </table:table-cell>
          <table:table-cell table:formula="of:=[.C23]-[.C22]" office:value-type="float" office:value="122.625096618358" calcext:value-type="float">
            <text:p>122.625096618358</text:p>
          </table:table-cell>
          <table:table-cell table:formula="of:=[.D23]-[.D22]" office:value-type="float" office:value="122.041620849679" calcext:value-type="float">
            <text:p>122.041620849679</text:p>
          </table:table-cell>
          <table:table-cell table:formula="of:=[.E23]-[.E22]" office:value-type="float" office:value="123.023912311" calcext:value-type="float">
            <text:p>123.023912311</text:p>
          </table:table-cell>
          <table:table-cell table:style-name="Default" table:formula="of:=[.F23]-[.$F$26]" office:value-type="float" office:value="-0.773995526166175" calcext:value-type="float">
            <text:p>-0.773995526166175</text:p>
          </table:table-cell>
          <table:table-cell table:style-name="Default" table:formula="of:=[.G23]-[.$G$26]" office:value-type="float" office:value="-0.133907004830988" calcext:value-type="float">
            <text:p>-0.133907004830988</text:p>
          </table:table-cell>
          <table:table-cell table:style-name="Default" table:formula="of:=[.H23]-[.$H$26]" office:value-type="float" office:value="-0.453951265498588" calcext:value-type="float">
            <text:p>-0.453951265498588</text:p>
          </table:table-cell>
          <table:table-cell table:style-name="Default" table:formula="of:=[.I23]-[.$I$26]" office:value-type="float" office:value="0.000000000499994712299667" calcext:value-type="float">
            <text:p>4.99994712299667E-10</text:p>
          </table:table-cell>
          <table:table-cell table:formula="of:=[.I23]+[.J23]" office:value-type="float" office:value="122.249916784834" calcext:value-type="float">
            <text:p>122.249916784834</text:p>
          </table:table-cell>
          <table:table-cell table:formula="of:=[.I23]+[.K23]" office:value-type="float" office:value="122.890005306169" calcext:value-type="float">
            <text:p>122.890005306169</text:p>
          </table:table-cell>
          <table:table-cell table:formula="of:=[.I23]+[.L23]" office:value-type="float" office:value="122.569961045501" calcext:value-type="float">
            <text:p>122.569961045501</text:p>
          </table:table-cell>
          <table:table-cell table:formula="of:=[.I23]+[.M23]" office:value-type="float" office:value="123.0239123115" calcext:value-type="float">
            <text:p>123.0239123115</text:p>
          </table:table-cell>
          <table:table-cell/>
          <table:table-cell table:formula="of:=[.S22]+[.N23]" office:value-type="float" office:value="-1.09144423666666" calcext:value-type="float">
            <text:p>-1.09144423666666</text:p>
          </table:table-cell>
          <table:table-cell table:formula="of:=[.T22]+[.O23]" office:value-type="float" office:value="-1.20689613526548" calcext:value-type="float">
            <text:p>-1.20689613526548</text:p>
          </table:table-cell>
          <table:table-cell table:formula="of:=[.U22]+[.P23]" office:value-type="float" office:value="-1.14917018596609" calcext:value-type="float">
            <text:p>-1.14917018596609</text:p>
          </table:table-cell>
          <table:table-cell table:formula="of:=[.V22]+[.Q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82192784225" calcext:value-type="float">
            <text:p>121.82192784225</text:p>
          </table:table-cell>
          <table:table-cell office:value-type="float" office:value="123.467391304348" calcext:value-type="float">
            <text:p>123.467391304348</text:p>
          </table:table-cell>
          <table:table-cell table:formula="of:=([.B24]+[.C24])/2" office:value-type="float" office:value="122.644659573299" calcext:value-type="float">
            <text:p>122.644659573299</text:p>
          </table:table-cell>
          <table:table-cell office:value-type="float" office:value="123.023912311" calcext:value-type="float">
            <text:p>123.023912311</text:p>
          </table:table-cell>
          <table:table-cell table:formula="of:=[.B24]-[.B23]" office:value-type="float" office:value="123.025775338917" calcext:value-type="float">
            <text:p>123.025775338917</text:p>
          </table:table-cell>
          <table:table-cell table:formula="of:=[.C24]-[.C23]" office:value-type="float" office:value="123.662946859903" calcext:value-type="float">
            <text:p>123.662946859903</text:p>
          </table:table-cell>
          <table:table-cell table:formula="of:=[.D24]-[.D23]" office:value-type="float" office:value="123.34436109941" calcext:value-type="float">
            <text:p>123.34436109941</text:p>
          </table:table-cell>
          <table:table-cell table:formula="of:=[.E24]-[.E23]" office:value-type="float" office:value="123.023912311" calcext:value-type="float">
            <text:p>123.023912311</text:p>
          </table:table-cell>
          <table:table-cell table:style-name="Default" table:formula="of:=[.F24]-[.$F$26]" office:value-type="float" office:value="0.793634731750174" calcext:value-type="float">
            <text:p>0.793634731750174</text:p>
          </table:table-cell>
          <table:table-cell table:style-name="Default" table:formula="of:=[.G24]-[.$G$26]" office:value-type="float" office:value="0.903943236715008" calcext:value-type="float">
            <text:p>0.903943236715008</text:p>
          </table:table-cell>
          <table:table-cell table:style-name="Default" table:formula="of:=[.H24]-[.$H$26]" office:value-type="float" office:value="0.848788984232598" calcext:value-type="float">
            <text:p>0.848788984232598</text:p>
          </table:table-cell>
          <table:table-cell table:style-name="Default" table:formula="of:=[.I24]-[.$I$26]" office:value-type="float" office:value="0.000000000499994712299667" calcext:value-type="float">
            <text:p>4.99994712299667E-10</text:p>
          </table:table-cell>
          <table:table-cell table:formula="of:=[.I24]+[.J24]" office:value-type="float" office:value="123.81754704275" calcext:value-type="float">
            <text:p>123.81754704275</text:p>
          </table:table-cell>
          <table:table-cell table:formula="of:=[.I24]+[.K24]" office:value-type="float" office:value="123.927855547715" calcext:value-type="float">
            <text:p>123.927855547715</text:p>
          </table:table-cell>
          <table:table-cell table:formula="of:=[.I24]+[.L24]" office:value-type="float" office:value="123.872701295233" calcext:value-type="float">
            <text:p>123.872701295233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726102806084" calcext:value-type="float">
            <text:p>122.726102806084</text:p>
          </table:table-cell>
          <table:table-cell table:formula="of:=[.T23]+[.O24]" office:value-type="float" office:value="122.72095941245" calcext:value-type="float">
            <text:p>122.72095941245</text:p>
          </table:table-cell>
          <table:table-cell table:formula="of:=[.U23]+[.P24]" office:value-type="float" office:value="122.723531109267" calcext:value-type="float">
            <text:p>122.723531109267</text:p>
          </table:table-cell>
          <table:table-cell table:formula="of:=[.V23]+[.Q24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351877954333" calcext:value-type="float">
            <text:p>244.351877954333</text:p>
          </table:table-cell>
          <table:table-cell office:value-type="float" office:value="246.529347826087" calcext:value-type="float">
            <text:p>246.529347826087</text:p>
          </table:table-cell>
          <table:table-cell table:formula="of:=([.B25]+[.C25])/2" office:value-type="float" office:value="245.44061289021" calcext:value-type="float">
            <text:p>245.44061289021</text:p>
          </table:table-cell>
          <table:table-cell office:value-type="float" office:value="246.047824621" calcext:value-type="float">
            <text:p>246.047824621</text:p>
          </table:table-cell>
          <table:table-cell table:formula="of:=[.B25]-[.B24]" office:value-type="float" office:value="122.529950112083" calcext:value-type="float">
            <text:p>122.529950112083</text:p>
          </table:table-cell>
          <table:table-cell table:formula="of:=[.C25]-[.C24]" office:value-type="float" office:value="123.061956521739" calcext:value-type="float">
            <text:p>123.061956521739</text:p>
          </table:table-cell>
          <table:table-cell table:formula="of:=[.D25]-[.D24]" office:value-type="float" office:value="122.795953316911" calcext:value-type="float">
            <text:p>122.795953316911</text:p>
          </table:table-cell>
          <table:table-cell table:formula="of:=[.E25]-[.E24]" office:value-type="float" office:value="123.02391231" calcext:value-type="float">
            <text:p>123.02391231</text:p>
          </table:table-cell>
          <table:table-cell table:style-name="Default" table:formula="of:=[.F25]-[.$F$26]" office:value-type="float" office:value="0.297809504916486" calcext:value-type="float">
            <text:p>0.297809504916486</text:p>
          </table:table-cell>
          <table:table-cell table:style-name="Default" table:formula="of:=[.G25]-[.$G$26]" office:value-type="float" office:value="0.302952898550501" calcext:value-type="float">
            <text:p>0.302952898550501</text:p>
          </table:table-cell>
          <table:table-cell table:style-name="Default" table:formula="of:=[.H25]-[.$H$26]" office:value-type="float" office:value="0.300381201733487" calcext:value-type="float">
            <text:p>0.300381201733487</text:p>
          </table:table-cell>
          <table:table-cell table:style-name="Default" table:formula="of:=[.I25]-[.$I$26]" office:value-type="float" office:value="-0.000000000500023134009098" calcext:value-type="float">
            <text:p>-5.00023134009098E-10</text:p>
          </table:table-cell>
          <table:table-cell table:formula="of:=[.I25]+[.J25]" office:value-type="float" office:value="123.321721814916" calcext:value-type="float">
            <text:p>123.321721814916</text:p>
          </table:table-cell>
          <table:table-cell table:formula="of:=[.I25]+[.K25]" office:value-type="float" office:value="123.326865208551" calcext:value-type="float">
            <text:p>123.326865208551</text:p>
          </table:table-cell>
          <table:table-cell table:formula="of:=[.I25]+[.L25]" office:value-type="float" office:value="123.324293511733" calcext:value-type="float">
            <text:p>123.324293511733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6.047824621" calcext:value-type="float">
            <text:p>246.047824621</text:p>
          </table:table-cell>
          <table:table-cell table:formula="of:=[.T24]+[.O25]" office:value-type="float" office:value="246.047824621" calcext:value-type="float">
            <text:p>246.047824621</text:p>
          </table:table-cell>
          <table:table-cell table:formula="of:=[.U24]+[.P25]" office:value-type="float" office:value="246.047824621" calcext:value-type="float">
            <text:p>246.047824621</text:p>
          </table:table-cell>
          <table:table-cell table:formula="of:=[.V24]+[.Q25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6"/>
          <table:table-cell table:number-columns-repeated="4"/>
          <table:table-cell table:style-name="ce13" table:formula="of:=AVERAGE([.F22:.F25])" office:value-type="float" office:value="122.232140607167" calcext:value-type="float">
            <text:p>122.232140607167</text:p>
          </table:table-cell>
          <table:table-cell table:style-name="ce13" table:formula="of:=AVERAGE([.G22:.G25])" office:value-type="float" office:value="122.759003623189" calcext:value-type="float">
            <text:p>122.759003623189</text:p>
          </table:table-cell>
          <table:table-cell table:style-name="ce13" table:formula="of:=AVERAGE([.H22:.H25])" office:value-type="float" office:value="122.495572115178" calcext:value-type="float">
            <text:p>122.495572115178</text:p>
          </table:table-cell>
          <table:table-cell table:style-name="ce13" table:formula="of:=AVERAGE([.I22:.I25])" office:value-type="float" office:value="123.0239123105" calcext:value-type="float">
            <text:p>123.0239123105</text:p>
          </table:table-cell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8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office:value-type="float" office:value="-246.170599392875" calcext:value-type="float">
            <text:p>-246.170599392875</text:p>
          </table:table-cell>
          <table:table-cell office:value-type="float" office:value="-248.490217391304" calcext:value-type="float">
            <text:p>-248.490217391304</text:p>
          </table:table-cell>
          <table:table-cell table:formula="of:=([.B29]+[.C29])/2" office:value-type="float" office:value="-247.33040839209" calcext:value-type="float">
            <text:p>-247.33040839209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formula="of:=[.I29]+[.K29]" office:value-type="float" office:value="0" calcext:value-type="float">
            <text:p>0</text:p>
          </table:table-cell>
          <table:table-cell table:formula="of:=[.I29]+[.L29]" office:value-type="float" office:value="0" calcext:value-type="float">
            <text:p>0</text:p>
          </table:table-cell>
          <table:table-cell table:formula="of:=[.I29]+[.M29]" office:value-type="float" office:value="0" calcext:value-type="float">
            <text:p>0</text:p>
          </table:table-cell>
          <table:table-cell/>
          <table:table-cell table:formula="of:=[.E29]" office:value-type="float" office:value="-246.047824621" calcext:value-type="float">
            <text:p>-246.047824621</text:p>
          </table:table-cell>
          <table:table-cell table:formula="of:=[.S29]" office:value-type="float" office:value="-246.047824621" calcext:value-type="float">
            <text:p>-246.047824621</text:p>
          </table:table-cell>
          <table:table-cell table:formula="of:=[.T29]" office:value-type="float" office:value="-246.047824621" calcext:value-type="float">
            <text:p>-246.047824621</text:p>
          </table:table-cell>
          <table:table-cell table:formula="of:=[.U29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.989460574333" calcext:value-type="float">
            <text:p>-123.989460574333</text:p>
          </table:table-cell>
          <table:table-cell office:value-type="float" office:value="-127.489130434783" calcext:value-type="float">
            <text:p>-127.489130434783</text:p>
          </table:table-cell>
          <table:table-cell table:formula="of:=([.B30]+[.C30])/2" office:value-type="float" office:value="-125.739295504558" calcext:value-type="float">
            <text:p>-125.739295504558</text:p>
          </table:table-cell>
          <table:table-cell office:value-type="float" office:value="-123.023912311" calcext:value-type="float">
            <text:p>-123.023912311</text:p>
          </table:table-cell>
          <table:table-cell table:formula="of:=[.B30]-[.B29]" office:value-type="float" office:value="122.181138818542" calcext:value-type="float">
            <text:p>122.181138818542</text:p>
          </table:table-cell>
          <table:table-cell table:formula="of:=[.C30]-[.C29]" office:value-type="float" office:value="121.001086956521" calcext:value-type="float">
            <text:p>121.001086956521</text:p>
          </table:table-cell>
          <table:table-cell table:formula="of:=[.D30]-[.D29]" office:value-type="float" office:value="121.591112887532" calcext:value-type="float">
            <text:p>121.591112887532</text:p>
          </table:table-cell>
          <table:table-cell table:formula="of:=[.E30]-[.E29]" office:value-type="float" office:value="123.02391231" calcext:value-type="float">
            <text:p>123.02391231</text:p>
          </table:table-cell>
          <table:table-cell table:style-name="Default" table:formula="of:=[.F30]-[.$F$34]" office:value-type="float" office:value="-0.301662793259993" calcext:value-type="float">
            <text:p>-0.301662793259993</text:p>
          </table:table-cell>
          <table:table-cell table:style-name="Default" table:formula="of:=[.G30]-[.$G$34]" office:value-type="float" office:value="-0.52173913043552" calcext:value-type="float">
            <text:p>-0.52173913043552</text:p>
          </table:table-cell>
          <table:table-cell table:style-name="Default" table:formula="of:=[.H30]-[.$H$34]" office:value-type="float" office:value="-0.411700961847714" calcext:value-type="float">
            <text:p>-0.411700961847714</text:p>
          </table:table-cell>
          <table:table-cell table:style-name="Default" table:formula="of:=[.I30]-[.$I$34]" office:value-type="float" office:value="-0.000000000500023134009098" calcext:value-type="float">
            <text:p>-5.00023134009098E-10</text:p>
          </table:table-cell>
          <table:table-cell table:formula="of:=[.I30]+[.J30]" office:value-type="float" office:value="122.72224951674" calcext:value-type="float">
            <text:p>122.72224951674</text:p>
          </table:table-cell>
          <table:table-cell table:formula="of:=[.I30]+[.K30]" office:value-type="float" office:value="122.502173179564" calcext:value-type="float">
            <text:p>122.502173179564</text:p>
          </table:table-cell>
          <table:table-cell table:formula="of:=[.I30]+[.L30]" office:value-type="float" office:value="122.612211348152" calcext:value-type="float">
            <text:p>122.612211348152</text:p>
          </table:table-cell>
          <table:table-cell table:formula="of:=[.I30]+[.M30]" office:value-type="float" office:value="123.0239123095" calcext:value-type="float">
            <text:p>123.0239123095</text:p>
          </table:table-cell>
          <table:table-cell/>
          <table:table-cell table:formula="of:=[.S29]+[.N30]" office:value-type="float" office:value="-123.32557510426" calcext:value-type="float">
            <text:p>-123.32557510426</text:p>
          </table:table-cell>
          <table:table-cell table:formula="of:=[.T29]+[.O30]" office:value-type="float" office:value="-123.545651441436" calcext:value-type="float">
            <text:p>-123.545651441436</text:p>
          </table:table-cell>
          <table:table-cell table:formula="of:=[.U29]+[.P30]" office:value-type="float" office:value="-123.435613272848" calcext:value-type="float">
            <text:p>-123.435613272848</text:p>
          </table:table-cell>
          <table:table-cell table:formula="of:=[.V29]+[.Q30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03405973333333" calcext:value-type="float">
            <text:p>-1.03405973333333</text:p>
          </table:table-cell>
          <table:table-cell office:value-type="float" office:value="-5.32499999999999" calcext:value-type="float">
            <text:p>-5.32499999999999</text:p>
          </table:table-cell>
          <table:table-cell table:formula="of:=([.B31]+[.C31])/2" office:value-type="float" office:value="-3.17952986666666" calcext:value-type="float">
            <text:p>-3.17952986666666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122.955400841" calcext:value-type="float">
            <text:p>122.955400841</text:p>
          </table:table-cell>
          <table:table-cell table:formula="of:=[.C31]-[.C30]" office:value-type="float" office:value="122.164130434783" calcext:value-type="float">
            <text:p>122.164130434783</text:p>
          </table:table-cell>
          <table:table-cell table:formula="of:=[.D31]-[.D30]" office:value-type="float" office:value="122.559765637891" calcext:value-type="float">
            <text:p>122.559765637891</text:p>
          </table:table-cell>
          <table:table-cell table:formula="of:=[.E31]-[.E30]" office:value-type="float" office:value="123.023912311" calcext:value-type="float">
            <text:p>123.023912311</text:p>
          </table:table-cell>
          <table:table-cell table:style-name="Default" table:formula="of:=[.F31]-[.$F$34]" office:value-type="float" office:value="0.472599229197655" calcext:value-type="float">
            <text:p>0.472599229197655</text:p>
          </table:table-cell>
          <table:table-cell table:style-name="Default" table:formula="of:=[.G31]-[.$G$34]" office:value-type="float" office:value="0.641304347826491" calcext:value-type="float">
            <text:p>0.641304347826491</text:p>
          </table:table-cell>
          <table:table-cell table:style-name="Default" table:formula="of:=[.H31]-[.$H$34]" office:value-type="float" office:value="0.556951788512095" calcext:value-type="float">
            <text:p>0.556951788512095</text:p>
          </table:table-cell>
          <table:table-cell table:style-name="Default" table:formula="of:=[.I31]-[.$I$34]" office:value-type="float" office:value="0.000000000499994712299667" calcext:value-type="float">
            <text:p>4.99994712299667E-10</text:p>
          </table:table-cell>
          <table:table-cell table:formula="of:=[.I31]+[.J31]" office:value-type="float" office:value="123.496511540198" calcext:value-type="float">
            <text:p>123.496511540198</text:p>
          </table:table-cell>
          <table:table-cell table:formula="of:=[.I31]+[.K31]" office:value-type="float" office:value="123.665216658827" calcext:value-type="float">
            <text:p>123.665216658827</text:p>
          </table:table-cell>
          <table:table-cell table:formula="of:=[.I31]+[.L31]" office:value-type="float" office:value="123.580864099512" calcext:value-type="float">
            <text:p>123.580864099512</text:p>
          </table:table-cell>
          <table:table-cell table:formula="of:=[.I31]+[.M31]" office:value-type="float" office:value="123.0239123115" calcext:value-type="float">
            <text:p>123.0239123115</text:p>
          </table:table-cell>
          <table:table-cell/>
          <table:table-cell table:formula="of:=[.S30]+[.N31]" office:value-type="float" office:value="0.170936435937662" calcext:value-type="float">
            <text:p>0.170936435937662</text:p>
          </table:table-cell>
          <table:table-cell table:formula="of:=[.T30]+[.O31]" office:value-type="float" office:value="0.119565217390971" calcext:value-type="float">
            <text:p>0.119565217390971</text:p>
          </table:table-cell>
          <table:table-cell table:formula="of:=[.U30]+[.P31]" office:value-type="float" office:value="0.14525082666438" calcext:value-type="float">
            <text:p>0.14525082666438</text:p>
          </table:table-cell>
          <table:table-cell table:formula="of:=[.V30]+[.Q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500092244333" calcext:value-type="float">
            <text:p>121.500092244333</text:p>
          </table:table-cell>
          <table:table-cell office:value-type="float" office:value="116.235227272727" calcext:value-type="float">
            <text:p>116.235227272727</text:p>
          </table:table-cell>
          <table:table-cell table:formula="of:=([.B32]+[.C32])/2" office:value-type="float" office:value="118.86765975853" calcext:value-type="float">
            <text:p>118.86765975853</text:p>
          </table:table-cell>
          <table:table-cell office:value-type="float" office:value="123.023912311" calcext:value-type="float">
            <text:p>123.023912311</text:p>
          </table:table-cell>
          <table:table-cell table:formula="of:=[.B32]-[.B31]" office:value-type="float" office:value="122.534151977666" calcext:value-type="float">
            <text:p>122.534151977666</text:p>
          </table:table-cell>
          <table:table-cell table:formula="of:=[.C32]-[.C31]" office:value-type="float" office:value="121.560227272727" calcext:value-type="float">
            <text:p>121.560227272727</text:p>
          </table:table-cell>
          <table:table-cell table:formula="of:=[.D32]-[.D31]" office:value-type="float" office:value="122.047189625197" calcext:value-type="float">
            <text:p>122.047189625197</text:p>
          </table:table-cell>
          <table:table-cell table:formula="of:=[.E32]-[.E31]" office:value-type="float" office:value="123.023912311" calcext:value-type="float">
            <text:p>123.023912311</text:p>
          </table:table-cell>
          <table:table-cell table:style-name="Default" table:formula="of:=[.F32]-[.$F$34]" office:value-type="float" office:value="0.0513503658643373" calcext:value-type="float">
            <text:p>0.051350365864337</text:p>
          </table:table-cell>
          <table:table-cell table:style-name="Default" table:formula="of:=[.G32]-[.$G$34]" office:value-type="float" office:value="0.0374011857704772" calcext:value-type="float">
            <text:p>0.037401185770477</text:p>
          </table:table-cell>
          <table:table-cell table:style-name="Default" table:formula="of:=[.H32]-[.$H$34]" office:value-type="float" office:value="0.0443757758174286" calcext:value-type="float">
            <text:p>0.044375775817429</text:p>
          </table:table-cell>
          <table:table-cell table:style-name="Default" table:formula="of:=[.I32]-[.$I$34]" office:value-type="float" office:value="0.000000000499994712299667" calcext:value-type="float">
            <text:p>4.99994712299667E-10</text:p>
          </table:table-cell>
          <table:table-cell table:formula="of:=[.I32]+[.J32]" office:value-type="float" office:value="123.075262676864" calcext:value-type="float">
            <text:p>123.075262676864</text:p>
          </table:table-cell>
          <table:table-cell table:formula="of:=[.I32]+[.K32]" office:value-type="float" office:value="123.06131349677" calcext:value-type="float">
            <text:p>123.06131349677</text:p>
          </table:table-cell>
          <table:table-cell table:formula="of:=[.I32]+[.L32]" office:value-type="float" office:value="123.068288086817" calcext:value-type="float">
            <text:p>123.068288086817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3.246199112802" calcext:value-type="float">
            <text:p>123.246199112802</text:p>
          </table:table-cell>
          <table:table-cell table:formula="of:=[.T31]+[.O32]" office:value-type="float" office:value="123.180878714161" calcext:value-type="float">
            <text:p>123.180878714161</text:p>
          </table:table-cell>
          <table:table-cell table:formula="of:=[.U31]+[.P32]" office:value-type="float" office:value="123.213538913482" calcext:value-type="float">
            <text:p>123.213538913482</text:p>
          </table:table-cell>
          <table:table-cell table:formula="of:=[.V31]+[.Q32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.760607054333" calcext:value-type="float">
            <text:p>243.760607054333</text:p>
          </table:table-cell>
          <table:table-cell office:value-type="float" office:value="237.601086956522" calcext:value-type="float">
            <text:p>237.601086956522</text:p>
          </table:table-cell>
          <table:table-cell table:formula="of:=([.B33]+[.C33])/2" office:value-type="float" office:value="240.680847005427" calcext:value-type="float">
            <text:p>240.680847005427</text:p>
          </table:table-cell>
          <table:table-cell office:value-type="float" office:value="246.047824621" calcext:value-type="float">
            <text:p>246.047824621</text:p>
          </table:table-cell>
          <table:table-cell table:formula="of:=[.B33]-[.B32]" office:value-type="float" office:value="122.26051481" calcext:value-type="float">
            <text:p>122.26051481</text:p>
          </table:table-cell>
          <table:table-cell table:formula="of:=[.C33]-[.C32]" office:value-type="float" office:value="121.365859683795" calcext:value-type="float">
            <text:p>121.365859683795</text:p>
          </table:table-cell>
          <table:table-cell table:formula="of:=[.D33]-[.D32]" office:value-type="float" office:value="121.813187246898" calcext:value-type="float">
            <text:p>121.813187246898</text:p>
          </table:table-cell>
          <table:table-cell table:formula="of:=[.E33]-[.E32]" office:value-type="float" office:value="123.02391231" calcext:value-type="float">
            <text:p>123.02391231</text:p>
          </table:table-cell>
          <table:table-cell table:style-name="Default" table:formula="of:=[.F33]-[.$F$34]" office:value-type="float" office:value="-0.222286801801999" calcext:value-type="float">
            <text:p>-0.222286801801999</text:p>
          </table:table-cell>
          <table:table-cell table:style-name="Default" table:formula="of:=[.G33]-[.$G$34]" office:value-type="float" office:value="-0.156966403161505" calcext:value-type="float">
            <text:p>-0.156966403161505</text:p>
          </table:table-cell>
          <table:table-cell table:style-name="Default" table:formula="of:=[.H33]-[.$H$34]" office:value-type="float" office:value="-0.189626602481752" calcext:value-type="float">
            <text:p>-0.189626602481752</text:p>
          </table:table-cell>
          <table:table-cell table:style-name="Default" table:formula="of:=[.I33]-[.$I$34]" office:value-type="float" office:value="-0.000000000500023134009098" calcext:value-type="float">
            <text:p>-5.00023134009098E-10</text:p>
          </table:table-cell>
          <table:table-cell table:formula="of:=[.I33]+[.J33]" office:value-type="float" office:value="122.801625508198" calcext:value-type="float">
            <text:p>122.801625508198</text:p>
          </table:table-cell>
          <table:table-cell table:formula="of:=[.I33]+[.K33]" office:value-type="float" office:value="122.866945906838" calcext:value-type="float">
            <text:p>122.866945906838</text:p>
          </table:table-cell>
          <table:table-cell table:formula="of:=[.I33]+[.L33]" office:value-type="float" office:value="122.834285707518" calcext:value-type="float">
            <text:p>122.834285707518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6.047824621" calcext:value-type="float">
            <text:p>246.047824621</text:p>
          </table:table-cell>
          <table:table-cell table:formula="of:=[.T32]+[.O33]" office:value-type="float" office:value="246.047824621" calcext:value-type="float">
            <text:p>246.047824621</text:p>
          </table:table-cell>
          <table:table-cell table:formula="of:=[.U32]+[.P33]" office:value-type="float" office:value="246.047824621" calcext:value-type="float">
            <text:p>246.047824621</text:p>
          </table:table-cell>
          <table:table-cell table:formula="of:=[.V32]+[.Q33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epsize</text:p>
          </table:table-cell>
          <table:table-cell table:number-columns-repeated="4"/>
          <table:table-cell table:style-name="ce13" table:formula="of:=AVERAGE([.F30:.F33])" office:value-type="float" office:value="122.482801611802" calcext:value-type="float">
            <text:p>122.482801611802</text:p>
          </table:table-cell>
          <table:table-cell table:style-name="ce13" table:formula="of:=AVERAGE([.G30:.G33])" office:value-type="float" office:value="121.522826086957" calcext:value-type="float">
            <text:p>121.522826086957</text:p>
          </table:table-cell>
          <table:table-cell table:style-name="ce13" table:formula="of:=AVERAGE([.H30:.H33])" office:value-type="float" office:value="122.002813849379" calcext:value-type="float">
            <text:p>122.002813849379</text:p>
          </table:table-cell>
          <table:table-cell table:style-name="ce13" table:formula="of:=AVERAGE([.I30:.I33])" office:value-type="float" office:value="123.0239123105" calcext:value-type="float">
            <text:p>123.0239123105</text:p>
          </table:table-cell>
          <table:table-cell table:style-name="Default" table:number-columns-repeated="4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Default" table:number-columns-repeated="8"/>
          <table:table-cell table:number-columns-repeated="13"/>
        </table:table-row>
        <table:table-row table:style-name="ro1">
          <table:table-cell table:style-name="ce7" table:number-columns-repeated="5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>
          <table:table-cell table:style-name="ce7"/>
          <table:table-cell table:style-name="ce9" table:number-columns-spanned="4" table:number-rows-spanned="1"/>
          <table:covered-table-cell table:number-columns-repeated="3" table:style-name="ce6"/>
          <table:table-cell table:style-name="ce9" table:number-columns-spanned="4" table:number-rows-spanned="1"/>
          <table:covered-table-cell table:number-columns-repeated="3" table:style-name="ce6"/>
          <table:table-cell table:style-name="ce9" table:number-columns-spanned="4" table:number-rows-spanned="1"/>
          <table:covered-table-cell table:number-columns-repeated="3" table:style-name="ce6"/>
          <table:table-cell table:style-name="ce9" table:number-columns-spanned="4" table:number-rows-spanned="1"/>
          <table:covered-table-cell table:number-columns-repeated="3" table:style-name="ce7"/>
          <table:table-cell table:style-name="ce7"/>
          <table:table-cell table:style-name="ce9" table:number-columns-spanned="4" table:number-rows-spanned="1"/>
          <table:covered-table-cell table:number-columns-repeated="3" table:style-name="ce7"/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style-name="ce10"/>
          <table:table-cell table:style-name="ce12" table:number-columns-repeated="2"/>
          <table:table-cell table:style-name="ce10"/>
          <table:table-cell table:style-name="ce12" table:number-columns-repeated="2"/>
          <table:table-cell table:style-name="ce10"/>
          <table:table-cell table:style-name="ce12"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style-name="ce7" table:number-columns-repeated="5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ce7" table:number-columns-repeated="4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 table:number-rows-repeated="7">
          <table:table-cell table:style-name="ce7" table:number-columns-repeated="5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ce7" table:number-columns-repeated="4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 table:number-rows-repeated="7">
          <table:table-cell table:style-name="ce7" table:number-columns-repeated="5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ce7" table:number-columns-repeated="4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 table:number-rows-repeated="7">
          <table:table-cell table:style-name="ce7" table:number-columns-repeated="5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ce7" table:number-columns-repeated="4"/>
          <table:table-cell table:number-columns-repeated="8"/>
          <table:table-cell table:style-name="ce7" table:number-columns-repeated="10"/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8"/>
          <table:table-cell table:style-name="ce7" table:number-columns-repeated="10"/>
          <table:table-cell table:number-columns-repeated="3"/>
        </table:table-row>
      </table:table>
      <table:table table:name="joscha_method" table:style-name="ta1">
        <table:table-column table:style-name="co1" table:number-columns-repeated="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"/>
          <table:table-cell table:style-name="ce2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8" office:value-type="string" calcext:value-type="string">
            <text:p>nom</text:p>
          </table:table-cell>
          <table:table-cell table:style-name="ce11" office:value-type="string" calcext:value-type="string">
            <text:p>ARC </text:p>
          </table:table-cell>
          <table:table-cell table:style-name="ce11" office:value-type="string" calcext:value-type="string">
            <text:p>DOR</text:p>
          </table:table-cell>
          <table:table-cell table:style-name="ce8" office:value-type="string" calcext:value-type="string">
            <text:p>av 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11" office:value-type="string" calcext:value-type="string">
            <text:p>nom</text:p>
          </table:table-cell>
          <table:table-cell table:style-name="ce11"/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11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44.068309687667" calcext:value-type="float">
            <text:p>-244.068309687667</text:p>
          </table:table-cell>
          <table:table-cell office:value-type="float" office:value="-245.714130434783" calcext:value-type="float">
            <text:p>-245.714130434783</text:p>
          </table:table-cell>
          <table:table-cell office:value-type="float" office:value="-244.891220061225" calcext:value-type="float">
            <text:p>-244.891220061225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formula="of:=[.I5]+[.K5]" office:value-type="float" office:value="0" calcext:value-type="float">
            <text:p>0</text:p>
          </table:table-cell>
          <table:table-cell table:formula="of:=[.I5]+[.L5]" office:value-type="float" office:value="0" calcext:value-type="float">
            <text:p>0</text:p>
          </table:table-cell>
          <table:table-cell table:formula="of:=[.I5]+[.M5]" office:value-type="float" office:value="0" calcext:value-type="float">
            <text:p>0</text:p>
          </table:table-cell>
          <table:table-cell/>
          <table:table-cell table:formula="of:=[.E5]" office:value-type="float" office:value="-246.047824621" calcext:value-type="float">
            <text:p>-246.047824621</text:p>
          </table:table-cell>
          <table:table-cell table:formula="of:=[.E5]" office:value-type="float" office:value="-246.047824621" calcext:value-type="float">
            <text:p>-246.047824621</text:p>
          </table:table-cell>
          <table:table-cell table:formula="of:=[.T5]" office:value-type="float" office:value="-246.047824621" calcext:value-type="float">
            <text:p>-246.047824621</text:p>
          </table:table-cell>
          <table:table-cell table:formula="of:=[.U5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2.767098861333" calcext:value-type="float">
            <text:p>-122.767098861333</text:p>
          </table:table-cell>
          <table:table-cell office:value-type="float" office:value="-125.264772727273" calcext:value-type="float">
            <text:p>-125.264772727273</text:p>
          </table:table-cell>
          <table:table-cell office:value-type="float" office:value="-124.015935794303" calcext:value-type="float">
            <text:p>-124.015935794303</text:p>
          </table:table-cell>
          <table:table-cell office:value-type="float" office:value="-123.023912311" calcext:value-type="float">
            <text:p>-123.023912311</text:p>
          </table:table-cell>
          <table:table-cell table:formula="of:=[.B6]-[.B5]" office:value-type="float" office:value="121.301210826334" calcext:value-type="float">
            <text:p>121.301210826334</text:p>
          </table:table-cell>
          <table:table-cell table:formula="of:=[.C6]-[.C5]" office:value-type="float" office:value="120.44935770751" calcext:value-type="float">
            <text:p>120.44935770751</text:p>
          </table:table-cell>
          <table:table-cell table:formula="of:=[.D6]-[.D5]" office:value-type="float" office:value="120.875284266922" calcext:value-type="float">
            <text:p>120.875284266922</text:p>
          </table:table-cell>
          <table:table-cell table:formula="of:=[.E6]-[.E5]" office:value-type="float" office:value="123.02391231" calcext:value-type="float">
            <text:p>123.02391231</text:p>
          </table:table-cell>
          <table:table-cell table:formula="of:=[.F6]-[.$F$10]" office:value-type="float" office:value="-0.831891263332992" calcext:value-type="float">
            <text:p>-0.831891263332992</text:p>
          </table:table-cell>
          <table:table-cell table:formula="of:=[.G6]-[.$G$10]" office:value-type="float" office:value="-1.119334650856" calcext:value-type="float">
            <text:p>-1.119334650856</text:p>
          </table:table-cell>
          <table:table-cell table:formula="of:=[.H6]-[.$H$10]" office:value-type="float" office:value="-0.975612957094512" calcext:value-type="float">
            <text:p>-0.975612957094512</text:p>
          </table:table-cell>
          <table:table-cell table:formula="of:=[.I6]-[.$I$10]" office:value-type="float" office:value="-0.000000000500023134009098" calcext:value-type="float">
            <text:p>-5.00023134009098E-10</text:p>
          </table:table-cell>
          <table:table-cell table:formula="of:=[.I6]+[.J6]" office:value-type="float" office:value="122.192021046667" calcext:value-type="float">
            <text:p>122.192021046667</text:p>
          </table:table-cell>
          <table:table-cell table:formula="of:=[.I6]+[.K6]" office:value-type="float" office:value="121.904577659144" calcext:value-type="float">
            <text:p>121.904577659144</text:p>
          </table:table-cell>
          <table:table-cell table:formula="of:=[.I6]+[.L6]" office:value-type="float" office:value="122.048299352905" calcext:value-type="float">
            <text:p>122.048299352905</text:p>
          </table:table-cell>
          <table:table-cell table:formula="of:=[.I6]+[.M6]" office:value-type="float" office:value="123.0239123095" calcext:value-type="float">
            <text:p>123.0239123095</text:p>
          </table:table-cell>
          <table:table-cell/>
          <table:table-cell table:formula="of:=[.S5]+[.N6]" office:value-type="float" office:value="-123.855803574333" calcext:value-type="float">
            <text:p>-123.855803574333</text:p>
          </table:table-cell>
          <table:table-cell table:formula="of:=[.T5]+[.O6]" office:value-type="float" office:value="-124.143246961856" calcext:value-type="float">
            <text:p>-124.143246961856</text:p>
          </table:table-cell>
          <table:table-cell table:formula="of:=[.U5]+[.P6]" office:value-type="float" office:value="-123.999525268095" calcext:value-type="float">
            <text:p>-123.999525268095</text:p>
          </table:table-cell>
          <table:table-cell table:formula="of:=[.V5]+[.Q6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0.943146433333333" calcext:value-type="float">
            <text:p>-0.943146433333333</text:p>
          </table:table-cell>
          <table:table-cell office:value-type="float" office:value="-3.76022727272736" calcext:value-type="float">
            <text:p>-3.76022727272736</text:p>
          </table:table-cell>
          <table:table-cell office:value-type="float" office:value="-2.35168685303035" calcext:value-type="float">
            <text:p>-2.35168685303035</text:p>
          </table:table-cell>
          <table:table-cell office:value-type="float" office:value="0" calcext:value-type="float">
            <text:p>0</text:p>
          </table:table-cell>
          <table:table-cell table:formula="of:=[.B7]-[.B6]" office:value-type="float" office:value="121.823952428" calcext:value-type="float">
            <text:p>121.823952428</text:p>
          </table:table-cell>
          <table:table-cell table:formula="of:=[.C7]-[.C6]" office:value-type="float" office:value="121.504545454546" calcext:value-type="float">
            <text:p>121.504545454546</text:p>
          </table:table-cell>
          <table:table-cell table:formula="of:=[.D7]-[.D6]" office:value-type="float" office:value="121.664248941273" calcext:value-type="float">
            <text:p>121.664248941273</text:p>
          </table:table-cell>
          <table:table-cell table:formula="of:=[.E7]-[.E6]" office:value-type="float" office:value="123.023912311" calcext:value-type="float">
            <text:p>123.023912311</text:p>
          </table:table-cell>
          <table:table-cell table:formula="of:=[.F7]-[.$F$10]" office:value-type="float" office:value="-0.309149661667348" calcext:value-type="float">
            <text:p>-0.309149661667348</text:p>
          </table:table-cell>
          <table:table-cell table:formula="of:=[.G7]-[.$G$10]" office:value-type="float" office:value="-0.0641469038203582" calcext:value-type="float">
            <text:p>-0.064146903820358</text:p>
          </table:table-cell>
          <table:table-cell table:formula="of:=[.H7]-[.$H$10]" office:value-type="float" office:value="-0.186648282743846" calcext:value-type="float">
            <text:p>-0.186648282743846</text:p>
          </table:table-cell>
          <table:table-cell table:formula="of:=[.I7]-[.$I$10]" office:value-type="float" office:value="0.000000000499994712299667" calcext:value-type="float">
            <text:p>4.99994712299667E-10</text:p>
          </table:table-cell>
          <table:table-cell table:formula="of:=[.I7]+[.J7]" office:value-type="float" office:value="122.714762649333" calcext:value-type="float">
            <text:p>122.714762649333</text:p>
          </table:table-cell>
          <table:table-cell table:formula="of:=[.I7]+[.K7]" office:value-type="float" office:value="122.95976540718" calcext:value-type="float">
            <text:p>122.95976540718</text:p>
          </table:table-cell>
          <table:table-cell table:formula="of:=[.I7]+[.L7]" office:value-type="float" office:value="122.837264028256" calcext:value-type="float">
            <text:p>122.837264028256</text:p>
          </table:table-cell>
          <table:table-cell table:formula="of:=[.I7]+[.M7]" office:value-type="float" office:value="123.0239123115" calcext:value-type="float">
            <text:p>123.0239123115</text:p>
          </table:table-cell>
          <table:table-cell/>
          <table:table-cell table:formula="of:=[.S6]+[.N7]" office:value-type="float" office:value="-1.14104092500034" calcext:value-type="float">
            <text:p>-1.14104092500034</text:p>
          </table:table-cell>
          <table:table-cell table:formula="of:=[.T6]+[.O7]" office:value-type="float" office:value="-1.18348155467636" calcext:value-type="float">
            <text:p>-1.18348155467636</text:p>
          </table:table-cell>
          <table:table-cell table:formula="of:=[.U6]+[.P7]" office:value-type="float" office:value="-1.16226123983836" calcext:value-type="float">
            <text:p>-1.16226123983836</text:p>
          </table:table-cell>
          <table:table-cell table:formula="of:=[.V6]+[.Q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.4163408735" calcext:value-type="float">
            <text:p>121.4163408735</text:p>
          </table:table-cell>
          <table:table-cell office:value-type="float" office:value="117.751063829787" calcext:value-type="float">
            <text:p>117.751063829787</text:p>
          </table:table-cell>
          <table:table-cell office:value-type="float" office:value="119.583702351644" calcext:value-type="float">
            <text:p>119.583702351644</text:p>
          </table:table-cell>
          <table:table-cell office:value-type="float" office:value="123.023912311" calcext:value-type="float">
            <text:p>123.023912311</text:p>
          </table:table-cell>
          <table:table-cell table:formula="of:=[.B8]-[.B7]" office:value-type="float" office:value="122.359487306833" calcext:value-type="float">
            <text:p>122.359487306833</text:p>
          </table:table-cell>
          <table:table-cell table:formula="of:=[.C8]-[.C7]" office:value-type="float" office:value="121.511291102514" calcext:value-type="float">
            <text:p>121.511291102514</text:p>
          </table:table-cell>
          <table:table-cell table:formula="of:=[.D8]-[.D7]" office:value-type="float" office:value="121.935389204674" calcext:value-type="float">
            <text:p>121.935389204674</text:p>
          </table:table-cell>
          <table:table-cell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226385217166339" calcext:value-type="float">
            <text:p>0.226385217166339</text:p>
          </table:table-cell>
          <table:table-cell table:formula="of:=[.G8]-[.$G$10]" office:value-type="float" office:value="-0.0574012558516301" calcext:value-type="float">
            <text:p>-0.05740125585163</text:p>
          </table:table-cell>
          <table:table-cell table:formula="of:=[.H8]-[.$H$10]" office:value-type="float" office:value="0.0844919806578446" calcext:value-type="float">
            <text:p>0.084491980657845</text:p>
          </table:table-cell>
          <table:table-cell table:formula="of:=[.I8]-[.$I$10]" office:value-type="float" office:value="0.000000000499994712299667" calcext:value-type="float">
            <text:p>4.99994712299667E-10</text:p>
          </table:table-cell>
          <table:table-cell table:formula="of:=[.I8]+[.J8]" office:value-type="float" office:value="123.250297528166" calcext:value-type="float">
            <text:p>123.250297528166</text:p>
          </table:table-cell>
          <table:table-cell table:formula="of:=[.I8]+[.K8]" office:value-type="float" office:value="122.966511055148" calcext:value-type="float">
            <text:p>122.966511055148</text:p>
          </table:table-cell>
          <table:table-cell table:formula="of:=[.I8]+[.L8]" office:value-type="float" office:value="123.108404291658" calcext:value-type="float">
            <text:p>123.108404291658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109256603166" calcext:value-type="float">
            <text:p>122.109256603166</text:p>
          </table:table-cell>
          <table:table-cell table:formula="of:=[.T7]+[.O8]" office:value-type="float" office:value="121.783029500472" calcext:value-type="float">
            <text:p>121.783029500472</text:p>
          </table:table-cell>
          <table:table-cell table:formula="of:=[.U7]+[.P8]" office:value-type="float" office:value="121.94614305182" calcext:value-type="float">
            <text:p>121.94614305182</text:p>
          </table:table-cell>
          <table:table-cell table:formula="of:=[.V7]+[.Q8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4.464098671" calcext:value-type="float">
            <text:p>244.464098671</text:p>
          </table:table-cell>
          <table:table-cell office:value-type="float" office:value="239.441304347826" calcext:value-type="float">
            <text:p>239.441304347826</text:p>
          </table:table-cell>
          <table:table-cell office:value-type="float" office:value="241.952701509413" calcext:value-type="float">
            <text:p>241.952701509413</text:p>
          </table:table-cell>
          <table:table-cell office:value-type="float" office:value="246.047824621" calcext:value-type="float">
            <text:p>246.047824621</text:p>
          </table:table-cell>
          <table:table-cell table:formula="of:=[.B9]-[.B8]" office:value-type="float" office:value="123.0477577975" calcext:value-type="float">
            <text:p>123.0477577975</text:p>
          </table:table-cell>
          <table:table-cell table:formula="of:=[.C9]-[.C8]" office:value-type="float" office:value="121.690240518039" calcext:value-type="float">
            <text:p>121.690240518039</text:p>
          </table:table-cell>
          <table:table-cell table:formula="of:=[.D9]-[.D8]" office:value-type="float" office:value="122.368999157769" calcext:value-type="float">
            <text:p>122.368999157769</text:p>
          </table:table-cell>
          <table:table-cell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914655707832978" calcext:value-type="float">
            <text:p>0.914655707832978</text:p>
          </table:table-cell>
          <table:table-cell table:formula="of:=[.G9]-[.$G$10]" office:value-type="float" office:value="0.121548159672997" calcext:value-type="float">
            <text:p>0.121548159672997</text:p>
          </table:table-cell>
          <table:table-cell table:formula="of:=[.H9]-[.$H$10]" office:value-type="float" office:value="0.51810193375249" calcext:value-type="float">
            <text:p>0.51810193375249</text:p>
          </table:table-cell>
          <table:table-cell table:formula="of:=[.I9]-[.$I$10]" office:value-type="float" office:value="-0.000000000500023134009098" calcext:value-type="float">
            <text:p>-5.00023134009098E-10</text:p>
          </table:table-cell>
          <table:table-cell table:formula="of:=[.I9]+[.J9]" office:value-type="float" office:value="123.938568017833" calcext:value-type="float">
            <text:p>123.938568017833</text:p>
          </table:table-cell>
          <table:table-cell table:formula="of:=[.I9]+[.K9]" office:value-type="float" office:value="123.145460469673" calcext:value-type="float">
            <text:p>123.145460469673</text:p>
          </table:table-cell>
          <table:table-cell table:formula="of:=[.I9]+[.L9]" office:value-type="float" office:value="123.542014243752" calcext:value-type="float">
            <text:p>123.542014243752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047824620999" calcext:value-type="float">
            <text:p>246.047824620999</text:p>
          </table:table-cell>
          <table:table-cell table:formula="of:=[.T8]+[.O9]" office:value-type="float" office:value="244.928489970145" calcext:value-type="float">
            <text:p>244.928489970145</text:p>
          </table:table-cell>
          <table:table-cell table:formula="of:=[.U8]+[.P9]" office:value-type="float" office:value="245.488157295572" calcext:value-type="float">
            <text:p>245.488157295572</text:p>
          </table:table-cell>
          <table:table-cell table:formula="of:=[.V8]+[.Q9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5" office:value-type="string" calcext:value-type="string">
            <text:p>stepsize</text:p>
          </table:table-cell>
          <table:table-cell table:number-columns-repeated="4"/>
          <table:table-cell table:style-name="ce13" office:value-type="float" office:value="122.133102089667" calcext:value-type="float">
            <text:p>122.133102089667</text:p>
          </table:table-cell>
          <table:table-cell table:style-name="ce13" office:value-type="float" office:value="121.568692358366" calcext:value-type="float">
            <text:p>121.568692358366</text:p>
          </table:table-cell>
          <table:table-cell table:style-name="ce13" table:formula="of:=([.F10]+[.G10])/2" office:value-type="float" office:value="121.850897224017" calcext:value-type="float">
            <text:p>121.850897224017</text:p>
          </table:table-cell>
          <table:table-cell table:style-name="ce13" table:formula="of:=AVERAGE([.I6:.I9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44.9383956835" calcext:value-type="float">
            <text:p>-244.9383956835</text:p>
          </table:table-cell>
          <table:table-cell office:value-type="float" office:value="-245.707446808511" calcext:value-type="float">
            <text:p>-245.707446808511</text:p>
          </table:table-cell>
          <table:table-cell table:formula="of:=([.B13]+[.C13])/2" office:value-type="float" office:value="-245.322921246006" calcext:value-type="float">
            <text:p>-245.322921246006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formula="of:=[.I13]+[.K13]" office:value-type="float" office:value="0" calcext:value-type="float">
            <text:p>0</text:p>
          </table:table-cell>
          <table:table-cell table:formula="of:=[.I13]+[.L13]" office:value-type="float" office:value="0" calcext:value-type="float">
            <text:p>0</text:p>
          </table:table-cell>
          <table:table-cell table:formula="of:=[.I13]+[.M13]" office:value-type="float" office:value="0" calcext:value-type="float">
            <text:p>0</text:p>
          </table:table-cell>
          <table:table-cell/>
          <table:table-cell table:formula="of:=[.E13]" office:value-type="float" office:value="-246.047824621" calcext:value-type="float">
            <text:p>-246.047824621</text:p>
          </table:table-cell>
          <table:table-cell table:formula="of:=[.S13]" office:value-type="float" office:value="-246.047824621" calcext:value-type="float">
            <text:p>-246.047824621</text:p>
          </table:table-cell>
          <table:table-cell table:formula="of:=[.T13]" office:value-type="float" office:value="-246.047824621" calcext:value-type="float">
            <text:p>-246.047824621</text:p>
          </table:table-cell>
          <table:table-cell table:formula="of:=[.U13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1.249364677667" calcext:value-type="float">
            <text:p>-121.249364677667</text:p>
          </table:table-cell>
          <table:table-cell office:value-type="float" office:value="-122.938636363636" calcext:value-type="float">
            <text:p>-122.938636363636</text:p>
          </table:table-cell>
          <table:table-cell table:formula="of:=([.B14]+[.C14])/2" office:value-type="float" office:value="-122.094000520652" calcext:value-type="float">
            <text:p>-122.094000520652</text:p>
          </table:table-cell>
          <table:table-cell office:value-type="float" office:value="-123.023912311" calcext:value-type="float">
            <text:p>-123.023912311</text:p>
          </table:table-cell>
          <table:table-cell table:style-name="ce7" table:formula="of:=[.B14]-[.B13]" office:value-type="float" office:value="123.689031005833" calcext:value-type="float">
            <text:p>123.689031005833</text:p>
          </table:table-cell>
          <table:table-cell table:style-name="ce7" table:formula="of:=[.C14]-[.C13]" office:value-type="float" office:value="122.768810444875" calcext:value-type="float">
            <text:p>122.768810444875</text:p>
          </table:table-cell>
          <table:table-cell table:style-name="ce7" table:formula="of:=[.D14]-[.D13]" office:value-type="float" office:value="123.228920725354" calcext:value-type="float">
            <text:p>123.228920725354</text:p>
          </table:table-cell>
          <table:table-cell table:style-name="ce7" table:formula="of:=[.E14]-[.E13]" office:value-type="float" office:value="123.02391231" calcext:value-type="float">
            <text:p>123.02391231</text:p>
          </table:table-cell>
          <table:table-cell table:formula="of:=[.F14]-[.$F$18]" office:value-type="float" office:value="0.262687517920995" calcext:value-type="float">
            <text:p>0.262687517920995</text:p>
          </table:table-cell>
          <table:table-cell table:formula="of:=[.G14]-[.$G$18]" office:value-type="float" office:value="-0.23671896267598" calcext:value-type="float">
            <text:p>-0.23671896267598</text:p>
          </table:table-cell>
          <table:table-cell table:formula="of:=[.H14]-[.$H$18]" office:value-type="float" office:value="0.0129842776225075" calcext:value-type="float">
            <text:p>0.012984277622508</text:p>
          </table:table-cell>
          <table:table-cell table:formula="of:=[.I14]-[.$I$18]" office:value-type="float" office:value="-0.000000000500023134009098" calcext:value-type="float">
            <text:p>-5.00023134009098E-10</text:p>
          </table:table-cell>
          <table:table-cell table:formula="of:=[.I14]+[.J14]" office:value-type="float" office:value="123.286599827921" calcext:value-type="float">
            <text:p>123.286599827921</text:p>
          </table:table-cell>
          <table:table-cell table:formula="of:=[.I14]+[.K14]" office:value-type="float" office:value="122.787193347324" calcext:value-type="float">
            <text:p>122.787193347324</text:p>
          </table:table-cell>
          <table:table-cell table:formula="of:=[.I14]+[.L14]" office:value-type="float" office:value="123.036896587623" calcext:value-type="float">
            <text:p>123.036896587623</text:p>
          </table:table-cell>
          <table:table-cell table:formula="of:=[.I14]+[.M14]" office:value-type="float" office:value="123.0239123095" calcext:value-type="float">
            <text:p>123.0239123095</text:p>
          </table:table-cell>
          <table:table-cell/>
          <table:table-cell table:formula="of:=[.S13]+[.N14]" office:value-type="float" office:value="-122.761224793079" calcext:value-type="float">
            <text:p>-122.761224793079</text:p>
          </table:table-cell>
          <table:table-cell table:formula="of:=[.T13]+[.O14]" office:value-type="float" office:value="-123.260631273676" calcext:value-type="float">
            <text:p>-123.260631273676</text:p>
          </table:table-cell>
          <table:table-cell table:formula="of:=[.U13]+[.P14]" office:value-type="float" office:value="-123.010928033378" calcext:value-type="float">
            <text:p>-123.010928033378</text:p>
          </table:table-cell>
          <table:table-cell table:formula="of:=[.V13]+[.Q14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0.576774196428571" calcext:value-type="float">
            <text:p>0.576774196428571</text:p>
          </table:table-cell>
          <table:table-cell office:value-type="float" office:value="-1.57444444444441" calcext:value-type="float">
            <text:p>-1.57444444444441</text:p>
          </table:table-cell>
          <table:table-cell table:formula="of:=([.B15]+[.C15])/2" office:value-type="float" office:value="-0.498835124007919" calcext:value-type="float">
            <text:p>-0.498835124007919</text:p>
          </table:table-cell>
          <table:table-cell office:value-type="float" office:value="0" calcext:value-type="float">
            <text:p>0</text:p>
          </table:table-cell>
          <table:table-cell table:style-name="ce7" table:formula="of:=[.B15]-[.B14]" office:value-type="float" office:value="121.826138874096" calcext:value-type="float">
            <text:p>121.826138874096</text:p>
          </table:table-cell>
          <table:table-cell table:style-name="ce7" table:formula="of:=[.C15]-[.C14]" office:value-type="float" office:value="121.364191919192" calcext:value-type="float">
            <text:p>121.364191919192</text:p>
          </table:table-cell>
          <table:table-cell table:style-name="ce7" table:formula="of:=[.D15]-[.D14]" office:value-type="float" office:value="121.595165396644" calcext:value-type="float">
            <text:p>121.595165396644</text:p>
          </table:table-cell>
          <table:table-cell table:style-name="ce7" table:formula="of:=[.E15]-[.E14]" office:value-type="float" office:value="123.023912311" calcext:value-type="float">
            <text:p>123.023912311</text:p>
          </table:table-cell>
          <table:table-cell table:formula="of:=[.F15]-[.$F$18]" office:value-type="float" office:value="-1.60020461381643" calcext:value-type="float">
            <text:p>-1.60020461381643</text:p>
          </table:table-cell>
          <table:table-cell table:formula="of:=[.G15]-[.$G$18]" office:value-type="float" office:value="-1.64133748835941" calcext:value-type="float">
            <text:p>-1.64133748835941</text:p>
          </table:table-cell>
          <table:table-cell table:formula="of:=[.H15]-[.$H$18]" office:value-type="float" office:value="-1.62077105108794" calcext:value-type="float">
            <text:p>-1.62077105108794</text:p>
          </table:table-cell>
          <table:table-cell table:formula="of:=[.I15]-[.$I$18]" office:value-type="float" office:value="0.000000000499994712299667" calcext:value-type="float">
            <text:p>4.99994712299667E-10</text:p>
          </table:table-cell>
          <table:table-cell table:formula="of:=[.I15]+[.J15]" office:value-type="float" office:value="121.423707697184" calcext:value-type="float">
            <text:p>121.423707697184</text:p>
          </table:table-cell>
          <table:table-cell table:formula="of:=[.I15]+[.K15]" office:value-type="float" office:value="121.382574822641" calcext:value-type="float">
            <text:p>121.382574822641</text:p>
          </table:table-cell>
          <table:table-cell table:formula="of:=[.I15]+[.L15]" office:value-type="float" office:value="121.403141259912" calcext:value-type="float">
            <text:p>121.403141259912</text:p>
          </table:table-cell>
          <table:table-cell table:formula="of:=[.I15]+[.M15]" office:value-type="float" office:value="123.0239123115" calcext:value-type="float">
            <text:p>123.0239123115</text:p>
          </table:table-cell>
          <table:table-cell/>
          <table:table-cell table:formula="of:=[.S14]+[.N15]" office:value-type="float" office:value="-1.33751709589544" calcext:value-type="float">
            <text:p>-1.33751709589544</text:p>
          </table:table-cell>
          <table:table-cell table:formula="of:=[.T14]+[.O15]" office:value-type="float" office:value="-1.87805645103539" calcext:value-type="float">
            <text:p>-1.87805645103539</text:p>
          </table:table-cell>
          <table:table-cell table:formula="of:=[.U14]+[.P15]" office:value-type="float" office:value="-1.60778677346543" calcext:value-type="float">
            <text:p>-1.60778677346543</text:p>
          </table:table-cell>
          <table:table-cell table:formula="of:=[.V14]+[.Q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.75550859225" calcext:value-type="float">
            <text:p>123.75550859225</text:p>
          </table:table-cell>
          <table:table-cell office:value-type="float" office:value="121.217021276596" calcext:value-type="float">
            <text:p>121.217021276596</text:p>
          </table:table-cell>
          <table:table-cell table:formula="of:=([.B16]+[.C16])/2" office:value-type="float" office:value="122.486264934423" calcext:value-type="float">
            <text:p>122.486264934423</text:p>
          </table:table-cell>
          <table:table-cell office:value-type="float" office:value="123.023912311" calcext:value-type="float">
            <text:p>123.023912311</text:p>
          </table:table-cell>
          <table:table-cell table:style-name="ce7" table:formula="of:=[.B16]-[.B15]" office:value-type="float" office:value="123.178734395821" calcext:value-type="float">
            <text:p>123.178734395821</text:p>
          </table:table-cell>
          <table:table-cell table:style-name="ce7" table:formula="of:=[.C16]-[.C15]" office:value-type="float" office:value="122.79146572104" calcext:value-type="float">
            <text:p>122.79146572104</text:p>
          </table:table-cell>
          <table:table-cell table:style-name="ce7" table:formula="of:=[.D16]-[.D15]" office:value-type="float" office:value="122.985100058431" calcext:value-type="float">
            <text:p>122.985100058431</text:p>
          </table:table-cell>
          <table:table-cell table:style-name="ce7"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-0.247609092090585" calcext:value-type="float">
            <text:p>-0.247609092090585</text:p>
          </table:table-cell>
          <table:table-cell table:formula="of:=[.G16]-[.$G$18]" office:value-type="float" office:value="-0.214063686510585" calcext:value-type="float">
            <text:p>-0.214063686510585</text:p>
          </table:table-cell>
          <table:table-cell table:formula="of:=[.H16]-[.$H$18]" office:value-type="float" office:value="-0.230836389300592" calcext:value-type="float">
            <text:p>-0.230836389300592</text:p>
          </table:table-cell>
          <table:table-cell table:formula="of:=[.I16]-[.$I$18]" office:value-type="float" office:value="0.000000000499994712299667" calcext:value-type="float">
            <text:p>4.99994712299667E-10</text:p>
          </table:table-cell>
          <table:table-cell table:formula="of:=[.I16]+[.J16]" office:value-type="float" office:value="122.776303218909" calcext:value-type="float">
            <text:p>122.776303218909</text:p>
          </table:table-cell>
          <table:table-cell table:formula="of:=[.I16]+[.K16]" office:value-type="float" office:value="122.809848624489" calcext:value-type="float">
            <text:p>122.809848624489</text:p>
          </table:table-cell>
          <table:table-cell table:formula="of:=[.I16]+[.L16]" office:value-type="float" office:value="122.793075921699" calcext:value-type="float">
            <text:p>122.793075921699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1.438786123014" calcext:value-type="float">
            <text:p>121.438786123014</text:p>
          </table:table-cell>
          <table:table-cell table:formula="of:=[.T15]+[.O16]" office:value-type="float" office:value="120.931792173454" calcext:value-type="float">
            <text:p>120.931792173454</text:p>
          </table:table-cell>
          <table:table-cell table:formula="of:=[.U15]+[.P16]" office:value-type="float" office:value="121.185289148234" calcext:value-type="float">
            <text:p>121.185289148234</text:p>
          </table:table-cell>
          <table:table-cell table:formula="of:=[.V15]+[.Q16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7.166773654333" calcext:value-type="float">
            <text:p>247.166773654333</text:p>
          </table:table-cell>
          <table:table-cell office:value-type="float" office:value="244.673333333333" calcext:value-type="float">
            <text:p>244.673333333333</text:p>
          </table:table-cell>
          <table:table-cell table:formula="of:=([.B17]+[.C17])/2" office:value-type="float" office:value="245.920053493833" calcext:value-type="float">
            <text:p>245.920053493833</text:p>
          </table:table-cell>
          <table:table-cell office:value-type="float" office:value="246.047824621" calcext:value-type="float">
            <text:p>246.047824621</text:p>
          </table:table-cell>
          <table:table-cell table:style-name="ce7" table:formula="of:=[.B17]-[.B16]" office:value-type="float" office:value="123.411265062083" calcext:value-type="float">
            <text:p>123.411265062083</text:p>
          </table:table-cell>
          <table:table-cell table:style-name="ce7" table:formula="of:=[.C17]-[.C16]" office:value-type="float" office:value="123.456312056737" calcext:value-type="float">
            <text:p>123.456312056737</text:p>
          </table:table-cell>
          <table:table-cell table:style-name="ce7" table:formula="of:=[.D17]-[.D16]" office:value-type="float" office:value="123.43378855941" calcext:value-type="float">
            <text:p>123.43378855941</text:p>
          </table:table-cell>
          <table:table-cell table:style-name="ce7"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-0.0150784258289889" calcext:value-type="float">
            <text:p>-0.015078425828989</text:p>
          </table:table-cell>
          <table:table-cell table:formula="of:=[.G17]-[.$G$18]" office:value-type="float" office:value="0.45078264918601" calcext:value-type="float">
            <text:p>0.45078264918601</text:p>
          </table:table-cell>
          <table:table-cell table:formula="of:=[.H17]-[.$H$18]" office:value-type="float" office:value="0.217852111678496" calcext:value-type="float">
            <text:p>0.217852111678496</text:p>
          </table:table-cell>
          <table:table-cell table:formula="of:=[.I17]-[.$I$18]" office:value-type="float" office:value="-0.000000000500023134009098" calcext:value-type="float">
            <text:p>-5.00023134009098E-10</text:p>
          </table:table-cell>
          <table:table-cell table:formula="of:=[.I17]+[.J17]" office:value-type="float" office:value="123.008833884171" calcext:value-type="float">
            <text:p>123.008833884171</text:p>
          </table:table-cell>
          <table:table-cell table:formula="of:=[.I17]+[.K17]" office:value-type="float" office:value="123.474694959186" calcext:value-type="float">
            <text:p>123.474694959186</text:p>
          </table:table-cell>
          <table:table-cell table:formula="of:=[.I17]+[.L17]" office:value-type="float" office:value="123.241764421679" calcext:value-type="float">
            <text:p>123.241764421679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4.447620007185" calcext:value-type="float">
            <text:p>244.447620007185</text:p>
          </table:table-cell>
          <table:table-cell table:formula="of:=[.T16]+[.O17]" office:value-type="float" office:value="244.40648713264" calcext:value-type="float">
            <text:p>244.40648713264</text:p>
          </table:table-cell>
          <table:table-cell table:formula="of:=[.U16]+[.P17]" office:value-type="float" office:value="244.427053569912" calcext:value-type="float">
            <text:p>244.427053569912</text:p>
          </table:table-cell>
          <table:table-cell table:formula="of:=[.V16]+[.Q17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5" office:value-type="string" calcext:value-type="string">
            <text:p>stepsize</text:p>
          </table:table-cell>
          <table:table-cell table:number-columns-repeated="4"/>
          <table:table-cell table:style-name="ce13" office:value-type="float" office:value="123.426343487912" calcext:value-type="float">
            <text:p>123.426343487912</text:p>
          </table:table-cell>
          <table:table-cell table:style-name="ce13" office:value-type="float" office:value="123.005529407551" calcext:value-type="float">
            <text:p>123.005529407551</text:p>
          </table:table-cell>
          <table:table-cell table:style-name="ce13" table:formula="of:=([.F18]+[.G18])/2" office:value-type="float" office:value="123.215936447732" calcext:value-type="float">
            <text:p>123.215936447732</text:p>
          </table:table-cell>
          <table:table-cell table:style-name="ce13" table:formula="of:=AVERAGE([.I14:.I17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4"/>
          <table:table-cell table:style-name="ce7" table:number-columns-repeated="4"/>
          <table:table-cell table:number-columns-repeated="13"/>
        </table:table-row>
        <table:table-row table:style-name="ro1">
          <table:table-cell/>
          <table:table-cell office:value-type="float" office:value="-244.576684474333" calcext:value-type="float">
            <text:p>-244.576684474333</text:p>
          </table:table-cell>
          <table:table-cell office:value-type="float" office:value="-244.506666666667" calcext:value-type="float">
            <text:p>-244.506666666667</text:p>
          </table:table-cell>
          <table:table-cell table:formula="of:=([.B21]+[.C21])/2" office:value-type="float" office:value="-244.5416755705" calcext:value-type="float">
            <text:p>-244.5416755705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formula="of:=[.I21]+[.K21]" office:value-type="float" office:value="0" calcext:value-type="float">
            <text:p>0</text:p>
          </table:table-cell>
          <table:table-cell table:formula="of:=[.I21]+[.L21]" office:value-type="float" office:value="0" calcext:value-type="float">
            <text:p>0</text:p>
          </table:table-cell>
          <table:table-cell table:formula="of:=[.I21]+[.M21]" office:value-type="float" office:value="0" calcext:value-type="float">
            <text:p>0</text:p>
          </table:table-cell>
          <table:table-cell/>
          <table:table-cell table:formula="of:=[.E21]" office:value-type="float" office:value="-246.047824621" calcext:value-type="float">
            <text:p>-246.047824621</text:p>
          </table:table-cell>
          <table:table-cell table:formula="of:=[.S21]" office:value-type="float" office:value="-246.047824621" calcext:value-type="float">
            <text:p>-246.047824621</text:p>
          </table:table-cell>
          <table:table-cell table:formula="of:=[.T21]" office:value-type="float" office:value="-246.047824621" calcext:value-type="float">
            <text:p>-246.047824621</text:p>
          </table:table-cell>
          <table:table-cell table:formula="of:=[.U21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2.661992577667" calcext:value-type="float">
            <text:p>-122.661992577667</text:p>
          </table:table-cell>
          <table:table-cell office:value-type="float" office:value="-122.820652173913" calcext:value-type="float">
            <text:p>-122.820652173913</text:p>
          </table:table-cell>
          <table:table-cell table:formula="of:=([.B22]+[.C22])/2" office:value-type="float" office:value="-122.74132237579" calcext:value-type="float">
            <text:p>-122.74132237579</text:p>
          </table:table-cell>
          <table:table-cell office:value-type="float" office:value="-123.023912311" calcext:value-type="float">
            <text:p>-123.023912311</text:p>
          </table:table-cell>
          <table:table-cell table:style-name="ce7" table:formula="of:=[.B22]-[.B21]" office:value-type="float" office:value="121.914691896666" calcext:value-type="float">
            <text:p>121.914691896666</text:p>
          </table:table-cell>
          <table:table-cell table:style-name="ce7" table:formula="of:=[.C22]-[.C21]" office:value-type="float" office:value="121.686014492754" calcext:value-type="float">
            <text:p>121.686014492754</text:p>
          </table:table-cell>
          <table:table-cell table:style-name="ce7" table:formula="of:=[.D22]-[.D21]" office:value-type="float" office:value="121.80035319471" calcext:value-type="float">
            <text:p>121.80035319471</text:p>
          </table:table-cell>
          <table:table-cell table:style-name="ce7" table:formula="of:=[.E22]-[.E21]" office:value-type="float" office:value="123.02391231" calcext:value-type="float">
            <text:p>123.02391231</text:p>
          </table:table-cell>
          <table:table-cell table:formula="of:=[.F22]-[.$F$26]" office:value-type="float" office:value="-0.317448710500983" calcext:value-type="float">
            <text:p>-0.317448710500983</text:p>
          </table:table-cell>
          <table:table-cell table:formula="of:=[.G22]-[.$G$26]" office:value-type="float" office:value="-1.072989130435" calcext:value-type="float">
            <text:p>-1.072989130435</text:p>
          </table:table-cell>
          <table:table-cell table:formula="of:=[.H22]-[.$H$26]" office:value-type="float" office:value="-0.695218920467994" calcext:value-type="float">
            <text:p>-0.695218920467994</text:p>
          </table:table-cell>
          <table:table-cell table:formula="of:=[.I22]-[.$I$26]" office:value-type="float" office:value="-0.000000000500023134009098" calcext:value-type="float">
            <text:p>-5.00023134009098E-10</text:p>
          </table:table-cell>
          <table:table-cell table:formula="of:=[.I22]+[.J22]" office:value-type="float" office:value="122.706463599499" calcext:value-type="float">
            <text:p>122.706463599499</text:p>
          </table:table-cell>
          <table:table-cell table:formula="of:=[.I22]+[.K22]" office:value-type="float" office:value="121.950923179565" calcext:value-type="float">
            <text:p>121.950923179565</text:p>
          </table:table-cell>
          <table:table-cell table:formula="of:=[.I22]+[.L22]" office:value-type="float" office:value="122.328693389532" calcext:value-type="float">
            <text:p>122.328693389532</text:p>
          </table:table-cell>
          <table:table-cell table:formula="of:=[.I22]+[.M22]" office:value-type="float" office:value="123.0239123095" calcext:value-type="float">
            <text:p>123.0239123095</text:p>
          </table:table-cell>
          <table:table-cell/>
          <table:table-cell table:formula="of:=[.S21]+[.N22]" office:value-type="float" office:value="-123.341361021501" calcext:value-type="float">
            <text:p>-123.341361021501</text:p>
          </table:table-cell>
          <table:table-cell table:formula="of:=[.T21]+[.O22]" office:value-type="float" office:value="-124.096901441435" calcext:value-type="float">
            <text:p>-124.096901441435</text:p>
          </table:table-cell>
          <table:table-cell table:formula="of:=[.U21]+[.P22]" office:value-type="float" office:value="-123.719131231468" calcext:value-type="float">
            <text:p>-123.719131231468</text:p>
          </table:table-cell>
          <table:table-cell table:formula="of:=[.V21]+[.Q22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1.20384749666667" calcext:value-type="float">
            <text:p>-1.20384749666667</text:p>
          </table:table-cell>
          <table:table-cell office:value-type="float" office:value="-0.195555555555504" calcext:value-type="float">
            <text:p>-0.195555555555504</text:p>
          </table:table-cell>
          <table:table-cell table:formula="of:=([.B23]+[.C23])/2" office:value-type="float" office:value="-0.699701526111087" calcext:value-type="float">
            <text:p>-0.699701526111087</text:p>
          </table:table-cell>
          <table:table-cell office:value-type="float" office:value="0" calcext:value-type="float">
            <text:p>0</text:p>
          </table:table-cell>
          <table:table-cell table:style-name="ce7" table:formula="of:=[.B23]-[.B22]" office:value-type="float" office:value="121.458145081" calcext:value-type="float">
            <text:p>121.458145081</text:p>
          </table:table-cell>
          <table:table-cell table:style-name="ce7" table:formula="of:=[.C23]-[.C22]" office:value-type="float" office:value="122.625096618358" calcext:value-type="float">
            <text:p>122.625096618358</text:p>
          </table:table-cell>
          <table:table-cell table:style-name="ce7" table:formula="of:=[.D23]-[.D22]" office:value-type="float" office:value="122.041620849679" calcext:value-type="float">
            <text:p>122.041620849679</text:p>
          </table:table-cell>
          <table:table-cell table:style-name="ce7" table:formula="of:=[.E23]-[.E22]" office:value-type="float" office:value="123.023912311" calcext:value-type="float">
            <text:p>123.023912311</text:p>
          </table:table-cell>
          <table:table-cell table:formula="of:=[.F23]-[.$F$26]" office:value-type="float" office:value="-0.773995526166672" calcext:value-type="float">
            <text:p>-0.773995526166672</text:p>
          </table:table-cell>
          <table:table-cell table:formula="of:=[.G23]-[.$G$26]" office:value-type="float" office:value="-0.133907004831499" calcext:value-type="float">
            <text:p>-0.133907004831499</text:p>
          </table:table-cell>
          <table:table-cell table:formula="of:=[.H23]-[.$H$26]" office:value-type="float" office:value="-0.453951265499086" calcext:value-type="float">
            <text:p>-0.453951265499086</text:p>
          </table:table-cell>
          <table:table-cell table:formula="of:=[.I23]-[.$I$26]" office:value-type="float" office:value="0.000000000499994712299667" calcext:value-type="float">
            <text:p>4.99994712299667E-10</text:p>
          </table:table-cell>
          <table:table-cell table:formula="of:=[.I23]+[.J23]" office:value-type="float" office:value="122.249916784833" calcext:value-type="float">
            <text:p>122.249916784833</text:p>
          </table:table-cell>
          <table:table-cell table:formula="of:=[.I23]+[.K23]" office:value-type="float" office:value="122.890005306169" calcext:value-type="float">
            <text:p>122.890005306169</text:p>
          </table:table-cell>
          <table:table-cell table:formula="of:=[.I23]+[.L23]" office:value-type="float" office:value="122.569961045501" calcext:value-type="float">
            <text:p>122.569961045501</text:p>
          </table:table-cell>
          <table:table-cell table:formula="of:=[.I23]+[.M23]" office:value-type="float" office:value="123.0239123115" calcext:value-type="float">
            <text:p>123.0239123115</text:p>
          </table:table-cell>
          <table:table-cell/>
          <table:table-cell table:formula="of:=[.S22]+[.N23]" office:value-type="float" office:value="-1.09144423666766" calcext:value-type="float">
            <text:p>-1.09144423666766</text:p>
          </table:table-cell>
          <table:table-cell table:formula="of:=[.T22]+[.O23]" office:value-type="float" office:value="-1.2068961352665" calcext:value-type="float">
            <text:p>-1.2068961352665</text:p>
          </table:table-cell>
          <table:table-cell table:formula="of:=[.U22]+[.P23]" office:value-type="float" office:value="-1.14917018596708" calcext:value-type="float">
            <text:p>-1.14917018596708</text:p>
          </table:table-cell>
          <table:table-cell table:formula="of:=[.V22]+[.Q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.82192784225" calcext:value-type="float">
            <text:p>121.82192784225</text:p>
          </table:table-cell>
          <table:table-cell office:value-type="float" office:value="123.467391304348" calcext:value-type="float">
            <text:p>123.467391304348</text:p>
          </table:table-cell>
          <table:table-cell table:formula="of:=([.B24]+[.C24])/2" office:value-type="float" office:value="122.644659573299" calcext:value-type="float">
            <text:p>122.644659573299</text:p>
          </table:table-cell>
          <table:table-cell office:value-type="float" office:value="123.023912311" calcext:value-type="float">
            <text:p>123.023912311</text:p>
          </table:table-cell>
          <table:table-cell table:style-name="ce7" table:formula="of:=[.B24]-[.B23]" office:value-type="float" office:value="123.025775338917" calcext:value-type="float">
            <text:p>123.025775338917</text:p>
          </table:table-cell>
          <table:table-cell table:style-name="ce7" table:formula="of:=[.C24]-[.C23]" office:value-type="float" office:value="123.662946859903" calcext:value-type="float">
            <text:p>123.662946859903</text:p>
          </table:table-cell>
          <table:table-cell table:style-name="ce7" table:formula="of:=[.D24]-[.D23]" office:value-type="float" office:value="123.34436109941" calcext:value-type="float">
            <text:p>123.34436109941</text:p>
          </table:table-cell>
          <table:table-cell table:style-name="ce7"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0.793634731749677" calcext:value-type="float">
            <text:p>0.793634731749677</text:p>
          </table:table-cell>
          <table:table-cell table:formula="of:=[.G24]-[.$G$26]" office:value-type="float" office:value="0.903943236714497" calcext:value-type="float">
            <text:p>0.903943236714497</text:p>
          </table:table-cell>
          <table:table-cell table:formula="of:=[.H24]-[.$H$26]" office:value-type="float" office:value="0.848788984232101" calcext:value-type="float">
            <text:p>0.848788984232101</text:p>
          </table:table-cell>
          <table:table-cell table:formula="of:=[.I24]-[.$I$26]" office:value-type="float" office:value="0.000000000499994712299667" calcext:value-type="float">
            <text:p>4.99994712299667E-10</text:p>
          </table:table-cell>
          <table:table-cell table:formula="of:=[.I24]+[.J24]" office:value-type="float" office:value="123.81754704275" calcext:value-type="float">
            <text:p>123.81754704275</text:p>
          </table:table-cell>
          <table:table-cell table:formula="of:=[.I24]+[.K24]" office:value-type="float" office:value="123.927855547715" calcext:value-type="float">
            <text:p>123.927855547715</text:p>
          </table:table-cell>
          <table:table-cell table:formula="of:=[.I24]+[.L24]" office:value-type="float" office:value="123.872701295232" calcext:value-type="float">
            <text:p>123.872701295232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726102806082" calcext:value-type="float">
            <text:p>122.726102806082</text:p>
          </table:table-cell>
          <table:table-cell table:formula="of:=[.T23]+[.O24]" office:value-type="float" office:value="122.720959412448" calcext:value-type="float">
            <text:p>122.720959412448</text:p>
          </table:table-cell>
          <table:table-cell table:formula="of:=[.U23]+[.P24]" office:value-type="float" office:value="122.723531109265" calcext:value-type="float">
            <text:p>122.723531109265</text:p>
          </table:table-cell>
          <table:table-cell table:formula="of:=[.V23]+[.Q24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4.351877954333" calcext:value-type="float">
            <text:p>244.351877954333</text:p>
          </table:table-cell>
          <table:table-cell office:value-type="float" office:value="246.529347826087" calcext:value-type="float">
            <text:p>246.529347826087</text:p>
          </table:table-cell>
          <table:table-cell table:formula="of:=([.B25]+[.C25])/2" office:value-type="float" office:value="245.44061289021" calcext:value-type="float">
            <text:p>245.44061289021</text:p>
          </table:table-cell>
          <table:table-cell office:value-type="float" office:value="246.047824621" calcext:value-type="float">
            <text:p>246.047824621</text:p>
          </table:table-cell>
          <table:table-cell table:style-name="ce7" table:formula="of:=[.B25]-[.B24]" office:value-type="float" office:value="122.529950112083" calcext:value-type="float">
            <text:p>122.529950112083</text:p>
          </table:table-cell>
          <table:table-cell table:style-name="ce7" table:formula="of:=[.C25]-[.C24]" office:value-type="float" office:value="123.061956521739" calcext:value-type="float">
            <text:p>123.061956521739</text:p>
          </table:table-cell>
          <table:table-cell table:style-name="ce7" table:formula="of:=[.D25]-[.D24]" office:value-type="float" office:value="122.795953316911" calcext:value-type="float">
            <text:p>122.795953316911</text:p>
          </table:table-cell>
          <table:table-cell table:style-name="ce7"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297809504915989" calcext:value-type="float">
            <text:p>0.297809504915989</text:p>
          </table:table-cell>
          <table:table-cell table:formula="of:=[.G25]-[.$G$26]" office:value-type="float" office:value="0.302952898549989" calcext:value-type="float">
            <text:p>0.302952898549989</text:p>
          </table:table-cell>
          <table:table-cell table:formula="of:=[.H25]-[.$H$26]" office:value-type="float" office:value="0.300381201732989" calcext:value-type="float">
            <text:p>0.300381201732989</text:p>
          </table:table-cell>
          <table:table-cell table:formula="of:=[.I25]-[.$I$26]" office:value-type="float" office:value="-0.000000000500023134009098" calcext:value-type="float">
            <text:p>-5.00023134009098E-10</text:p>
          </table:table-cell>
          <table:table-cell table:formula="of:=[.I25]+[.J25]" office:value-type="float" office:value="123.321721814916" calcext:value-type="float">
            <text:p>123.321721814916</text:p>
          </table:table-cell>
          <table:table-cell table:formula="of:=[.I25]+[.K25]" office:value-type="float" office:value="123.32686520855" calcext:value-type="float">
            <text:p>123.32686520855</text:p>
          </table:table-cell>
          <table:table-cell table:formula="of:=[.I25]+[.L25]" office:value-type="float" office:value="123.324293511733" calcext:value-type="float">
            <text:p>123.324293511733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6.047824620998" calcext:value-type="float">
            <text:p>246.047824620998</text:p>
          </table:table-cell>
          <table:table-cell table:formula="of:=[.T24]+[.O25]" office:value-type="float" office:value="246.047824620998" calcext:value-type="float">
            <text:p>246.047824620998</text:p>
          </table:table-cell>
          <table:table-cell table:formula="of:=[.U24]+[.P25]" office:value-type="float" office:value="246.047824620998" calcext:value-type="float">
            <text:p>246.047824620998</text:p>
          </table:table-cell>
          <table:table-cell table:formula="of:=[.V24]+[.Q25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6"/>
          <table:table-cell table:number-columns-repeated="4"/>
          <table:table-cell table:style-name="ce13" office:value-type="float" office:value="122.232140607167" calcext:value-type="float">
            <text:p>122.232140607167</text:p>
          </table:table-cell>
          <table:table-cell table:style-name="ce13" office:value-type="float" office:value="122.759003623189" calcext:value-type="float">
            <text:p>122.759003623189</text:p>
          </table:table-cell>
          <table:table-cell table:style-name="ce13" table:formula="of:=([.F26]+[.G26])/2" office:value-type="float" office:value="122.495572115178" calcext:value-type="float">
            <text:p>122.495572115178</text:p>
          </table:table-cell>
          <table:table-cell table:style-name="ce13" table:formula="of:=AVERAGE([.I22:.I25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4"/>
          <table:table-cell table:style-name="ce7" table:number-columns-repeated="4"/>
          <table:table-cell table:number-columns-repeated="13"/>
        </table:table-row>
        <table:table-row table:style-name="ro1">
          <table:table-cell/>
          <table:table-cell office:value-type="float" office:value="-246.170599392875" calcext:value-type="float">
            <text:p>-246.170599392875</text:p>
          </table:table-cell>
          <table:table-cell office:value-type="float" office:value="-248.490217391304" calcext:value-type="float">
            <text:p>-248.490217391304</text:p>
          </table:table-cell>
          <table:table-cell table:formula="of:=([.B29]+[.C29])/2" office:value-type="float" office:value="-247.33040839209" calcext:value-type="float">
            <text:p>-247.33040839209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formula="of:=[.I29]+[.K29]" office:value-type="float" office:value="0" calcext:value-type="float">
            <text:p>0</text:p>
          </table:table-cell>
          <table:table-cell table:formula="of:=[.I29]+[.L29]" office:value-type="float" office:value="0" calcext:value-type="float">
            <text:p>0</text:p>
          </table:table-cell>
          <table:table-cell table:formula="of:=[.I29]+[.M29]" office:value-type="float" office:value="0" calcext:value-type="float">
            <text:p>0</text:p>
          </table:table-cell>
          <table:table-cell/>
          <table:table-cell table:formula="of:=[.E29]" office:value-type="float" office:value="-246.047824621" calcext:value-type="float">
            <text:p>-246.047824621</text:p>
          </table:table-cell>
          <table:table-cell table:formula="of:=[.S29]" office:value-type="float" office:value="-246.047824621" calcext:value-type="float">
            <text:p>-246.047824621</text:p>
          </table:table-cell>
          <table:table-cell table:formula="of:=[.T29]" office:value-type="float" office:value="-246.047824621" calcext:value-type="float">
            <text:p>-246.047824621</text:p>
          </table:table-cell>
          <table:table-cell table:formula="of:=[.U29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3.989460574333" calcext:value-type="float">
            <text:p>-123.989460574333</text:p>
          </table:table-cell>
          <table:table-cell office:value-type="float" office:value="-127.489130434783" calcext:value-type="float">
            <text:p>-127.489130434783</text:p>
          </table:table-cell>
          <table:table-cell table:formula="of:=([.B30]+[.C30])/2" office:value-type="float" office:value="-125.739295504558" calcext:value-type="float">
            <text:p>-125.739295504558</text:p>
          </table:table-cell>
          <table:table-cell office:value-type="float" office:value="-123.023912311" calcext:value-type="float">
            <text:p>-123.023912311</text:p>
          </table:table-cell>
          <table:table-cell table:style-name="ce7" table:formula="of:=[.B30]-[.B29]" office:value-type="float" office:value="122.181138818542" calcext:value-type="float">
            <text:p>122.181138818542</text:p>
          </table:table-cell>
          <table:table-cell table:style-name="ce7" table:formula="of:=[.C30]-[.C29]" office:value-type="float" office:value="121.001086956521" calcext:value-type="float">
            <text:p>121.001086956521</text:p>
          </table:table-cell>
          <table:table-cell table:style-name="ce7" table:formula="of:=[.D30]-[.D29]" office:value-type="float" office:value="121.591112887532" calcext:value-type="float">
            <text:p>121.591112887532</text:p>
          </table:table-cell>
          <table:table-cell table:style-name="ce7" table:formula="of:=[.E30]-[.E29]" office:value-type="float" office:value="123.02391231" calcext:value-type="float">
            <text:p>123.02391231</text:p>
          </table:table-cell>
          <table:table-cell table:formula="of:=[.F30]-[.$F$34]" office:value-type="float" office:value="-0.144129716860988" calcext:value-type="float">
            <text:p>-0.144129716860988</text:p>
          </table:table-cell>
          <table:table-cell table:formula="of:=[.G30]-[.$G$34]" office:value-type="float" office:value="-0.307971014493006" calcext:value-type="float">
            <text:p>-0.307971014493006</text:p>
          </table:table-cell>
          <table:table-cell table:formula="of:=[.H30]-[.$H$34]" office:value-type="float" office:value="-0.226050365676969" calcext:value-type="float">
            <text:p>-0.226050365676969</text:p>
          </table:table-cell>
          <table:table-cell table:formula="of:=[.I30]-[.$I$34]" office:value-type="float" office:value="-0.000000000500023134009098" calcext:value-type="float">
            <text:p>-5.00023134009098E-10</text:p>
          </table:table-cell>
          <table:table-cell table:formula="of:=[.I30]+[.J30]" office:value-type="float" office:value="122.879782593139" calcext:value-type="float">
            <text:p>122.879782593139</text:p>
          </table:table-cell>
          <table:table-cell table:formula="of:=[.I30]+[.K30]" office:value-type="float" office:value="122.715941295507" calcext:value-type="float">
            <text:p>122.715941295507</text:p>
          </table:table-cell>
          <table:table-cell table:formula="of:=[.I30]+[.L30]" office:value-type="float" office:value="122.797861944323" calcext:value-type="float">
            <text:p>122.797861944323</text:p>
          </table:table-cell>
          <table:table-cell table:formula="of:=[.I30]+[.M30]" office:value-type="float" office:value="123.0239123095" calcext:value-type="float">
            <text:p>123.0239123095</text:p>
          </table:table-cell>
          <table:table-cell/>
          <table:table-cell table:formula="of:=[.S29]+[.N30]" office:value-type="float" office:value="-123.168042027861" calcext:value-type="float">
            <text:p>-123.168042027861</text:p>
          </table:table-cell>
          <table:table-cell table:formula="of:=[.T29]+[.O30]" office:value-type="float" office:value="-123.331883325493" calcext:value-type="float">
            <text:p>-123.331883325493</text:p>
          </table:table-cell>
          <table:table-cell table:formula="of:=[.U29]+[.P30]" office:value-type="float" office:value="-123.249962676677" calcext:value-type="float">
            <text:p>-123.249962676677</text:p>
          </table:table-cell>
          <table:table-cell table:formula="of:=[.V29]+[.Q30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1.03405973333333" calcext:value-type="float">
            <text:p>-1.03405973333333</text:p>
          </table:table-cell>
          <table:table-cell office:value-type="float" office:value="-5.32499999999999" calcext:value-type="float">
            <text:p>-5.32499999999999</text:p>
          </table:table-cell>
          <table:table-cell table:formula="of:=([.B31]+[.C31])/2" office:value-type="float" office:value="-3.17952986666666" calcext:value-type="float">
            <text:p>-3.17952986666666</text:p>
          </table:table-cell>
          <table:table-cell office:value-type="float" office:value="0" calcext:value-type="float">
            <text:p>0</text:p>
          </table:table-cell>
          <table:table-cell table:style-name="ce7" table:formula="of:=[.B31]-[.B30]" office:value-type="float" office:value="122.955400841" calcext:value-type="float">
            <text:p>122.955400841</text:p>
          </table:table-cell>
          <table:table-cell table:style-name="ce7" table:formula="of:=[.C31]-[.C30]" office:value-type="float" office:value="122.164130434783" calcext:value-type="float">
            <text:p>122.164130434783</text:p>
          </table:table-cell>
          <table:table-cell table:style-name="ce7" table:formula="of:=[.D31]-[.D30]" office:value-type="float" office:value="122.559765637891" calcext:value-type="float">
            <text:p>122.559765637891</text:p>
          </table:table-cell>
          <table:table-cell table:style-name="ce7" table:formula="of:=[.E31]-[.E30]" office:value-type="float" office:value="123.023912311" calcext:value-type="float">
            <text:p>123.023912311</text:p>
          </table:table-cell>
          <table:table-cell table:formula="of:=[.F31]-[.$F$34]" office:value-type="float" office:value="0.630132305596661" calcext:value-type="float">
            <text:p>0.630132305596661</text:p>
          </table:table-cell>
          <table:table-cell table:formula="of:=[.G31]-[.$G$34]" office:value-type="float" office:value="0.855072463769005" calcext:value-type="float">
            <text:p>0.855072463769005</text:p>
          </table:table-cell>
          <table:table-cell table:formula="of:=[.H31]-[.$H$34]" office:value-type="float" office:value="0.74260238468284" calcext:value-type="float">
            <text:p>0.74260238468284</text:p>
          </table:table-cell>
          <table:table-cell table:formula="of:=[.I31]-[.$I$34]" office:value-type="float" office:value="0.000000000499994712299667" calcext:value-type="float">
            <text:p>4.99994712299667E-10</text:p>
          </table:table-cell>
          <table:table-cell table:formula="of:=[.I31]+[.J31]" office:value-type="float" office:value="123.654044616597" calcext:value-type="float">
            <text:p>123.654044616597</text:p>
          </table:table-cell>
          <table:table-cell table:formula="of:=[.I31]+[.K31]" office:value-type="float" office:value="123.878984774769" calcext:value-type="float">
            <text:p>123.878984774769</text:p>
          </table:table-cell>
          <table:table-cell table:formula="of:=[.I31]+[.L31]" office:value-type="float" office:value="123.766514695683" calcext:value-type="float">
            <text:p>123.766514695683</text:p>
          </table:table-cell>
          <table:table-cell table:formula="of:=[.I31]+[.M31]" office:value-type="float" office:value="123.0239123115" calcext:value-type="float">
            <text:p>123.0239123115</text:p>
          </table:table-cell>
          <table:table-cell/>
          <table:table-cell table:formula="of:=[.S30]+[.N31]" office:value-type="float" office:value="0.486002588735673" calcext:value-type="float">
            <text:p>0.486002588735673</text:p>
          </table:table-cell>
          <table:table-cell table:formula="of:=[.T30]+[.O31]" office:value-type="float" office:value="0.547101449275999" calcext:value-type="float">
            <text:p>0.547101449275999</text:p>
          </table:table-cell>
          <table:table-cell table:formula="of:=[.U30]+[.P31]" office:value-type="float" office:value="0.516552019005871" calcext:value-type="float">
            <text:p>0.516552019005871</text:p>
          </table:table-cell>
          <table:table-cell table:formula="of:=[.V30]+[.Q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.500092244333" calcext:value-type="float">
            <text:p>121.500092244333</text:p>
          </table:table-cell>
          <table:table-cell office:value-type="float" office:value="116.235227272727" calcext:value-type="float">
            <text:p>116.235227272727</text:p>
          </table:table-cell>
          <table:table-cell table:formula="of:=([.B32]+[.C32])/2" office:value-type="float" office:value="118.86765975853" calcext:value-type="float">
            <text:p>118.86765975853</text:p>
          </table:table-cell>
          <table:table-cell office:value-type="float" office:value="123.023912311" calcext:value-type="float">
            <text:p>123.023912311</text:p>
          </table:table-cell>
          <table:table-cell table:style-name="ce7" table:formula="of:=[.B32]-[.B31]" office:value-type="float" office:value="122.534151977666" calcext:value-type="float">
            <text:p>122.534151977666</text:p>
          </table:table-cell>
          <table:table-cell table:style-name="ce7" table:formula="of:=[.C32]-[.C31]" office:value-type="float" office:value="121.560227272727" calcext:value-type="float">
            <text:p>121.560227272727</text:p>
          </table:table-cell>
          <table:table-cell table:style-name="ce7" table:formula="of:=[.D32]-[.D31]" office:value-type="float" office:value="122.047189625197" calcext:value-type="float">
            <text:p>122.047189625197</text:p>
          </table:table-cell>
          <table:table-cell table:style-name="ce7"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0.208883442263343" calcext:value-type="float">
            <text:p>0.208883442263343</text:p>
          </table:table-cell>
          <table:table-cell table:formula="of:=[.G32]-[.$G$34]" office:value-type="float" office:value="0.251169301712991" calcext:value-type="float">
            <text:p>0.251169301712991</text:p>
          </table:table-cell>
          <table:table-cell table:formula="of:=[.H32]-[.$H$34]" office:value-type="float" office:value="0.230026371988174" calcext:value-type="float">
            <text:p>0.230026371988174</text:p>
          </table:table-cell>
          <table:table-cell table:formula="of:=[.I32]-[.$I$34]" office:value-type="float" office:value="0.000000000499994712299667" calcext:value-type="float">
            <text:p>4.99994712299667E-10</text:p>
          </table:table-cell>
          <table:table-cell table:formula="of:=[.I32]+[.J32]" office:value-type="float" office:value="123.232795753263" calcext:value-type="float">
            <text:p>123.232795753263</text:p>
          </table:table-cell>
          <table:table-cell table:formula="of:=[.I32]+[.K32]" office:value-type="float" office:value="123.275081612713" calcext:value-type="float">
            <text:p>123.275081612713</text:p>
          </table:table-cell>
          <table:table-cell table:formula="of:=[.I32]+[.L32]" office:value-type="float" office:value="123.253938682988" calcext:value-type="float">
            <text:p>123.253938682988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3.718798341999" calcext:value-type="float">
            <text:p>123.718798341999</text:p>
          </table:table-cell>
          <table:table-cell table:formula="of:=[.T31]+[.O32]" office:value-type="float" office:value="123.822183061989" calcext:value-type="float">
            <text:p>123.822183061989</text:p>
          </table:table-cell>
          <table:table-cell table:formula="of:=[.U31]+[.P32]" office:value-type="float" office:value="123.770490701994" calcext:value-type="float">
            <text:p>123.770490701994</text:p>
          </table:table-cell>
          <table:table-cell table:formula="of:=[.V31]+[.Q32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3.760607054333" calcext:value-type="float">
            <text:p>243.760607054333</text:p>
          </table:table-cell>
          <table:table-cell office:value-type="float" office:value="237.601086956522" calcext:value-type="float">
            <text:p>237.601086956522</text:p>
          </table:table-cell>
          <table:table-cell table:formula="of:=([.B33]+[.C33])/2" office:value-type="float" office:value="240.680847005427" calcext:value-type="float">
            <text:p>240.680847005427</text:p>
          </table:table-cell>
          <table:table-cell office:value-type="float" office:value="246.047824621" calcext:value-type="float">
            <text:p>246.047824621</text:p>
          </table:table-cell>
          <table:table-cell table:style-name="ce7" table:formula="of:=[.B33]-[.B32]" office:value-type="float" office:value="122.26051481" calcext:value-type="float">
            <text:p>122.26051481</text:p>
          </table:table-cell>
          <table:table-cell table:style-name="ce7" table:formula="of:=[.C33]-[.C32]" office:value-type="float" office:value="121.365859683795" calcext:value-type="float">
            <text:p>121.365859683795</text:p>
          </table:table-cell>
          <table:table-cell table:style-name="ce7" table:formula="of:=[.D33]-[.D32]" office:value-type="float" office:value="121.813187246898" calcext:value-type="float">
            <text:p>121.813187246898</text:p>
          </table:table-cell>
          <table:table-cell table:style-name="ce7"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-0.0647537254029942" calcext:value-type="float">
            <text:p>-0.064753725402994</text:p>
          </table:table-cell>
          <table:table-cell table:formula="of:=[.G33]-[.$G$34]" office:value-type="float" office:value="0.0568017127810094" calcext:value-type="float">
            <text:p>0.05680171278101</text:p>
          </table:table-cell>
          <table:table-cell table:formula="of:=[.H33]-[.$H$34]" office:value-type="float" office:value="-0.00397600631100659" calcext:value-type="float">
            <text:p>-0.003976006311007</text:p>
          </table:table-cell>
          <table:table-cell table:formula="of:=[.I33]-[.$I$34]" office:value-type="float" office:value="-0.000000000500023134009098" calcext:value-type="float">
            <text:p>-5.00023134009098E-10</text:p>
          </table:table-cell>
          <table:table-cell table:formula="of:=[.I33]+[.J33]" office:value-type="float" office:value="122.959158584597" calcext:value-type="float">
            <text:p>122.959158584597</text:p>
          </table:table-cell>
          <table:table-cell table:formula="of:=[.I33]+[.K33]" office:value-type="float" office:value="123.080714022781" calcext:value-type="float">
            <text:p>123.080714022781</text:p>
          </table:table-cell>
          <table:table-cell table:formula="of:=[.I33]+[.L33]" office:value-type="float" office:value="123.019936303689" calcext:value-type="float">
            <text:p>123.019936303689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6.677956926596" calcext:value-type="float">
            <text:p>246.677956926596</text:p>
          </table:table-cell>
          <table:table-cell table:formula="of:=[.T32]+[.O33]" office:value-type="float" office:value="246.90289708477" calcext:value-type="float">
            <text:p>246.90289708477</text:p>
          </table:table-cell>
          <table:table-cell table:formula="of:=[.U32]+[.P33]" office:value-type="float" office:value="246.790427005683" calcext:value-type="float">
            <text:p>246.790427005683</text:p>
          </table:table-cell>
          <table:table-cell table:formula="of:=[.V32]+[.Q33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5" office:value-type="string" calcext:value-type="string">
            <text:p>stepsize</text:p>
          </table:table-cell>
          <table:table-cell table:number-columns-repeated="4"/>
          <table:table-cell table:style-name="ce13" office:value-type="float" office:value="122.325268535403" calcext:value-type="float">
            <text:p>122.325268535403</text:p>
          </table:table-cell>
          <table:table-cell table:style-name="ce13" office:value-type="float" office:value="121.309057971014" calcext:value-type="float">
            <text:p>121.309057971014</text:p>
          </table:table-cell>
          <table:table-cell table:style-name="ce13" table:formula="of:=([.F34]+[.G34])/2" office:value-type="float" office:value="121.817163253208" calcext:value-type="float">
            <text:p>121.817163253208</text:p>
          </table:table-cell>
          <table:table-cell table:style-name="ce13" table:formula="of:=AVERAGE([.I30:.I33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style-name="ce11" table:number-columns-repeated="2"/>
          <table:table-cell table:style-name="ce8"/>
          <table:table-cell table:style-name="ce1" table:number-columns-repeated="2"/>
          <table:table-cell table:number-columns-repeated="15"/>
        </table:table-row>
        <table:table-row table:style-name="ro1" table:number-rows-repeated="9">
          <table:table-cell table:number-columns-repeated="22"/>
        </table:table-row>
        <table:table-row table:style-name="ro1">
          <table:table-cell/>
          <table:table-cell table:style-name="ce8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8" office:value-type="string" calcext:value-type="string">
            <text:p>nom</text:p>
          </table:table-cell>
          <table:table-cell/>
          <table:table-cell office:value-type="string" calcext:value-type="string">
            <text:p>X-xbar(arc)</text:p>
          </table:table-cell>
          <table:table-cell office:value-type="string" calcext:value-type="string">
            <text:p>X-xbar(dor)</text:p>
          </table:table-cell>
          <table:table-cell office:value-type="string" calcext:value-type="string">
            <text:p>3 smallest std. Dev(arc)</text:p>
          </table:table-cell>
          <table:table-cell office:value-type="string" calcext:value-type="string">
            <text:p>3 smallest std. Dev(dor)</text:p>
          </table:table-cell>
          <table:table-cell office:value-type="string" calcext:value-type="string">
            <text:p>check values(arc)</text:p>
          </table:table-cell>
          <table:table-cell office:value-type="string" calcext:value-type="string">
            <text:p>check values(dor)</text:p>
          </table:table-cell>
          <table:table-cell office:value-type="string" calcext:value-type="string">
            <text:p>values shoud used(arc)</text:p>
          </table:table-cell>
          <table:table-cell office:value-type="string" calcext:value-type="string">
            <text:p>values shoud used(dor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B1-Y</text:p>
          </table:table-cell>
          <table:table-cell office:value-type="float" office:value="121.301210826334" calcext:value-type="float">
            <text:p>121.301210826334</text:p>
          </table:table-cell>
          <table:table-cell office:value-type="float" office:value="120.44935770751" calcext:value-type="float">
            <text:p>120.44935770751</text:p>
          </table:table-cell>
          <table:table-cell office:value-type="float" office:value="120.875284266922" calcext:value-type="float">
            <text:p>120.875284266922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B46]-[.$B$50]" office:value-type="float" office:value="-0.83189126333275" calcext:value-type="float">
            <text:p>-0.83189126333275</text:p>
          </table:table-cell>
          <table:table-cell table:style-name="ce14" table:formula="of:=[.C46]-[.$C$50]" office:value-type="float" office:value="-0.839500988142248" calcext:value-type="float">
            <text:p>-0.839500988142248</text:p>
          </table:table-cell>
          <table:table-cell office:value-type="float" office:value="121.301210826334" calcext:value-type="float">
            <text:p>121.301210826334</text:p>
          </table:table-cell>
          <table:table-cell office:value-type="float" office:value="121.504545454546" calcext:value-type="float">
            <text:p>121.504545454546</text:p>
          </table:table-cell>
          <table:table-cell office:value-type="float" office:value="121.301210826334" calcext:value-type="float">
            <text:p>121.301210826334</text:p>
          </table:table-cell>
          <table:table-cell table:style-name="ce18" office:value-type="string" calcext:value-type="string">
            <text:p>lower limit</text:p>
          </table:table-cell>
          <table:table-cell table:style-name="ce16" office:value-type="float" office:value="121.301210826334" calcext:value-type="float">
            <text:p>121.301210826334</text:p>
          </table:table-cell>
          <table:table-cell table:style-name="ce16" office:value-type="float" office:value="121.504545454546" calcext:value-type="float">
            <text:p>121.504545454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.823952428" calcext:value-type="float">
            <text:p>121.823952428</text:p>
          </table:table-cell>
          <table:table-cell office:value-type="float" office:value="121.504545454546" calcext:value-type="float">
            <text:p>121.504545454546</text:p>
          </table:table-cell>
          <table:table-cell office:value-type="float" office:value="121.664248941273" calcext:value-type="float">
            <text:p>121.664248941273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B47]-[.$B$50]" office:value-type="float" office:value="-0.309149661666751" calcext:value-type="float">
            <text:p>-0.309149661666751</text:p>
          </table:table-cell>
          <table:table-cell table:formula="of:=[.C47]-[.$C$50]" office:value-type="float" office:value="0.215686758893753" calcext:value-type="float">
            <text:p>0.215686758893753</text:p>
          </table:table-cell>
          <table:table-cell office:value-type="float" office:value="121.823952428" calcext:value-type="float">
            <text:p>121.823952428</text:p>
          </table:table-cell>
          <table:table-cell office:value-type="float" office:value="121.511291102514" calcext:value-type="float">
            <text:p>121.511291102514</text:p>
          </table:table-cell>
          <table:table-cell office:value-type="float" office:value="121.823952428" calcext:value-type="float">
            <text:p>121.823952428</text:p>
          </table:table-cell>
          <table:table-cell office:value-type="float" office:value="121.504545454546" calcext:value-type="float">
            <text:p>121.504545454546</text:p>
          </table:table-cell>
          <table:table-cell table:style-name="ce16" office:value-type="float" office:value="121.823952428" calcext:value-type="float">
            <text:p>121.823952428</text:p>
          </table:table-cell>
          <table:table-cell table:style-name="ce16" office:value-type="float" office:value="121.511291102514" calcext:value-type="float">
            <text:p>121.511291102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.359487306833" calcext:value-type="float">
            <text:p>122.359487306833</text:p>
          </table:table-cell>
          <table:table-cell office:value-type="float" office:value="121.511291102514" calcext:value-type="float">
            <text:p>121.511291102514</text:p>
          </table:table-cell>
          <table:table-cell office:value-type="float" office:value="121.935389204674" calcext:value-type="float">
            <text:p>121.935389204674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B48]-[.$B$50]" office:value-type="float" office:value="0.226385217166253" calcext:value-type="float">
            <text:p>0.226385217166253</text:p>
          </table:table-cell>
          <table:table-cell table:style-name="ce7" table:formula="of:=[.C48]-[.$C$50]" office:value-type="float" office:value="0.222432406861742" calcext:value-type="float">
            <text:p>0.222432406861742</text:p>
          </table:table-cell>
          <table:table-cell office:value-type="float" office:value="122.359487306833" calcext:value-type="float">
            <text:p>122.359487306833</text:p>
          </table:table-cell>
          <table:table-cell office:value-type="float" office:value="121.690240518039" calcext:value-type="float">
            <text:p>121.690240518039</text:p>
          </table:table-cell>
          <table:table-cell office:value-type="float" office:value="122.359487306833" calcext:value-type="float">
            <text:p>122.359487306833</text:p>
          </table:table-cell>
          <table:table-cell office:value-type="float" office:value="121.511291102514" calcext:value-type="float">
            <text:p>121.511291102514</text:p>
          </table:table-cell>
          <table:table-cell table:style-name="ce16" office:value-type="float" office:value="122.359487306833" calcext:value-type="float">
            <text:p>122.359487306833</text:p>
          </table:table-cell>
          <table:table-cell table:style-name="ce16" office:value-type="float" office:value="121.690240518039" calcext:value-type="float">
            <text:p>121.690240518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.0477577975" calcext:value-type="float">
            <text:p>123.0477577975</text:p>
          </table:table-cell>
          <table:table-cell office:value-type="float" office:value="121.690240518039" calcext:value-type="float">
            <text:p>121.690240518039</text:p>
          </table:table-cell>
          <table:table-cell office:value-type="float" office:value="122.368999157769" calcext:value-type="float">
            <text:p>122.368999157769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14" table:formula="of:=[.B49]-[.$B$50]" office:value-type="float" office:value="0.914655707833248" calcext:value-type="float">
            <text:p>0.914655707833248</text:p>
          </table:table-cell>
          <table:table-cell table:formula="of:=[.C49]-[.$C$50]" office:value-type="float" office:value="0.401381822386753" calcext:value-type="float">
            <text:p>0.401381822386753</text:p>
          </table:table-cell>
          <table:table-cell table:number-columns-repeated="2"/>
          <table:table-cell table:style-name="ce16" office:value-type="float" office:value="123.0477577975" calcext:value-type="float">
            <text:p>123.0477577975</text:p>
          </table:table-cell>
          <table:table-cell office:value-type="float" office:value="121.690240518039" calcext:value-type="float">
            <text:p>121.690240518039</text:p>
          </table:table-cell>
          <table:table-cell office:value-type="float" office:value="123.0477577975" calcext:value-type="float">
            <text:p>123.0477577975</text:p>
          </table:table-cell>
          <table:table-cell table:number-columns-repeated="9"/>
        </table:table-row>
        <table:table-row table:style-name="ro1">
          <table:table-cell/>
          <table:table-cell table:style-name="ce13" table:formula="of:=AVERAGE([.B46:.B49])" office:value-type="float" office:value="122.133102089667" calcext:value-type="float">
            <text:p>122.133102089667</text:p>
          </table:table-cell>
          <table:table-cell table:style-name="ce13" table:formula="of:=AVERAGE([.C46:.C49])" office:value-type="float" office:value="121.288858695652" calcext:value-type="float">
            <text:p>121.288858695652</text:p>
          </table:table-cell>
          <table:table-cell table:style-name="ce13" table:formula="of:=AVERAGE([.D46:.D49])" office:value-type="float" office:value="121.710980392659" calcext:value-type="float">
            <text:p>121.710980392659</text:p>
          </table:table-cell>
          <table:table-cell table:style-name="ce13" table:formula="of:=AVERAGE([.E46:.E49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st. dev. 1</text:p>
          </table:table-cell>
          <table:table-cell table:number-columns-repeated="2"/>
          <table:table-cell table:formula="of:=STDEV([.I46:.I48])" office:value-type="float" office:value="0.529151128024306" calcext:value-type="float">
            <text:p>0.529151128024306</text:p>
          </table:table-cell>
          <table:table-cell table:formula="of:=STDEV([.J46:.J48])" office:value-type="float" office:value="0.105317815593976" calcext:value-type="float">
            <text:p>0.10531781559397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ean 1</text:p>
          </table:table-cell>
          <table:table-cell table:number-columns-repeated="2"/>
          <table:table-cell table:formula="of:=AVERAGE([.I46:.I48])" office:value-type="float" office:value="121.828216853722" calcext:value-type="float">
            <text:p>121.828216853722</text:p>
          </table:table-cell>
          <table:table-cell table:formula="of:=AVERAGE([.J46:.J48])" office:value-type="float" office:value="121.568692358366" calcext:value-type="float">
            <text:p>121.568692358366</text:p>
          </table:table-cell>
          <table:table-cell/>
          <table:table-cell office:value-type="string" calcext:value-type="string">
            <text:p>Mean 2 </text:p>
          </table:table-cell>
          <table:table-cell table:style-name="ce13" table:formula="of:=AVERAGE([.M46:.M49])" office:value-type="float" office:value="122.133102089667" calcext:value-type="float">
            <text:p>122.133102089667</text:p>
          </table:table-cell>
          <table:table-cell table:style-name="ce13" table:formula="of:=AVERAGE([.N46:.N48])" office:value-type="float" office:value="121.568692358366" calcext:value-type="float">
            <text:p>121.56869235836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up limit</text:p>
          </table:table-cell>
          <table:table-cell table:number-columns-repeated="2"/>
          <table:table-cell table:formula="of:=[.I52]+3*[.I51]" office:value-type="float" office:value="123.415670237795" calcext:value-type="float">
            <text:p>123.415670237795</text:p>
          </table:table-cell>
          <table:table-cell table:formula="of:=[.J52]+3*[.J51]" office:value-type="float" office:value="121.884645805148" calcext:value-type="float">
            <text:p>121.884645805148</text:p>
          </table:table-cell>
          <table:table-cell/>
          <table:table-cell office:value-type="string" calcext:value-type="string">
            <text:p>std. dv. 2</text:p>
          </table:table-cell>
          <table:table-cell table:style-name="ce13" table:formula="of:=STDEV([.M46:.M49])" office:value-type="float" office:value="0.747320082637816" calcext:value-type="float">
            <text:p>0.747320082637816</text:p>
          </table:table-cell>
          <table:table-cell table:style-name="ce13" table:formula="of:=STDEV([.N46:.N48])" office:value-type="float" office:value="0.105317815593976" calcext:value-type="float">
            <text:p>0.10531781559397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own limit</text:p>
          </table:table-cell>
          <table:table-cell table:number-columns-repeated="2"/>
          <table:table-cell table:formula="of:=[.I52]-3*[.I51]" office:value-type="float" office:value="120.240763469649" calcext:value-type="float">
            <text:p>120.240763469649</text:p>
          </table:table-cell>
          <table:table-cell table:formula="of:=[.J52]-3*[.J51]" office:value-type="float" office:value="121.252738911584" calcext:value-type="float">
            <text:p>121.252738911584</text:p>
          </table:table-cell>
          <table:table-cell table:number-columns-repeated="1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1" office:value-type="string" calcext:value-type="string">
            <text:p>B2-Y</text:p>
          </table:table-cell>
          <table:table-cell office:value-type="float" office:value="121.914691896666" calcext:value-type="float">
            <text:p>121.914691896666</text:p>
          </table:table-cell>
          <table:table-cell office:value-type="float" office:value="121.686014492754" calcext:value-type="float">
            <text:p>121.686014492754</text:p>
          </table:table-cell>
          <table:table-cell office:value-type="float" office:value="121.80035319471" calcext:value-type="float">
            <text:p>121.80035319471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B58]-[.$B$62]" office:value-type="float" office:value="-0.3174487105005" calcext:value-type="float">
            <text:p>-0.3174487105005</text:p>
          </table:table-cell>
          <table:table-cell table:style-name="ce14" table:formula="of:=[.C58]-[.$C$62]" office:value-type="float" office:value="-1.07298913043451" calcext:value-type="float">
            <text:p>-1.07298913043451</text:p>
          </table:table-cell>
          <table:table-cell office:value-type="float" office:value="121.914691896666" calcext:value-type="float">
            <text:p>121.914691896666</text:p>
          </table:table-cell>
          <table:table-cell office:value-type="float" office:value="122.625096618358" calcext:value-type="float">
            <text:p>122.625096618358</text:p>
          </table:table-cell>
          <table:table-cell table:style-name="ce16" office:value-type="float" office:value="121.914691896666" calcext:value-type="float">
            <text:p>121.914691896666</text:p>
          </table:table-cell>
          <table:table-cell table:style-name="ce16" office:value-type="float" office:value="121.686014492754" calcext:value-type="float">
            <text:p>121.686014492754</text:p>
          </table:table-cell>
          <table:table-cell table:style-name="ce16" office:value-type="float" office:value="121.914691896666" calcext:value-type="float">
            <text:p>121.914691896666</text:p>
          </table:table-cell>
          <table:table-cell table:style-name="ce16" office:value-type="float" office:value="121.686014492754" calcext:value-type="float">
            <text:p>121.6860144927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.458145081" calcext:value-type="float">
            <text:p>121.458145081</text:p>
          </table:table-cell>
          <table:table-cell office:value-type="float" office:value="122.625096618358" calcext:value-type="float">
            <text:p>122.625096618358</text:p>
          </table:table-cell>
          <table:table-cell office:value-type="float" office:value="122.041620849679" calcext:value-type="float">
            <text:p>122.041620849679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7" table:formula="of:=[.B59]-[.$B$62]" office:value-type="float" office:value="-0.773995526166502" calcext:value-type="float">
            <text:p>-0.773995526166502</text:p>
          </table:table-cell>
          <table:table-cell table:formula="of:=[.C59]-[.$C$62]" office:value-type="float" office:value="-0.133907004830505" calcext:value-type="float">
            <text:p>-0.133907004830505</text:p>
          </table:table-cell>
          <table:table-cell office:value-type="float" office:value="121.458145081" calcext:value-type="float">
            <text:p>121.458145081</text:p>
          </table:table-cell>
          <table:table-cell office:value-type="float" office:value="123.662946859903" calcext:value-type="float">
            <text:p>123.662946859903</text:p>
          </table:table-cell>
          <table:table-cell table:style-name="ce16" office:value-type="float" office:value="121.458145081" calcext:value-type="float">
            <text:p>121.458145081</text:p>
          </table:table-cell>
          <table:table-cell table:style-name="ce16" office:value-type="float" office:value="122.625096618358" calcext:value-type="float">
            <text:p>122.625096618358</text:p>
          </table:table-cell>
          <table:table-cell table:style-name="ce16" office:value-type="float" office:value="121.458145081" calcext:value-type="float">
            <text:p>121.458145081</text:p>
          </table:table-cell>
          <table:table-cell table:style-name="ce16" office:value-type="float" office:value="122.625096618358" calcext:value-type="float">
            <text:p>122.62509661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.025775338917" calcext:value-type="float">
            <text:p>123.025775338917</text:p>
          </table:table-cell>
          <table:table-cell office:value-type="float" office:value="123.662946859903" calcext:value-type="float">
            <text:p>123.662946859903</text:p>
          </table:table-cell>
          <table:table-cell office:value-type="float" office:value="123.34436109941" calcext:value-type="float">
            <text:p>123.3443610994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15" table:formula="of:=[.B60]-[.$B$62]" office:value-type="float" office:value="0.793634731750501" calcext:value-type="float">
            <text:p>0.793634731750501</text:p>
          </table:table-cell>
          <table:table-cell table:formula="of:=[.C60]-[.$C$62]" office:value-type="float" office:value="0.903943236714497" calcext:value-type="float">
            <text:p>0.903943236714497</text:p>
          </table:table-cell>
          <table:table-cell office:value-type="float" office:value="122.529950112083" calcext:value-type="float">
            <text:p>122.529950112083</text:p>
          </table:table-cell>
          <table:table-cell office:value-type="float" office:value="123.061956521739" calcext:value-type="float">
            <text:p>123.061956521739</text:p>
          </table:table-cell>
          <table:table-cell table:style-name="ce16" office:value-type="float" office:value="123.025775338917" calcext:value-type="float">
            <text:p>123.025775338917</text:p>
          </table:table-cell>
          <table:table-cell table:style-name="ce16" office:value-type="float" office:value="123.662946859903" calcext:value-type="float">
            <text:p>123.662946859903</text:p>
          </table:table-cell>
          <table:table-cell table:style-name="ce16" office:value-type="float" office:value="123.025775338917" calcext:value-type="float">
            <text:p>123.025775338917</text:p>
          </table:table-cell>
          <table:table-cell table:style-name="ce16" office:value-type="float" office:value="123.662946859903" calcext:value-type="float">
            <text:p>123.662946859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.529950112083" calcext:value-type="float">
            <text:p>122.529950112083</text:p>
          </table:table-cell>
          <table:table-cell office:value-type="float" office:value="123.061956521739" calcext:value-type="float">
            <text:p>123.061956521739</text:p>
          </table:table-cell>
          <table:table-cell office:value-type="float" office:value="122.795953316911" calcext:value-type="float">
            <text:p>122.795953316911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B61]-[.$B$62]" office:value-type="float" office:value="0.297809504916501" calcext:value-type="float">
            <text:p>0.297809504916501</text:p>
          </table:table-cell>
          <table:table-cell table:formula="of:=[.C61]-[.$C$62]" office:value-type="float" office:value="0.302952898550501" calcext:value-type="float">
            <text:p>0.302952898550501</text:p>
          </table:table-cell>
          <table:table-cell table:number-columns-repeated="2"/>
          <table:table-cell table:style-name="ce16" office:value-type="float" office:value="122.529950112083" calcext:value-type="float">
            <text:p>122.529950112083</text:p>
          </table:table-cell>
          <table:table-cell table:style-name="ce16" office:value-type="float" office:value="123.061956521739" calcext:value-type="float">
            <text:p>123.061956521739</text:p>
          </table:table-cell>
          <table:table-cell office:value-type="float" office:value="122.529950112083" calcext:value-type="float">
            <text:p>122.529950112083</text:p>
          </table:table-cell>
          <table:table-cell office:value-type="float" office:value="123.061956521739" calcext:value-type="float">
            <text:p>123.061956521739</text:p>
          </table:table-cell>
          <table:table-cell table:number-columns-repeated="8"/>
        </table:table-row>
        <table:table-row table:style-name="ro1">
          <table:table-cell/>
          <table:table-cell table:style-name="ce13" table:formula="of:=AVERAGE([.B58:.B61])" office:value-type="float" office:value="122.232140607167" calcext:value-type="float">
            <text:p>122.232140607167</text:p>
          </table:table-cell>
          <table:table-cell table:style-name="ce13" table:formula="of:=AVERAGE([.C58:.C61])" office:value-type="float" office:value="122.759003623189" calcext:value-type="float">
            <text:p>122.759003623189</text:p>
          </table:table-cell>
          <table:table-cell table:style-name="ce13" table:formula="of:=AVERAGE([.D58:.D61])" office:value-type="float" office:value="122.495572115178" calcext:value-type="float">
            <text:p>122.495572115178</text:p>
          </table:table-cell>
          <table:table-cell table:style-name="ce13" table:formula="of:=AVERAGE([.E58:.E61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st. dev. 1</text:p>
          </table:table-cell>
          <table:table-cell table:number-columns-repeated="2"/>
          <table:table-cell table:formula="of:=STDEV([.I58:.I60])" office:value-type="float" office:value="0.537857430178251" calcext:value-type="float">
            <text:p>0.537857430178251</text:p>
          </table:table-cell>
          <table:table-cell table:formula="of:=STDEV([.J58:.J60])" office:value-type="float" office:value="0.521083660209432" calcext:value-type="float">
            <text:p>0.52108366020943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ean 1</text:p>
          </table:table-cell>
          <table:table-cell table:number-columns-repeated="2"/>
          <table:table-cell table:formula="of:=AVERAGE([.I58:.I60])" office:value-type="float" office:value="121.967595696583" calcext:value-type="float">
            <text:p>121.967595696583</text:p>
          </table:table-cell>
          <table:table-cell table:formula="of:=AVERAGE([.J58:.J60])" office:value-type="float" office:value="123.116666666667" calcext:value-type="float">
            <text:p>123.116666666667</text:p>
          </table:table-cell>
          <table:table-cell/>
          <table:table-cell office:value-type="string" calcext:value-type="string">
            <text:p>Mean 2 </text:p>
          </table:table-cell>
          <table:table-cell table:style-name="ce13" table:formula="of:=AVERAGE([.M58:.M61])" office:value-type="float" office:value="122.232140607167" calcext:value-type="float">
            <text:p>122.232140607167</text:p>
          </table:table-cell>
          <table:table-cell table:style-name="ce13" table:formula="of:=AVERAGE([.N58:.N61])" office:value-type="float" office:value="122.759003623189" calcext:value-type="float">
            <text:p>122.75900362318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up limit</text:p>
          </table:table-cell>
          <table:table-cell table:number-columns-repeated="2"/>
          <table:table-cell table:formula="of:=[.I64]+3*[.I63]" office:value-type="float" office:value="123.581167987118" calcext:value-type="float">
            <text:p>123.581167987118</text:p>
          </table:table-cell>
          <table:table-cell table:formula="of:=[.J64]+3*[.J63]" office:value-type="float" office:value="124.679917647295" calcext:value-type="float">
            <text:p>124.679917647295</text:p>
          </table:table-cell>
          <table:table-cell/>
          <table:table-cell office:value-type="string" calcext:value-type="string">
            <text:p>std. dv. 2</text:p>
          </table:table-cell>
          <table:table-cell table:style-name="ce13" table:formula="of:=STDEV([.M58:.M61])" office:value-type="float" office:value="0.687601955345167" calcext:value-type="float">
            <text:p>0.687601955345167</text:p>
          </table:table-cell>
          <table:table-cell table:style-name="ce13" table:formula="of:=STDEV([.N58:.N61])" office:value-type="float" office:value="0.832292134993338" calcext:value-type="float">
            <text:p>0.83229213499333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own limit</text:p>
          </table:table-cell>
          <table:table-cell table:number-columns-repeated="2"/>
          <table:table-cell table:formula="of:=[.I64]-3*[.I63]" office:value-type="float" office:value="120.354023406048" calcext:value-type="float">
            <text:p>120.354023406048</text:p>
          </table:table-cell>
          <table:table-cell table:formula="of:=[.J64]-3*[.J63]" office:value-type="float" office:value="121.553415686038" calcext:value-type="float">
            <text:p>121.553415686038</text:p>
          </table:table-cell>
          <table:table-cell table:number-columns-repeated="1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1" office:value-type="string" calcext:value-type="string">
            <text:p>B1-X</text:p>
          </table:table-cell>
          <table:table-cell office:value-type="float" office:value="123.689031005833" calcext:value-type="float">
            <text:p>123.689031005833</text:p>
          </table:table-cell>
          <table:table-cell office:value-type="float" office:value="122.768810444875" calcext:value-type="float">
            <text:p>122.768810444875</text:p>
          </table:table-cell>
          <table:table-cell office:value-type="float" office:value="123.228920725354" calcext:value-type="float">
            <text:p>123.228920725354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B70]-[.$B$74]" office:value-type="float" office:value="0.662738671374754" calcext:value-type="float">
            <text:p>0.662738671374754</text:p>
          </table:table-cell>
          <table:table-cell table:style-name="ce7" table:formula="of:=[.C70]-[.$C$74]" office:value-type="float" office:value="0.173615409413998" calcext:value-type="float">
            <text:p>0.173615409413998</text:p>
          </table:table-cell>
          <table:table-cell office:value-type="float" office:value="123.689031005833" calcext:value-type="float">
            <text:p>123.689031005833</text:p>
          </table:table-cell>
          <table:table-cell office:value-type="float" office:value="122.768810444875" calcext:value-type="float">
            <text:p>122.768810444875</text:p>
          </table:table-cell>
          <table:table-cell table:style-name="ce16" office:value-type="float" office:value="123.689031005833" calcext:value-type="float">
            <text:p>123.689031005833</text:p>
          </table:table-cell>
          <table:table-cell table:style-name="ce16" office:value-type="float" office:value="122.768810444875" calcext:value-type="float">
            <text:p>122.768810444875</text:p>
          </table:table-cell>
          <table:table-cell table:style-name="ce16" office:value-type="float" office:value="123.689031005833" calcext:value-type="float">
            <text:p>123.689031005833</text:p>
          </table:table-cell>
          <table:table-cell table:style-name="ce16" office:value-type="float" office:value="122.768810444875" calcext:value-type="float">
            <text:p>122.7688104448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.826138874096" calcext:value-type="float">
            <text:p>121.826138874096</text:p>
          </table:table-cell>
          <table:table-cell office:value-type="float" office:value="121.364191919192" calcext:value-type="float">
            <text:p>121.364191919192</text:p>
          </table:table-cell>
          <table:table-cell office:value-type="float" office:value="121.595165396644" calcext:value-type="float">
            <text:p>121.595165396644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14" table:formula="of:=[.B71]-[.$B$74]" office:value-type="float" office:value="-1.20015346036224" calcext:value-type="float">
            <text:p>-1.20015346036224</text:p>
          </table:table-cell>
          <table:table-cell table:style-name="ce15" table:formula="of:=[.C71]-[.$C$74]" office:value-type="float" office:value="-1.23100311626901" calcext:value-type="float">
            <text:p>-1.23100311626901</text:p>
          </table:table-cell>
          <table:table-cell office:value-type="float" office:value="123.178734395821" calcext:value-type="float">
            <text:p>123.178734395821</text:p>
          </table:table-cell>
          <table:table-cell office:value-type="float" office:value="122.79146572104" calcext:value-type="float">
            <text:p>122.79146572104</text:p>
          </table:table-cell>
          <table:table-cell table:number-columns-repeated="2" table:style-name="ce17" office:value-type="string" calcext:value-type="string">
            <text:p>lower limit</text:p>
          </table:table-cell>
          <table:table-cell table:style-name="ce16" office:value-type="float" office:value="123.178734395821" calcext:value-type="float">
            <text:p>123.178734395821</text:p>
          </table:table-cell>
          <table:table-cell table:style-name="ce16" office:value-type="float" office:value="122.79146572104" calcext:value-type="float">
            <text:p>122.79146572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.178734395821" calcext:value-type="float">
            <text:p>123.178734395821</text:p>
          </table:table-cell>
          <table:table-cell office:value-type="float" office:value="122.79146572104" calcext:value-type="float">
            <text:p>122.79146572104</text:p>
          </table:table-cell>
          <table:table-cell office:value-type="float" office:value="122.985100058431" calcext:value-type="float">
            <text:p>122.98510005843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B72]-[.$B$74]" office:value-type="float" office:value="0.152442061362748" calcext:value-type="float">
            <text:p>0.152442061362748</text:p>
          </table:table-cell>
          <table:table-cell table:style-name="ce7" table:formula="of:=[.C72]-[.$C$74]" office:value-type="float" office:value="0.196270685578995" calcext:value-type="float">
            <text:p>0.196270685578995</text:p>
          </table:table-cell>
          <table:table-cell office:value-type="float" office:value="123.411265062083" calcext:value-type="float">
            <text:p>123.411265062083</text:p>
          </table:table-cell>
          <table:table-cell office:value-type="float" office:value="123.456312056737" calcext:value-type="float">
            <text:p>123.456312056737</text:p>
          </table:table-cell>
          <table:table-cell table:style-name="ce16" office:value-type="float" office:value="123.178734395821" calcext:value-type="float">
            <text:p>123.178734395821</text:p>
          </table:table-cell>
          <table:table-cell table:style-name="ce16" office:value-type="float" office:value="122.79146572104" calcext:value-type="float">
            <text:p>122.79146572104</text:p>
          </table:table-cell>
          <table:table-cell table:style-name="ce16" office:value-type="float" office:value="123.411265062083" calcext:value-type="float">
            <text:p>123.411265062083</text:p>
          </table:table-cell>
          <table:table-cell table:style-name="ce16" office:value-type="float" office:value="123.456312056737" calcext:value-type="float">
            <text:p>123.456312056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.411265062083" calcext:value-type="float">
            <text:p>123.411265062083</text:p>
          </table:table-cell>
          <table:table-cell office:value-type="float" office:value="123.456312056737" calcext:value-type="float">
            <text:p>123.456312056737</text:p>
          </table:table-cell>
          <table:table-cell office:value-type="float" office:value="123.43378855941" calcext:value-type="float">
            <text:p>123.43378855941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B73]-[.$B$74]" office:value-type="float" office:value="0.384972727624756" calcext:value-type="float">
            <text:p>0.384972727624756</text:p>
          </table:table-cell>
          <table:table-cell table:style-name="ce7" table:formula="of:=[.C73]-[.$C$74]" office:value-type="float" office:value="0.861117021276002" calcext:value-type="float">
            <text:p>0.861117021276002</text:p>
          </table:table-cell>
          <table:table-cell table:number-columns-repeated="2"/>
          <table:table-cell table:style-name="ce16" office:value-type="float" office:value="123.411265062083" calcext:value-type="float">
            <text:p>123.411265062083</text:p>
          </table:table-cell>
          <table:table-cell table:style-name="ce16" office:value-type="float" office:value="123.456312056737" calcext:value-type="float">
            <text:p>123.456312056737</text:p>
          </table:table-cell>
          <table:table-cell table:number-columns-repeated="10"/>
        </table:table-row>
        <table:table-row table:style-name="ro1">
          <table:table-cell/>
          <table:table-cell table:style-name="ce13" table:formula="of:=AVERAGE([.B70:.B73])" office:value-type="float" office:value="123.026292334458" calcext:value-type="float">
            <text:p>123.026292334458</text:p>
          </table:table-cell>
          <table:table-cell table:style-name="ce13" table:formula="of:=AVERAGE([.C70:.C73])" office:value-type="float" office:value="122.595195035461" calcext:value-type="float">
            <text:p>122.595195035461</text:p>
          </table:table-cell>
          <table:table-cell table:style-name="ce13" table:formula="of:=AVERAGE([.D70:.D73])" office:value-type="float" office:value="122.81074368496" calcext:value-type="float">
            <text:p>122.81074368496</text:p>
          </table:table-cell>
          <table:table-cell table:style-name="ce13" table:formula="of:=AVERAGE([.E70:.E73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st. dev. 1</text:p>
          </table:table-cell>
          <table:table-cell table:number-columns-repeated="2"/>
          <table:table-cell table:formula="of:=STDEV([.I70:.I72])" office:value-type="float" office:value="0.255482243495618" calcext:value-type="float">
            <text:p>0.255482243495618</text:p>
          </table:table-cell>
          <table:table-cell table:formula="of:=STDEV([.J70:.J72])" office:value-type="float" office:value="0.390553534089908" calcext:value-type="float">
            <text:p>0.39055353408990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ean 1</text:p>
          </table:table-cell>
          <table:table-cell table:number-columns-repeated="2"/>
          <table:table-cell table:formula="of:=AVERAGE([.I70:.I72])" office:value-type="float" office:value="123.426343487912" calcext:value-type="float">
            <text:p>123.426343487912</text:p>
          </table:table-cell>
          <table:table-cell table:formula="of:=AVERAGE([.J70:.J72])" office:value-type="float" office:value="123.005529407551" calcext:value-type="float">
            <text:p>123.005529407551</text:p>
          </table:table-cell>
          <table:table-cell/>
          <table:table-cell office:value-type="string" calcext:value-type="string">
            <text:p>Mean 2 </text:p>
          </table:table-cell>
          <table:table-cell table:style-name="ce13" table:formula="of:=AVERAGE([.M70:.M72])" office:value-type="float" office:value="123.426343487912" calcext:value-type="float">
            <text:p>123.426343487912</text:p>
          </table:table-cell>
          <table:table-cell table:style-name="ce13" table:formula="of:=AVERAGE([.N70:.N72])" office:value-type="float" office:value="123.005529407551" calcext:value-type="float">
            <text:p>123.00552940755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up limit</text:p>
          </table:table-cell>
          <table:table-cell table:number-columns-repeated="2"/>
          <table:table-cell table:formula="of:=[.I76]+3*[.I75]" office:value-type="float" office:value="124.192790218399" calcext:value-type="float">
            <text:p>124.192790218399</text:p>
          </table:table-cell>
          <table:table-cell table:formula="of:=[.J76]+3*[.J75]" office:value-type="float" office:value="124.17719000982" calcext:value-type="float">
            <text:p>124.17719000982</text:p>
          </table:table-cell>
          <table:table-cell/>
          <table:table-cell office:value-type="string" calcext:value-type="string">
            <text:p>std. dv. 2</text:p>
          </table:table-cell>
          <table:table-cell table:style-name="ce13" table:formula="of:=STDEV([.M70:.M72])" office:value-type="float" office:value="0.255482243495618" calcext:value-type="float">
            <text:p>0.255482243495618</text:p>
          </table:table-cell>
          <table:table-cell table:style-name="ce13" table:formula="of:=STDEV([.N70:.N72])" office:value-type="float" office:value="0.390553534089908" calcext:value-type="float">
            <text:p>0.39055353408990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own limit</text:p>
          </table:table-cell>
          <table:table-cell table:number-columns-repeated="2"/>
          <table:table-cell table:formula="of:=[.I76]-3*[.I75]" office:value-type="float" office:value="122.659896757425" calcext:value-type="float">
            <text:p>122.659896757425</text:p>
          </table:table-cell>
          <table:table-cell table:formula="of:=[.J76]-3*[.J75]" office:value-type="float" office:value="121.833868805281" calcext:value-type="float">
            <text:p>121.833868805281</text:p>
          </table:table-cell>
          <table:table-cell table:number-columns-repeated="12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style-name="ce1" office:value-type="string" calcext:value-type="string">
            <text:p>B2-X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2.181138818542" calcext:value-type="float">
            <text:p>122.181138818542</text:p>
          </table:table-cell>
          <table:table-cell office:value-type="float" office:value="121.001086956521" calcext:value-type="float">
            <text:p>121.001086956521</text:p>
          </table:table-cell>
          <table:table-cell office:value-type="float" office:value="121.591112887532" calcext:value-type="float">
            <text:p>121.591112887532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7" table:formula="of:=[.B85]-[.$B$89]" office:value-type="float" office:value="-0.301662793259993" calcext:value-type="float">
            <text:p>-0.301662793259993</text:p>
          </table:table-cell>
          <table:table-cell table:style-name="ce7" table:formula="of:=[.C85]-[.$C$89]" office:value-type="float" office:value="-0.52173913043552" calcext:value-type="float">
            <text:p>-0.52173913043552</text:p>
          </table:table-cell>
          <table:table-cell office:value-type="float" office:value="122.181138818542" calcext:value-type="float">
            <text:p>122.181138818542</text:p>
          </table:table-cell>
          <table:table-cell office:value-type="float" office:value="121.001086956521" calcext:value-type="float">
            <text:p>121.001086956521</text:p>
          </table:table-cell>
          <table:table-cell table:style-name="ce16" office:value-type="float" office:value="122.181138818542" calcext:value-type="float">
            <text:p>122.181138818542</text:p>
          </table:table-cell>
          <table:table-cell table:style-name="ce16" office:value-type="float" office:value="121.001086956521" calcext:value-type="float">
            <text:p>121.001086956521</text:p>
          </table:table-cell>
          <table:table-cell table:style-name="ce16" office:value-type="float" office:value="122.181138818542" calcext:value-type="float">
            <text:p>122.181138818542</text:p>
          </table:table-cell>
          <table:table-cell table:style-name="ce16" office:value-type="float" office:value="121.001086956521" calcext:value-type="float">
            <text:p>121.001086956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.955400841" calcext:value-type="float">
            <text:p>122.955400841</text:p>
          </table:table-cell>
          <table:table-cell office:value-type="float" office:value="122.164130434783" calcext:value-type="float">
            <text:p>122.164130434783</text:p>
          </table:table-cell>
          <table:table-cell office:value-type="float" office:value="122.559765637891" calcext:value-type="float">
            <text:p>122.55976563789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15" table:formula="of:=[.B86]-[.$B$89]" office:value-type="float" office:value="0.472599229198011" calcext:value-type="float">
            <text:p>0.472599229198011</text:p>
          </table:table-cell>
          <table:table-cell table:style-name="ce15" table:formula="of:=[.C86]-[.$C$89]" office:value-type="float" office:value="0.641304347826491" calcext:value-type="float">
            <text:p>0.641304347826491</text:p>
          </table:table-cell>
          <table:table-cell office:value-type="float" office:value="122.534151977666" calcext:value-type="float">
            <text:p>122.534151977666</text:p>
          </table:table-cell>
          <table:table-cell office:value-type="float" office:value="121.560227272727" calcext:value-type="float">
            <text:p>121.560227272727</text:p>
          </table:table-cell>
          <table:table-cell table:number-columns-repeated="2" table:style-name="ce17" office:value-type="string" calcext:value-type="string">
            <text:p>up limit</text:p>
          </table:table-cell>
          <table:table-cell table:style-name="ce16" office:value-type="float" office:value="122.534151977666" calcext:value-type="float">
            <text:p>122.534151977666</text:p>
          </table:table-cell>
          <table:table-cell table:style-name="ce16" office:value-type="float" office:value="121.560227272727" calcext:value-type="float">
            <text:p>121.560227272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.534151977666" calcext:value-type="float">
            <text:p>122.534151977666</text:p>
          </table:table-cell>
          <table:table-cell office:value-type="float" office:value="121.560227272727" calcext:value-type="float">
            <text:p>121.560227272727</text:p>
          </table:table-cell>
          <table:table-cell office:value-type="float" office:value="122.047189625197" calcext:value-type="float">
            <text:p>122.047189625197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B87]-[.$B$89]" office:value-type="float" office:value="0.0513503658640104" calcext:value-type="float">
            <text:p>0.051350365864011</text:p>
          </table:table-cell>
          <table:table-cell table:style-name="ce7" table:formula="of:=[.C87]-[.$C$89]" office:value-type="float" office:value="0.0374011857704915" calcext:value-type="float">
            <text:p>0.037401185770492</text:p>
          </table:table-cell>
          <table:table-cell office:value-type="float" office:value="122.26051481" calcext:value-type="float">
            <text:p>122.26051481</text:p>
          </table:table-cell>
          <table:table-cell office:value-type="float" office:value="121.365859683795" calcext:value-type="float">
            <text:p>121.365859683795</text:p>
          </table:table-cell>
          <table:table-cell table:style-name="ce16" office:value-type="float" office:value="122.534151977666" calcext:value-type="float">
            <text:p>122.534151977666</text:p>
          </table:table-cell>
          <table:table-cell table:style-name="ce16" office:value-type="float" office:value="121.560227272727" calcext:value-type="float">
            <text:p>121.560227272727</text:p>
          </table:table-cell>
          <table:table-cell table:style-name="ce16" office:value-type="float" office:value="122.26051481" calcext:value-type="float">
            <text:p>122.26051481</text:p>
          </table:table-cell>
          <table:table-cell table:style-name="ce16" office:value-type="float" office:value="121.365859683795" calcext:value-type="float">
            <text:p>121.365859683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.26051481" calcext:value-type="float">
            <text:p>122.26051481</text:p>
          </table:table-cell>
          <table:table-cell office:value-type="float" office:value="121.365859683795" calcext:value-type="float">
            <text:p>121.365859683795</text:p>
          </table:table-cell>
          <table:table-cell office:value-type="float" office:value="121.813187246898" calcext:value-type="float">
            <text:p>121.813187246898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B88]-[.$B$89]" office:value-type="float" office:value="-0.222286801801985" calcext:value-type="float">
            <text:p>-0.222286801801985</text:p>
          </table:table-cell>
          <table:table-cell table:style-name="ce7" table:formula="of:=[.C88]-[.$C$89]" office:value-type="float" office:value="-0.156966403161519" calcext:value-type="float">
            <text:p>-0.156966403161519</text:p>
          </table:table-cell>
          <table:table-cell table:number-columns-repeated="2"/>
          <table:table-cell table:style-name="ce16" office:value-type="float" office:value="122.26051481" calcext:value-type="float">
            <text:p>122.26051481</text:p>
          </table:table-cell>
          <table:table-cell table:style-name="ce16" office:value-type="float" office:value="121.365859683795" calcext:value-type="float">
            <text:p>121.365859683795</text:p>
          </table:table-cell>
          <table:table-cell table:number-columns-repeated="10"/>
        </table:table-row>
        <table:table-row table:style-name="ro1">
          <table:table-cell/>
          <table:table-cell table:style-name="ce13" table:formula="of:=AVERAGE([.B85:.B88])" office:value-type="float" office:value="122.482801611802" calcext:value-type="float">
            <text:p>122.482801611802</text:p>
          </table:table-cell>
          <table:table-cell table:style-name="ce13" table:formula="of:=AVERAGE([.C85:.C88])" office:value-type="float" office:value="121.522826086957" calcext:value-type="float">
            <text:p>121.522826086957</text:p>
          </table:table-cell>
          <table:table-cell table:style-name="ce13" table:formula="of:=AVERAGE([.D85:.D88])" office:value-type="float" office:value="122.00281384938" calcext:value-type="float">
            <text:p>122.00281384938</text:p>
          </table:table-cell>
          <table:table-cell table:style-name="ce13" table:formula="of:=AVERAGE([.E85:.E88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st. dev. 1</text:p>
          </table:table-cell>
          <table:table-cell table:number-columns-repeated="2"/>
          <table:table-cell table:formula="of:=STDEV([.I85:.I87])" office:value-type="float" office:value="0.185200854058019" calcext:value-type="float">
            <text:p>0.185200854058019</text:p>
          </table:table-cell>
          <table:table-cell table:formula="of:=STDEV([.J85:.J87])" office:value-type="float" office:value="0.283864931319197" calcext:value-type="float">
            <text:p>0.283864931319197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ean 1</text:p>
          </table:table-cell>
          <table:table-cell table:number-columns-repeated="2"/>
          <table:table-cell table:formula="of:=AVERAGE([.I85:.I87])" office:value-type="float" office:value="122.325268535403" calcext:value-type="float">
            <text:p>122.325268535403</text:p>
          </table:table-cell>
          <table:table-cell table:formula="of:=AVERAGE([.J85:.J87])" office:value-type="float" office:value="121.309057971014" calcext:value-type="float">
            <text:p>121.309057971014</text:p>
          </table:table-cell>
          <table:table-cell/>
          <table:table-cell office:value-type="string" calcext:value-type="string">
            <text:p>Mean 2 </text:p>
          </table:table-cell>
          <table:table-cell table:style-name="ce13" table:formula="of:=AVERAGE([.M85:.M88])" office:value-type="float" office:value="122.325268535403" calcext:value-type="float">
            <text:p>122.325268535403</text:p>
          </table:table-cell>
          <table:table-cell table:style-name="ce13" table:formula="of:=AVERAGE([.N85:.N87])" office:value-type="float" office:value="121.309057971014" calcext:value-type="float">
            <text:p>121.30905797101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up limit</text:p>
          </table:table-cell>
          <table:table-cell table:number-columns-repeated="2"/>
          <table:table-cell table:formula="of:=[.I91]+3*[.I90]" office:value-type="float" office:value="122.880871097577" calcext:value-type="float">
            <text:p>122.880871097577</text:p>
          </table:table-cell>
          <table:table-cell table:formula="of:=[.J91]+3*[.J90]" office:value-type="float" office:value="122.160652764972" calcext:value-type="float">
            <text:p>122.160652764972</text:p>
          </table:table-cell>
          <table:table-cell/>
          <table:table-cell office:value-type="string" calcext:value-type="string">
            <text:p>std. dv. 2</text:p>
          </table:table-cell>
          <table:table-cell table:style-name="ce13" table:formula="of:=STDEV([.M85:.M88])" office:value-type="float" office:value="0.185200854058019" calcext:value-type="float">
            <text:p>0.185200854058019</text:p>
          </table:table-cell>
          <table:table-cell table:style-name="ce13" table:formula="of:=STDEV([.N85:.N87])" office:value-type="float" office:value="0.283864931319197" calcext:value-type="float">
            <text:p>0.28386493131919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own limit</text:p>
          </table:table-cell>
          <table:table-cell table:number-columns-repeated="2"/>
          <table:table-cell table:formula="of:=[.I91]-3*[.I90]" office:value-type="float" office:value="121.769665973229" calcext:value-type="float">
            <text:p>121.769665973229</text:p>
          </table:table-cell>
          <table:table-cell table:formula="of:=[.J91]-3*[.J90]" office:value-type="float" office:value="120.457463177057" calcext:value-type="float">
            <text:p>120.457463177057</text:p>
          </table:table-cell>
          <table:table-cell table:number-columns-repeated="12"/>
        </table:table-row>
      </table:table>
      <table:table table:name="outlier plots" table:style-name="ta1">
        <table:shapes>
          <draw:frame draw:z-index="0" draw:style-name="gr1" draw:text-style-name="P1" svg:width="453.51pt" svg:height="255.09pt" svg:x="58.25pt" svg:y="367.29pt">
            <draw:object draw:notify-on-update-of-ranges="'outlier plots'.B5:'outlier plots'.B8 'outlier plots'.J5:'outlier plots'.J8 'outlier plots'.C5:'outlier plots'.C8 'outlier plots'.J5:'outlier plots'.J8 'outlier plots'.E5:'outlier plots'.E8 'outlier plots'.J5:'outlier plots'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24.52pt" svg:y="439.77pt">
            <draw:object draw:notify-on-update-of-ranges="'outlier plots'.J5:'outlier plots'.J8 'outlier plots'.B11:'outlier plots'.B14 'outlier plots'.J5:'outlier plots'.J8 'outlier plots'.C11:'outlier plots'.C14 'outlier plots'.J5:'outlier plots'.J8 'outlier plots'.E11:'outlier plots'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6.86pt" svg:y="644.6pt">
            <draw:object draw:notify-on-update-of-ranges="'outlier plots'.J5:'outlier plots'.J8 'outlier plots'.B17:'outlier plots'.B20 'outlier plots'.J5:'outlier plots'.J8 'outlier plots'.C17:'outlier plots'.C20 'outlier plots'.J5:'outlier plots'.J8 'outlier plots'.E17:'outlier plots'.E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2.35pt" svg:y="732.64pt">
            <draw:object draw:notify-on-update-of-ranges="'outlier plots'.J5:'outlier plots'.J8 'outlier plots'.B23:'outlier plots'.B26 'outlier plots'.J5:'outlier plots'.J8 'outlier plots'.C23:'outlier plots'.C26 'outlier plots'.J5:'outlier plots'.J8 'outlier plots'.E23:'outlier plots'.E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ARC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Av</text:p>
          </table:table-cell>
          <table:table-cell table:style-name="ce8" office:value-type="string" calcext:value-type="string">
            <text:p>nom</text:p>
          </table:table-cell>
          <table:table-cell/>
          <table:table-cell table:style-name="ce1" office:value-type="string" calcext:value-type="string">
            <text:p>check values(arc)</text:p>
          </table:table-cell>
          <table:table-cell table:style-name="ce1" office:value-type="string" calcext:value-type="string">
            <text:p>check values(dor)</text:p>
          </table:table-cell>
          <table:table-cell/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B1-Y</text:p>
          </table:table-cell>
          <table:table-cell office:value-type="float" office:value="121.301210826334" calcext:value-type="float">
            <text:p>121.301210826334</text:p>
          </table:table-cell>
          <table:table-cell office:value-type="float" office:value="120.44935770751" calcext:value-type="float">
            <text:p>120.44935770751</text:p>
          </table:table-cell>
          <table:table-cell office:value-type="float" office:value="120.875284266922" calcext:value-type="float">
            <text:p>120.875284266922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office:value-type="float" office:value="121.301210826334" calcext:value-type="float">
            <text:p>121.301210826334</text:p>
          </table:table-cell>
          <table:table-cell table:style-name="ce18" office:value-type="string" calcext:value-type="string">
            <text:p>lower limi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1.823952428" calcext:value-type="float">
            <text:p>121.823952428</text:p>
          </table:table-cell>
          <table:table-cell office:value-type="float" office:value="121.504545454546" calcext:value-type="float">
            <text:p>121.504545454546</text:p>
          </table:table-cell>
          <table:table-cell office:value-type="float" office:value="121.664248941273" calcext:value-type="float">
            <text:p>121.664248941273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office:value-type="float" office:value="121.823952428" calcext:value-type="float">
            <text:p>121.823952428</text:p>
          </table:table-cell>
          <table:table-cell office:value-type="float" office:value="121.504545454546" calcext:value-type="float">
            <text:p>121.5045454545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2.359487306833" calcext:value-type="float">
            <text:p>122.359487306833</text:p>
          </table:table-cell>
          <table:table-cell office:value-type="float" office:value="121.511291102514" calcext:value-type="float">
            <text:p>121.511291102514</text:p>
          </table:table-cell>
          <table:table-cell office:value-type="float" office:value="121.935389204674" calcext:value-type="float">
            <text:p>121.935389204674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office:value-type="float" office:value="122.359487306833" calcext:value-type="float">
            <text:p>122.359487306833</text:p>
          </table:table-cell>
          <table:table-cell office:value-type="float" office:value="121.511291102514" calcext:value-type="float">
            <text:p>121.51129110251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23.0477577975" calcext:value-type="float">
            <text:p>123.0477577975</text:p>
          </table:table-cell>
          <table:table-cell office:value-type="float" office:value="121.690240518039" calcext:value-type="float">
            <text:p>121.690240518039</text:p>
          </table:table-cell>
          <table:table-cell office:value-type="float" office:value="122.368999157769" calcext:value-type="float">
            <text:p>122.368999157769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16" office:value-type="float" office:value="123.0477577975" calcext:value-type="float">
            <text:p>123.0477577975</text:p>
          </table:table-cell>
          <table:table-cell office:value-type="float" office:value="121.690240518039" calcext:value-type="float">
            <text:p>121.6902405180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2-Y</text:p>
          </table:table-cell>
          <table:table-cell table:style-name="ce7" office:value-type="float" office:value="121.914691896666" calcext:value-type="float">
            <text:p>121.914691896666</text:p>
          </table:table-cell>
          <table:table-cell table:style-name="ce7" office:value-type="float" office:value="121.686014492754" calcext:value-type="float">
            <text:p>121.686014492754</text:p>
          </table:table-cell>
          <table:table-cell table:style-name="ce7" office:value-type="float" office:value="121.80035319471" calcext:value-type="float">
            <text:p>121.80035319471</text:p>
          </table:table-cell>
          <table:table-cell table:style-name="ce7" office:value-type="float" office:value="123.02391231" calcext:value-type="float">
            <text:p>123.02391231</text:p>
          </table:table-cell>
          <table:table-cell/>
          <table:table-cell table:style-name="ce16" office:value-type="float" office:value="121.914691896666" calcext:value-type="float">
            <text:p>121.914691896666</text:p>
          </table:table-cell>
          <table:table-cell table:style-name="ce16" office:value-type="float" office:value="121.686014492754" calcext:value-type="float">
            <text:p>121.686014492754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21.458145081" calcext:value-type="float">
            <text:p>121.458145081</text:p>
          </table:table-cell>
          <table:table-cell table:style-name="ce7" office:value-type="float" office:value="122.625096618358" calcext:value-type="float">
            <text:p>122.625096618358</text:p>
          </table:table-cell>
          <table:table-cell table:style-name="ce7" office:value-type="float" office:value="122.041620849679" calcext:value-type="float">
            <text:p>122.041620849679</text:p>
          </table:table-cell>
          <table:table-cell table:style-name="ce7" office:value-type="float" office:value="123.023912311" calcext:value-type="float">
            <text:p>123.023912311</text:p>
          </table:table-cell>
          <table:table-cell/>
          <table:table-cell table:style-name="ce16" office:value-type="float" office:value="121.458145081" calcext:value-type="float">
            <text:p>121.458145081</text:p>
          </table:table-cell>
          <table:table-cell table:style-name="ce16" office:value-type="float" office:value="122.625096618358" calcext:value-type="float">
            <text:p>122.625096618358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23.025775338917" calcext:value-type="float">
            <text:p>123.025775338917</text:p>
          </table:table-cell>
          <table:table-cell table:style-name="ce7" office:value-type="float" office:value="123.662946859903" calcext:value-type="float">
            <text:p>123.662946859903</text:p>
          </table:table-cell>
          <table:table-cell table:style-name="ce7" office:value-type="float" office:value="123.34436109941" calcext:value-type="float">
            <text:p>123.34436109941</text:p>
          </table:table-cell>
          <table:table-cell table:style-name="ce7" office:value-type="float" office:value="123.023912311" calcext:value-type="float">
            <text:p>123.023912311</text:p>
          </table:table-cell>
          <table:table-cell/>
          <table:table-cell table:style-name="ce16" office:value-type="float" office:value="123.025775338917" calcext:value-type="float">
            <text:p>123.025775338917</text:p>
          </table:table-cell>
          <table:table-cell table:style-name="ce16" office:value-type="float" office:value="123.662946859903" calcext:value-type="float">
            <text:p>123.662946859903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22.529950112083" calcext:value-type="float">
            <text:p>122.529950112083</text:p>
          </table:table-cell>
          <table:table-cell table:style-name="ce7" office:value-type="float" office:value="123.061956521739" calcext:value-type="float">
            <text:p>123.061956521739</text:p>
          </table:table-cell>
          <table:table-cell table:style-name="ce7" office:value-type="float" office:value="122.795953316911" calcext:value-type="float">
            <text:p>122.795953316911</text:p>
          </table:table-cell>
          <table:table-cell table:style-name="ce7" office:value-type="float" office:value="123.02391231" calcext:value-type="float">
            <text:p>123.02391231</text:p>
          </table:table-cell>
          <table:table-cell/>
          <table:table-cell table:style-name="ce16" office:value-type="float" office:value="122.529950112083" calcext:value-type="float">
            <text:p>122.529950112083</text:p>
          </table:table-cell>
          <table:table-cell table:style-name="ce16" office:value-type="float" office:value="123.061956521739" calcext:value-type="float">
            <text:p>123.06195652173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1-X</text:p>
          </table:table-cell>
          <table:table-cell office:value-type="float" office:value="123.689031005833" calcext:value-type="float">
            <text:p>123.689031005833</text:p>
          </table:table-cell>
          <table:table-cell office:value-type="float" office:value="122.768810444875" calcext:value-type="float">
            <text:p>122.768810444875</text:p>
          </table:table-cell>
          <table:table-cell office:value-type="float" office:value="123.228920725354" calcext:value-type="float">
            <text:p>123.228920725354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16" office:value-type="float" office:value="123.689031005833" calcext:value-type="float">
            <text:p>123.689031005833</text:p>
          </table:table-cell>
          <table:table-cell table:style-name="ce16" office:value-type="float" office:value="122.768810444875" calcext:value-type="float">
            <text:p>122.768810444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.826138874096" calcext:value-type="float">
            <text:p>121.826138874096</text:p>
          </table:table-cell>
          <table:table-cell office:value-type="float" office:value="121.364191919192" calcext:value-type="float">
            <text:p>121.364191919192</text:p>
          </table:table-cell>
          <table:table-cell office:value-type="float" office:value="121.595165396644" calcext:value-type="float">
            <text:p>121.595165396644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number-columns-repeated="2" table:style-name="ce17" office:value-type="string" calcext:value-type="string">
            <text:p>lower lim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.178734395821" calcext:value-type="float">
            <text:p>123.178734395821</text:p>
          </table:table-cell>
          <table:table-cell office:value-type="float" office:value="122.79146572104" calcext:value-type="float">
            <text:p>122.79146572104</text:p>
          </table:table-cell>
          <table:table-cell office:value-type="float" office:value="122.985100058431" calcext:value-type="float">
            <text:p>122.98510005843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16" office:value-type="float" office:value="123.178734395821" calcext:value-type="float">
            <text:p>123.178734395821</text:p>
          </table:table-cell>
          <table:table-cell table:style-name="ce16" office:value-type="float" office:value="122.79146572104" calcext:value-type="float">
            <text:p>122.79146572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.411265062083" calcext:value-type="float">
            <text:p>123.411265062083</text:p>
          </table:table-cell>
          <table:table-cell office:value-type="float" office:value="123.456312056737" calcext:value-type="float">
            <text:p>123.456312056737</text:p>
          </table:table-cell>
          <table:table-cell office:value-type="float" office:value="123.43378855941" calcext:value-type="float">
            <text:p>123.43378855941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16" office:value-type="float" office:value="123.411265062083" calcext:value-type="float">
            <text:p>123.411265062083</text:p>
          </table:table-cell>
          <table:table-cell table:style-name="ce16" office:value-type="float" office:value="123.456312056737" calcext:value-type="float">
            <text:p>123.456312056737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2-X</text:p>
          </table:table-cell>
          <table:table-cell office:value-type="float" office:value="122.181138818542" calcext:value-type="float">
            <text:p>122.181138818542</text:p>
          </table:table-cell>
          <table:table-cell office:value-type="float" office:value="121.001086956521" calcext:value-type="float">
            <text:p>121.001086956521</text:p>
          </table:table-cell>
          <table:table-cell office:value-type="float" office:value="121.591112887532" calcext:value-type="float">
            <text:p>121.591112887532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16" office:value-type="float" office:value="122.181138818542" calcext:value-type="float">
            <text:p>122.181138818542</text:p>
          </table:table-cell>
          <table:table-cell table:style-name="ce16" office:value-type="float" office:value="121.001086956521" calcext:value-type="float">
            <text:p>121.0010869565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.955400841" calcext:value-type="float">
            <text:p>122.955400841</text:p>
          </table:table-cell>
          <table:table-cell office:value-type="float" office:value="122.164130434783" calcext:value-type="float">
            <text:p>122.164130434783</text:p>
          </table:table-cell>
          <table:table-cell office:value-type="float" office:value="122.559765637891" calcext:value-type="float">
            <text:p>122.55976563789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number-columns-repeated="2" table:style-name="ce17" office:value-type="string" calcext:value-type="string">
            <text:p>up lim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.534151977666" calcext:value-type="float">
            <text:p>122.534151977666</text:p>
          </table:table-cell>
          <table:table-cell office:value-type="float" office:value="121.560227272727" calcext:value-type="float">
            <text:p>121.560227272727</text:p>
          </table:table-cell>
          <table:table-cell office:value-type="float" office:value="122.047189625197" calcext:value-type="float">
            <text:p>122.047189625197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16" office:value-type="float" office:value="122.534151977666" calcext:value-type="float">
            <text:p>122.534151977666</text:p>
          </table:table-cell>
          <table:table-cell table:style-name="ce16" office:value-type="float" office:value="121.560227272727" calcext:value-type="float">
            <text:p>121.5602272727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.26051481" calcext:value-type="float">
            <text:p>122.26051481</text:p>
          </table:table-cell>
          <table:table-cell office:value-type="float" office:value="121.365859683795" calcext:value-type="float">
            <text:p>121.365859683795</text:p>
          </table:table-cell>
          <table:table-cell office:value-type="float" office:value="121.813187246898" calcext:value-type="float">
            <text:p>121.813187246898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16" office:value-type="float" office:value="122.26051481" calcext:value-type="float">
            <text:p>122.26051481</text:p>
          </table:table-cell>
          <table:table-cell table:style-name="ce16" office:value-type="float" office:value="121.365859683795" calcext:value-type="float">
            <text:p>121.365859683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5:24:41.000784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5:08:16.071276202</meta:creation-date>
    <meta:generator>LibreOffice/6.0.7.3$Linux_X86_64 LibreOffice_project/00m0$Build-3</meta:generator>
    <dc:date>2021-01-10T15:54:39.544283934</dc:date>
    <meta:editing-duration>PT22M7S</meta:editing-duration>
    <meta:editing-cycles>3</meta:editing-cycles>
    <meta:document-statistic meta:table-count="4" meta:cell-count="13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000000" draw:fill-color="#00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B1-Y</text:p>
        </chart:title>
        <chart:legend chart:legend-position="end" svg:x="13.995cm" svg:y="3.703cm" style:legend-expansion="high" chart:style-name="ch3"/>
        <chart:plot-area chart:style-name="ch4" table:cell-range-address="'outlier plots'.J5:'outlier plots'.J8 'outlier plots'.B5:'outlier plots'.C8 'outlier plots'.E5:'outlier plots'.E8" chart:data-source-has-labels="row" svg:x="1.331cm" svg:y="1.275cm" svg:width="12.344cm" svg:height="6.564cm">
          <chartooo:coordinate-region svg:x="2.429cm" svg:y="1.474cm" svg:width="11.006cm" svg:height="5.718cm"/>
          <chart:axis chart:dimension="x" chart:name="primary-x" chart:style-name="ch5">
            <chart:title svg:x="6.546cm" svg:y="8.019cm" chart:style-name="ch6">
              <text:p>step number</text:p>
            </chart:title>
          </chart:axis>
          <chart:axis chart:dimension="y" chart:name="primary-y" chart:style-name="ch5">
            <chart:title svg:x="0.451cm" svg:y="5.554cm" chart:style-name="ch7">
              <text:p>value (micro)</text:p>
            </chart:title>
            <chart:grid chart:style-name="ch8" chart:class="major"/>
          </chart:axis>
          <chart:series chart:style-name="ch9" chart:values-cell-range-address="'outlier plots'.B5:'outlier plots'.B8" loext:label-string="arc" chart:class="chart:scatter">
            <chart:domain table:cell-range-address="'outlier plots'.J5:'outlier plots'.J8"/>
            <chart:data-point chart:style-name="ch10"/>
            <chart:data-point chart:repeated="3"/>
          </chart:series>
          <chart:series chart:style-name="ch11" chart:values-cell-range-address="'outlier plots'.C5:'outlier plots'.C8" loext:label-string="dor" chart:class="chart:scatter">
            <chart:data-point chart:repeated="4"/>
          </chart:series>
          <chart:series chart:style-name="ch12" chart:values-cell-range-address="'outlier plots'.E5:'outlier plots'.E8" loext:label-string="nom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rc</text:p>
              </table:table-cell>
              <table:table-cell office:value-type="string">
                <text:p>dor</text:p>
              </table:table-cell>
              <table:table-cell office:value-type="string">
                <text:p>n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lier plots'.J5:'outlier plots'.J8</svg:desc>
                </draw:g>
              </table:table-cell>
              <table:table-cell office:value-type="float" office:value="121.301210826334">
                <text:p>121.301210826334</text:p>
                <draw:g>
                  <svg:desc>'outlier plots'.B5:'outlier plots'.B8</svg:desc>
                </draw:g>
              </table:table-cell>
              <table:table-cell office:value-type="float" office:value="120.44935770751">
                <text:p>120.44935770751</text:p>
                <draw:g>
                  <svg:desc>'outlier plots'.C5:'outlier plots'.C8</svg:desc>
                </draw:g>
              </table:table-cell>
              <table:table-cell office:value-type="float" office:value="123.02391231">
                <text:p>123.02391231</text:p>
                <draw:g>
                  <svg:desc>'outlier plots'.E5:'outlier plot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823952428">
                <text:p>121.823952428</text:p>
              </table:table-cell>
              <table:table-cell office:value-type="float" office:value="121.504545454546">
                <text:p>121.504545454546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2.359487306833">
                <text:p>122.359487306833</text:p>
              </table:table-cell>
              <table:table-cell office:value-type="float" office:value="121.511291102514">
                <text:p>121.511291102514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3.0477577975">
                <text:p>123.0477577975</text:p>
              </table:table-cell>
              <table:table-cell office:value-type="float" office:value="121.690240518039">
                <text:p>121.690240518039</text:p>
              </table:table-cell>
              <table:table-cell office:value-type="float" office:value="123.02391231">
                <text:p>123.02391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B2-Y</text:p>
        </chart:title>
        <chart:legend chart:legend-position="end" svg:x="13.995cm" svg:y="3.703cm" style:legend-expansion="high" chart:style-name="ch3"/>
        <chart:plot-area chart:style-name="ch4" table:cell-range-address="'outlier plots'.J5:'outlier plots'.J8 'outlier plots'.B11:'outlier plots'.C14 'outlier plots'.E11:'outlier plots'.E14" chart:data-source-has-labels="row" svg:x="1.331cm" svg:y="1.275cm" svg:width="12.344cm" svg:height="6.564cm">
          <chartooo:coordinate-region svg:x="2.429cm" svg:y="1.474cm" svg:width="11.006cm" svg:height="5.718cm"/>
          <chart:axis chart:dimension="x" chart:name="primary-x" chart:style-name="ch5">
            <chart:title svg:x="6.546cm" svg:y="8.019cm" chart:style-name="ch6">
              <text:p>step number</text:p>
            </chart:title>
          </chart:axis>
          <chart:axis chart:dimension="y" chart:name="primary-y" chart:style-name="ch5">
            <chart:title svg:x="0.451cm" svg:y="5.554cm" chart:style-name="ch7">
              <text:p>value (micro)</text:p>
            </chart:title>
            <chart:grid chart:style-name="ch8" chart:class="major"/>
          </chart:axis>
          <chart:series chart:style-name="ch9" chart:values-cell-range-address="'outlier plots'.B11:'outlier plots'.B14" loext:label-string="arc" chart:class="chart:scatter">
            <chart:domain table:cell-range-address="'outlier plots'.J5:'outlier plots'.J8"/>
            <chart:data-point chart:repeated="4"/>
          </chart:series>
          <chart:series chart:style-name="ch10" chart:values-cell-range-address="'outlier plots'.C11:'outlier plots'.C14" loext:label-string="dor" chart:class="chart:scatter">
            <chart:data-point chart:repeated="4"/>
          </chart:series>
          <chart:series chart:style-name="ch11" chart:values-cell-range-address="'outlier plots'.E11:'outlier plots'.E14" loext:label-string="nom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rc</text:p>
              </table:table-cell>
              <table:table-cell office:value-type="string">
                <text:p>dor</text:p>
              </table:table-cell>
              <table:table-cell office:value-type="string">
                <text:p>n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lier plots'.J5:'outlier plots'.J8</svg:desc>
                </draw:g>
              </table:table-cell>
              <table:table-cell office:value-type="float" office:value="121.914691896666">
                <text:p>121.914691896666</text:p>
                <draw:g>
                  <svg:desc>'outlier plots'.B11:'outlier plots'.B14</svg:desc>
                </draw:g>
              </table:table-cell>
              <table:table-cell office:value-type="float" office:value="121.686014492754">
                <text:p>121.686014492754</text:p>
                <draw:g>
                  <svg:desc>'outlier plots'.C11:'outlier plots'.C14</svg:desc>
                </draw:g>
              </table:table-cell>
              <table:table-cell office:value-type="float" office:value="123.02391231">
                <text:p>123.02391231</text:p>
                <draw:g>
                  <svg:desc>'outlier plots'.E11:'outlier plots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458145081">
                <text:p>121.458145081</text:p>
              </table:table-cell>
              <table:table-cell office:value-type="float" office:value="122.625096618358">
                <text:p>122.625096618358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025775338917">
                <text:p>123.025775338917</text:p>
              </table:table-cell>
              <table:table-cell office:value-type="float" office:value="123.662946859903">
                <text:p>123.662946859903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2.529950112083">
                <text:p>122.529950112083</text:p>
              </table:table-cell>
              <table:table-cell office:value-type="float" office:value="123.061956521739">
                <text:p>123.061956521739</text:p>
              </table:table-cell>
              <table:table-cell office:value-type="float" office:value="123.02391231">
                <text:p>123.02391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000000" draw:fill-color="#00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svg:stroke-color="#000000" draw:fill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B1-X</text:p>
        </chart:title>
        <chart:legend chart:legend-position="end" svg:x="13.995cm" svg:y="3.703cm" style:legend-expansion="high" chart:style-name="ch3"/>
        <chart:plot-area chart:style-name="ch4" table:cell-range-address="'outlier plots'.J5:'outlier plots'.J8 'outlier plots'.B17:'outlier plots'.C20 'outlier plots'.E17:'outlier plots'.E20" chart:data-source-has-labels="row" svg:x="1.331cm" svg:y="1.275cm" svg:width="12.344cm" svg:height="6.564cm">
          <chartooo:coordinate-region svg:x="2.429cm" svg:y="1.474cm" svg:width="11.006cm" svg:height="5.718cm"/>
          <chart:axis chart:dimension="x" chart:name="primary-x" chart:style-name="ch5">
            <chart:title svg:x="6.546cm" svg:y="8.019cm" chart:style-name="ch6">
              <text:p>step number</text:p>
            </chart:title>
          </chart:axis>
          <chart:axis chart:dimension="y" chart:name="primary-y" chart:style-name="ch5">
            <chart:title svg:x="0.451cm" svg:y="5.554cm" chart:style-name="ch7">
              <text:p>value (micro)</text:p>
            </chart:title>
            <chart:grid chart:style-name="ch8" chart:class="major"/>
          </chart:axis>
          <chart:series chart:style-name="ch9" chart:values-cell-range-address="'outlier plots'.B17:'outlier plots'.B20" loext:label-string="arc" chart:class="chart:scatter">
            <chart:domain table:cell-range-address="'outlier plots'.J5:'outlier plots'.J8"/>
            <chart:data-point/>
            <chart:data-point chart:style-name="ch10"/>
            <chart:data-point chart:repeated="2"/>
          </chart:series>
          <chart:series chart:style-name="ch11" chart:values-cell-range-address="'outlier plots'.C17:'outlier plots'.C20" loext:label-string="dor" chart:class="chart:scatter">
            <chart:data-point/>
            <chart:data-point chart:style-name="ch12"/>
            <chart:data-point chart:repeated="2"/>
          </chart:series>
          <chart:series chart:style-name="ch13" chart:values-cell-range-address="'outlier plots'.E17:'outlier plots'.E20" loext:label-string="nom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rc</text:p>
              </table:table-cell>
              <table:table-cell office:value-type="string">
                <text:p>dor</text:p>
              </table:table-cell>
              <table:table-cell office:value-type="string">
                <text:p>n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lier plots'.J5:'outlier plots'.J8</svg:desc>
                </draw:g>
              </table:table-cell>
              <table:table-cell office:value-type="float" office:value="123.689031005833">
                <text:p>123.689031005833</text:p>
                <draw:g>
                  <svg:desc>'outlier plots'.B17:'outlier plots'.B20</svg:desc>
                </draw:g>
              </table:table-cell>
              <table:table-cell office:value-type="float" office:value="122.768810444875">
                <text:p>122.768810444875</text:p>
                <draw:g>
                  <svg:desc>'outlier plots'.C17:'outlier plots'.C20</svg:desc>
                </draw:g>
              </table:table-cell>
              <table:table-cell office:value-type="float" office:value="123.02391231">
                <text:p>123.02391231</text:p>
                <draw:g>
                  <svg:desc>'outlier plots'.E17:'outlier plots'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826138874096">
                <text:p>121.826138874096</text:p>
              </table:table-cell>
              <table:table-cell office:value-type="float" office:value="121.364191919192">
                <text:p>121.364191919192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178734395821">
                <text:p>123.178734395821</text:p>
              </table:table-cell>
              <table:table-cell office:value-type="float" office:value="122.79146572104">
                <text:p>122.79146572104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3.411265062083">
                <text:p>123.411265062083</text:p>
              </table:table-cell>
              <table:table-cell office:value-type="float" office:value="123.456312056737">
                <text:p>123.456312056737</text:p>
              </table:table-cell>
              <table:table-cell office:value-type="float" office:value="123.02391231">
                <text:p>123.02391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000000" draw:fill-color="#00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svg:stroke-color="#000000" draw:fill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B2-X</text:p>
        </chart:title>
        <chart:legend chart:legend-position="end" svg:x="13.995cm" svg:y="3.703cm" style:legend-expansion="high" chart:style-name="ch3"/>
        <chart:plot-area chart:style-name="ch4" table:cell-range-address="'outlier plots'.J5:'outlier plots'.J8 'outlier plots'.B23:'outlier plots'.C26 'outlier plots'.E23:'outlier plots'.E26" chart:data-source-has-labels="row" svg:x="1.331cm" svg:y="1.275cm" svg:width="12.344cm" svg:height="6.564cm">
          <chartooo:coordinate-region svg:x="2.429cm" svg:y="1.474cm" svg:width="11.006cm" svg:height="5.718cm"/>
          <chart:axis chart:dimension="x" chart:name="primary-x" chart:style-name="ch5">
            <chart:title svg:x="6.546cm" svg:y="8.019cm" chart:style-name="ch6">
              <text:p>step number</text:p>
            </chart:title>
          </chart:axis>
          <chart:axis chart:dimension="y" chart:name="primary-y" chart:style-name="ch5">
            <chart:title svg:x="0.451cm" svg:y="5.554cm" chart:style-name="ch7">
              <text:p>value (micro)</text:p>
            </chart:title>
            <chart:grid chart:style-name="ch8" chart:class="major"/>
          </chart:axis>
          <chart:series chart:style-name="ch9" chart:values-cell-range-address="'outlier plots'.B23:'outlier plots'.B26" loext:label-string="arc" chart:class="chart:scatter">
            <chart:domain table:cell-range-address="'outlier plots'.J5:'outlier plots'.J8"/>
            <chart:data-point/>
            <chart:data-point chart:style-name="ch10"/>
            <chart:data-point chart:repeated="2"/>
          </chart:series>
          <chart:series chart:style-name="ch11" chart:values-cell-range-address="'outlier plots'.C23:'outlier plots'.C26" loext:label-string="dor" chart:class="chart:scatter">
            <chart:data-point/>
            <chart:data-point chart:style-name="ch12"/>
            <chart:data-point chart:repeated="2"/>
          </chart:series>
          <chart:series chart:style-name="ch13" chart:values-cell-range-address="'outlier plots'.E23:'outlier plots'.E26" loext:label-string="nom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rc</text:p>
              </table:table-cell>
              <table:table-cell office:value-type="string">
                <text:p>dor</text:p>
              </table:table-cell>
              <table:table-cell office:value-type="string">
                <text:p>n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utlier plots'.J5:'outlier plots'.J8</svg:desc>
                </draw:g>
              </table:table-cell>
              <table:table-cell office:value-type="float" office:value="122.181138818542">
                <text:p>122.181138818542</text:p>
                <draw:g>
                  <svg:desc>'outlier plots'.B23:'outlier plots'.B26</svg:desc>
                </draw:g>
              </table:table-cell>
              <table:table-cell office:value-type="float" office:value="121.001086956521">
                <text:p>121.001086956521</text:p>
                <draw:g>
                  <svg:desc>'outlier plots'.C23:'outlier plots'.C26</svg:desc>
                </draw:g>
              </table:table-cell>
              <table:table-cell office:value-type="float" office:value="123.02391231">
                <text:p>123.02391231</text:p>
                <draw:g>
                  <svg:desc>'outlier plots'.E23:'outlier plots'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955400841">
                <text:p>122.955400841</text:p>
              </table:table-cell>
              <table:table-cell office:value-type="float" office:value="122.164130434783">
                <text:p>122.164130434783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2.534151977666">
                <text:p>122.534151977666</text:p>
              </table:table-cell>
              <table:table-cell office:value-type="float" office:value="121.560227272727">
                <text:p>121.560227272727</text:p>
              </table:table-cell>
              <table:table-cell office:value-type="float" office:value="123.023912311">
                <text:p>123.02391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2.26051481">
                <text:p>122.26051481</text:p>
              </table:table-cell>
              <table:table-cell office:value-type="float" office:value="121.365859683795">
                <text:p>121.365859683795</text:p>
              </table:table-cell>
              <table:table-cell office:value-type="float" office:value="123.02391231">
                <text:p>123.023912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